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8.05pt"/>
    </style:style>
    <style:style style:name="co2" style:family="table-column">
      <style:table-column-properties fo:break-before="auto" style:column-width="25.46pt"/>
    </style:style>
    <style:style style:name="co3" style:family="table-column">
      <style:table-column-properties fo:break-before="auto" style:column-width="36.74pt"/>
    </style:style>
    <style:style style:name="co4" style:family="table-column">
      <style:table-column-properties fo:break-before="auto" style:column-width="29.71pt"/>
    </style:style>
    <style:style style:name="co5" style:family="table-column">
      <style:table-column-properties fo:break-before="auto" style:column-width="24.75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33.9pt"/>
    </style:style>
    <style:style style:name="co8" style:family="table-column">
      <style:table-column-properties fo:break-before="auto" style:column-width="62.19pt"/>
    </style:style>
    <style:style style:name="co9" style:family="table-column">
      <style:table-column-properties fo:break-before="auto" style:column-width="63.6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3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0.99pt solid #000000"/>
    </style:style>
    <style:style style:name="ce15" style:family="table-cell" style:parent-style-name="Pivot_20_Table_20_Category" style:data-style-name="N0"/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8" style:family="table-cell" style:parent-style-name="Pivot_20_Table_20_Value" style:data-style-name="N0"/>
    <style:style style:name="ce19" style:family="table-cell" style:parent-style-name="Pivot_20_Table_20_Value">
      <style:table-cell-properties fo:border-bottom="2.01pt solid #000000" fo:border-left="none" fo:border-right="none" fo:border-top="none"/>
    </style:style>
    <style:style style:name="ce20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21" style:family="table-cell" style:parent-style-name="Pivot_20_Table_20_Corner">
      <style:table-cell-properties fo:border-bottom="none" fo:border-left="none" fo:border-right="none" fo:border-top="2.01pt solid #000000"/>
    </style:style>
    <style:style style:name="ce22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3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4" style:family="table-cell" style:parent-style-name="Pivot_20_Table_20_Value" style:data-style-name="N0">
      <style:table-cell-properties fo:border-bottom="2.01pt solid #000000" fo:border-left="none" fo:border-right="0.99pt solid #000000" fo:border-top="none"/>
    </style:style>
    <style:style style:name="ce25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26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27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8" style:family="table-cell" style:parent-style-name="Pivot_20_Table_20_Category" style:data-style-name="N0">
      <style:table-cell-properties fo:border-bottom="0.99pt solid #000000" fo:border-left="none" fo:border-right="2.01pt solid #000000" fo:border-top="0.99pt solid #000000"/>
    </style:style>
    <style:style style:name="ce29" style:family="table-cell" style:parent-style-name="Pivot_20_Table_20_Category" style:data-style-name="N0">
      <style:table-cell-properties fo:border-bottom="none" fo:border-left="none" fo:border-right="2.01pt solid #000000" fo:border-top="none"/>
    </style:style>
    <style:style style:name="ce3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1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2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3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/>
      <table:table table:name="cannon-su.2017-12-12.03.51.09.k8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rc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ials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flops</text:p>
          </table:table-cell>
          <table:table-cell office:value-type="string" calcext:value-type="string">
            <text:p>GF/s</text:p>
          </table:table-cell>
          <table:table-cell office:value-type="string" calcext:value-type="string">
            <text:p>t_mult_ms</text:p>
          </table:table-cell>
          <table:table-cell office:value-type="string" calcext:value-type="string">
            <text:p>t_comm_ms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2" calcext:value-type="float">
            <text:p>19.2</text:p>
          </table:table-cell>
          <table:table-cell office:value-type="float" office:value="111.861" calcext:value-type="float">
            <text:p>111.861</text:p>
          </table:table-cell>
          <table:table-cell office:value-type="float" office:value="64.095" calcext:value-type="float">
            <text:p>64.095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33" calcext:value-type="float">
            <text:p>19.33</text:p>
          </table:table-cell>
          <table:table-cell office:value-type="float" office:value="111.068" calcext:value-type="float">
            <text:p>111.068</text:p>
          </table:table-cell>
          <table:table-cell office:value-type="float" office:value="32.727" calcext:value-type="float">
            <text:p>32.727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38" calcext:value-type="float">
            <text:p>19.38</text:p>
          </table:table-cell>
          <table:table-cell office:value-type="float" office:value="110.793" calcext:value-type="float">
            <text:p>110.793</text:p>
          </table:table-cell>
          <table:table-cell office:value-type="float" office:value="32.651" calcext:value-type="float">
            <text:p>32.651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35" calcext:value-type="float">
            <text:p>19.35</text:p>
          </table:table-cell>
          <table:table-cell office:value-type="float" office:value="110.954" calcext:value-type="float">
            <text:p>110.954</text:p>
          </table:table-cell>
          <table:table-cell office:value-type="float" office:value="32.295" calcext:value-type="float">
            <text:p>32.295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3" calcext:value-type="float">
            <text:p>19.3</text:p>
          </table:table-cell>
          <table:table-cell office:value-type="float" office:value="111.249" calcext:value-type="float">
            <text:p>111.249</text:p>
          </table:table-cell>
          <table:table-cell office:value-type="float" office:value="32.411" calcext:value-type="float">
            <text:p>32.411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32" calcext:value-type="float">
            <text:p>19.32</text:p>
          </table:table-cell>
          <table:table-cell office:value-type="float" office:value="111.133" calcext:value-type="float">
            <text:p>111.133</text:p>
          </table:table-cell>
          <table:table-cell office:value-type="float" office:value="32.349" calcext:value-type="float">
            <text:p>32.349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27" calcext:value-type="float">
            <text:p>19.27</text:p>
          </table:table-cell>
          <table:table-cell office:value-type="float" office:value="111.47" calcext:value-type="float">
            <text:p>111.47</text:p>
          </table:table-cell>
          <table:table-cell office:value-type="float" office:value="35.031" calcext:value-type="float">
            <text:p>35.031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25" calcext:value-type="float">
            <text:p>19.25</text:p>
          </table:table-cell>
          <table:table-cell office:value-type="float" office:value="111.559" calcext:value-type="float">
            <text:p>111.559</text:p>
          </table:table-cell>
          <table:table-cell office:value-type="float" office:value="32.862" calcext:value-type="float">
            <text:p>32.862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24" calcext:value-type="float">
            <text:p>19.24</text:p>
          </table:table-cell>
          <table:table-cell office:value-type="float" office:value="111.623" calcext:value-type="float">
            <text:p>111.623</text:p>
          </table:table-cell>
          <table:table-cell office:value-type="float" office:value="33.098" calcext:value-type="float">
            <text:p>33.098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28" calcext:value-type="float">
            <text:p>19.28</text:p>
          </table:table-cell>
          <table:table-cell office:value-type="float" office:value="111.362" calcext:value-type="float">
            <text:p>111.362</text:p>
          </table:table-cell>
          <table:table-cell office:value-type="float" office:value="33.068" calcext:value-type="float">
            <text:p>33.068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74" calcext:value-type="float">
            <text:p>18.74</text:p>
          </table:table-cell>
          <table:table-cell office:value-type="float" office:value="469334.205" calcext:value-type="float">
            <text:p>469334.205</text:p>
          </table:table-cell>
          <table:table-cell office:value-type="float" office:value="1883.04" calcext:value-type="float">
            <text:p>1883.04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74" calcext:value-type="float">
            <text:p>18.74</text:p>
          </table:table-cell>
          <table:table-cell office:value-type="float" office:value="469253.328" calcext:value-type="float">
            <text:p>469253.328</text:p>
          </table:table-cell>
          <table:table-cell office:value-type="float" office:value="1840.113" calcext:value-type="float">
            <text:p>1840.113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75" calcext:value-type="float">
            <text:p>18.75</text:p>
          </table:table-cell>
          <table:table-cell office:value-type="float" office:value="469097.573" calcext:value-type="float">
            <text:p>469097.573</text:p>
          </table:table-cell>
          <table:table-cell office:value-type="float" office:value="1835.254" calcext:value-type="float">
            <text:p>1835.254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76" calcext:value-type="float">
            <text:p>18.76</text:p>
          </table:table-cell>
          <table:table-cell office:value-type="float" office:value="468969.778" calcext:value-type="float">
            <text:p>468969.778</text:p>
          </table:table-cell>
          <table:table-cell office:value-type="float" office:value="1836.125" calcext:value-type="float">
            <text:p>1836.125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75" calcext:value-type="float">
            <text:p>18.75</text:p>
          </table:table-cell>
          <table:table-cell office:value-type="float" office:value="469081.555" calcext:value-type="float">
            <text:p>469081.555</text:p>
          </table:table-cell>
          <table:table-cell office:value-type="float" office:value="1837.789" calcext:value-type="float">
            <text:p>1837.789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75" calcext:value-type="float">
            <text:p>18.75</text:p>
          </table:table-cell>
          <table:table-cell office:value-type="float" office:value="469237.722" calcext:value-type="float">
            <text:p>469237.722</text:p>
          </table:table-cell>
          <table:table-cell office:value-type="float" office:value="1840.227" calcext:value-type="float">
            <text:p>1840.227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75" calcext:value-type="float">
            <text:p>18.75</text:p>
          </table:table-cell>
          <table:table-cell office:value-type="float" office:value="469158.179" calcext:value-type="float">
            <text:p>469158.179</text:p>
          </table:table-cell>
          <table:table-cell office:value-type="float" office:value="1839.886" calcext:value-type="float">
            <text:p>1839.886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73" calcext:value-type="float">
            <text:p>18.73</text:p>
          </table:table-cell>
          <table:table-cell office:value-type="float" office:value="469536.5" calcext:value-type="float">
            <text:p>469536.5</text:p>
          </table:table-cell>
          <table:table-cell office:value-type="float" office:value="1842.989" calcext:value-type="float">
            <text:p>1842.989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74" calcext:value-type="float">
            <text:p>18.74</text:p>
          </table:table-cell>
          <table:table-cell office:value-type="float" office:value="469466.729" calcext:value-type="float">
            <text:p>469466.729</text:p>
          </table:table-cell>
          <table:table-cell office:value-type="float" office:value="1833.944" calcext:value-type="float">
            <text:p>1833.944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74" calcext:value-type="float">
            <text:p>18.74</text:p>
          </table:table-cell>
          <table:table-cell office:value-type="float" office:value="469415.168" calcext:value-type="float">
            <text:p>469415.168</text:p>
          </table:table-cell>
          <table:table-cell office:value-type="float" office:value="1838.507" calcext:value-type="float">
            <text:p>1838.507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.57" calcext:value-type="float">
            <text:p>10.57</text:p>
          </table:table-cell>
          <table:table-cell office:value-type="float" office:value="3.174" calcext:value-type="float">
            <text:p>3.174</text:p>
          </table:table-cell>
          <table:table-cell office:value-type="float" office:value="33.541" calcext:value-type="float">
            <text:p>33.541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9.44" calcext:value-type="float">
            <text:p>9.44</text:p>
          </table:table-cell>
          <table:table-cell office:value-type="float" office:value="3.553" calcext:value-type="float">
            <text:p>3.553</text:p>
          </table:table-cell>
          <table:table-cell office:value-type="float" office:value="6.823" calcext:value-type="float">
            <text:p>6.823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1.93" calcext:value-type="float">
            <text:p>11.93</text:p>
          </table:table-cell>
          <table:table-cell office:value-type="float" office:value="2.812" calcext:value-type="float">
            <text:p>2.812</text:p>
          </table:table-cell>
          <table:table-cell office:value-type="float" office:value="7.151" calcext:value-type="float">
            <text:p>7.151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9.89" calcext:value-type="float">
            <text:p>9.89</text:p>
          </table:table-cell>
          <table:table-cell office:value-type="float" office:value="3.393" calcext:value-type="float">
            <text:p>3.393</text:p>
          </table:table-cell>
          <table:table-cell office:value-type="float" office:value="6.95" calcext:value-type="float">
            <text:p>6.95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.94" calcext:value-type="float">
            <text:p>10.94</text:p>
          </table:table-cell>
          <table:table-cell office:value-type="float" office:value="3.067" calcext:value-type="float">
            <text:p>3.067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9.74" calcext:value-type="float">
            <text:p>9.74</text:p>
          </table:table-cell>
          <table:table-cell office:value-type="float" office:value="3.446" calcext:value-type="float">
            <text:p>3.446</text:p>
          </table:table-cell>
          <table:table-cell office:value-type="float" office:value="6.857" calcext:value-type="float">
            <text:p>6.857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.85" calcext:value-type="float">
            <text:p>10.85</text:p>
          </table:table-cell>
          <table:table-cell office:value-type="float" office:value="3.092" calcext:value-type="float">
            <text:p>3.092</text:p>
          </table:table-cell>
          <table:table-cell office:value-type="float" office:value="6.903" calcext:value-type="float">
            <text:p>6.903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9.83" calcext:value-type="float">
            <text:p>9.83</text:p>
          </table:table-cell>
          <table:table-cell office:value-type="float" office:value="3.412" calcext:value-type="float">
            <text:p>3.412</text:p>
          </table:table-cell>
          <table:table-cell office:value-type="float" office:value="6.862" calcext:value-type="float">
            <text:p>6.862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.8" calcext:value-type="float">
            <text:p>10.8</text:p>
          </table:table-cell>
          <table:table-cell office:value-type="float" office:value="3.106" calcext:value-type="float">
            <text:p>3.106</text:p>
          </table:table-cell>
          <table:table-cell office:value-type="float" office:value="6.907" calcext:value-type="float">
            <text:p>6.907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.43" calcext:value-type="float">
            <text:p>10.43</text:p>
          </table:table-cell>
          <table:table-cell office:value-type="float" office:value="3.216" calcext:value-type="float">
            <text:p>3.216</text:p>
          </table:table-cell>
          <table:table-cell office:value-type="float" office:value="7.06" calcext:value-type="float">
            <text:p>7.06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67" calcext:value-type="float">
            <text:p>18.67</text:p>
          </table:table-cell>
          <table:table-cell office:value-type="float" office:value="7360.595" calcext:value-type="float">
            <text:p>7360.595</text:p>
          </table:table-cell>
          <table:table-cell office:value-type="float" office:value="240.811" calcext:value-type="float">
            <text:p>240.811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67" calcext:value-type="float">
            <text:p>18.67</text:p>
          </table:table-cell>
          <table:table-cell office:value-type="float" office:value="7361.375" calcext:value-type="float">
            <text:p>7361.375</text:p>
          </table:table-cell>
          <table:table-cell office:value-type="float" office:value="209.749" calcext:value-type="float">
            <text:p>209.749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66" calcext:value-type="float">
            <text:p>18.66</text:p>
          </table:table-cell>
          <table:table-cell office:value-type="float" office:value="7363.99" calcext:value-type="float">
            <text:p>7363.99</text:p>
          </table:table-cell>
          <table:table-cell office:value-type="float" office:value="209.529" calcext:value-type="float">
            <text:p>209.529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7" calcext:value-type="float">
            <text:p>18.7</text:p>
          </table:table-cell>
          <table:table-cell office:value-type="float" office:value="7347.915" calcext:value-type="float">
            <text:p>7347.915</text:p>
          </table:table-cell>
          <table:table-cell office:value-type="float" office:value="209.601" calcext:value-type="float">
            <text:p>209.601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66" calcext:value-type="float">
            <text:p>18.66</text:p>
          </table:table-cell>
          <table:table-cell office:value-type="float" office:value="7364.054" calcext:value-type="float">
            <text:p>7364.054</text:p>
          </table:table-cell>
          <table:table-cell office:value-type="float" office:value="213.596" calcext:value-type="float">
            <text:p>213.596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68" calcext:value-type="float">
            <text:p>18.68</text:p>
          </table:table-cell>
          <table:table-cell office:value-type="float" office:value="7358.749" calcext:value-type="float">
            <text:p>7358.749</text:p>
          </table:table-cell>
          <table:table-cell office:value-type="float" office:value="210.71" calcext:value-type="float">
            <text:p>210.71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67" calcext:value-type="float">
            <text:p>18.67</text:p>
          </table:table-cell>
          <table:table-cell office:value-type="float" office:value="7360.337" calcext:value-type="float">
            <text:p>7360.337</text:p>
          </table:table-cell>
          <table:table-cell office:value-type="float" office:value="231.511" calcext:value-type="float">
            <text:p>231.511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64" calcext:value-type="float">
            <text:p>18.64</text:p>
          </table:table-cell>
          <table:table-cell office:value-type="float" office:value="7372.709" calcext:value-type="float">
            <text:p>7372.709</text:p>
          </table:table-cell>
          <table:table-cell office:value-type="float" office:value="209.613" calcext:value-type="float">
            <text:p>209.613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68" calcext:value-type="float">
            <text:p>18.68</text:p>
          </table:table-cell>
          <table:table-cell office:value-type="float" office:value="7358.72" calcext:value-type="float">
            <text:p>7358.72</text:p>
          </table:table-cell>
          <table:table-cell office:value-type="float" office:value="209.921" calcext:value-type="float">
            <text:p>209.921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69" calcext:value-type="float">
            <text:p>18.69</text:p>
          </table:table-cell>
          <table:table-cell office:value-type="float" office:value="7354.923" calcext:value-type="float">
            <text:p>7354.923</text:p>
          </table:table-cell>
          <table:table-cell office:value-type="float" office:value="209.374" calcext:value-type="float">
            <text:p>209.374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7.55" calcext:value-type="float">
            <text:p>17.55</text:p>
          </table:table-cell>
          <table:table-cell office:value-type="float" office:value="122.347" calcext:value-type="float">
            <text:p>122.347</text:p>
          </table:table-cell>
          <table:table-cell office:value-type="float" office:value="211.72" calcext:value-type="float">
            <text:p>211.72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7.63" calcext:value-type="float">
            <text:p>17.63</text:p>
          </table:table-cell>
          <table:table-cell office:value-type="float" office:value="121.829" calcext:value-type="float">
            <text:p>121.829</text:p>
          </table:table-cell>
          <table:table-cell office:value-type="float" office:value="180.067" calcext:value-type="float">
            <text:p>180.067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7.76" calcext:value-type="float">
            <text:p>17.76</text:p>
          </table:table-cell>
          <table:table-cell office:value-type="float" office:value="120.92" calcext:value-type="float">
            <text:p>120.92</text:p>
          </table:table-cell>
          <table:table-cell office:value-type="float" office:value="182.307" calcext:value-type="float">
            <text:p>182.307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7.69" calcext:value-type="float">
            <text:p>17.69</text:p>
          </table:table-cell>
          <table:table-cell office:value-type="float" office:value="121.427" calcext:value-type="float">
            <text:p>121.427</text:p>
          </table:table-cell>
          <table:table-cell office:value-type="float" office:value="179.887" calcext:value-type="float">
            <text:p>179.887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7.78" calcext:value-type="float">
            <text:p>17.78</text:p>
          </table:table-cell>
          <table:table-cell office:value-type="float" office:value="120.801" calcext:value-type="float">
            <text:p>120.801</text:p>
          </table:table-cell>
          <table:table-cell office:value-type="float" office:value="180.75" calcext:value-type="float">
            <text:p>180.75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7.78" calcext:value-type="float">
            <text:p>17.78</text:p>
          </table:table-cell>
          <table:table-cell office:value-type="float" office:value="120.807" calcext:value-type="float">
            <text:p>120.807</text:p>
          </table:table-cell>
          <table:table-cell office:value-type="float" office:value="180.999" calcext:value-type="float">
            <text:p>180.999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7.68" calcext:value-type="float">
            <text:p>17.68</text:p>
          </table:table-cell>
          <table:table-cell office:value-type="float" office:value="121.495" calcext:value-type="float">
            <text:p>121.495</text:p>
          </table:table-cell>
          <table:table-cell office:value-type="float" office:value="180.556" calcext:value-type="float">
            <text:p>180.556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7.68" calcext:value-type="float">
            <text:p>17.68</text:p>
          </table:table-cell>
          <table:table-cell office:value-type="float" office:value="121.47" calcext:value-type="float">
            <text:p>121.47</text:p>
          </table:table-cell>
          <table:table-cell office:value-type="float" office:value="180.759" calcext:value-type="float">
            <text:p>180.759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7.7" calcext:value-type="float">
            <text:p>17.7</text:p>
          </table:table-cell>
          <table:table-cell office:value-type="float" office:value="121.304" calcext:value-type="float">
            <text:p>121.304</text:p>
          </table:table-cell>
          <table:table-cell office:value-type="float" office:value="180.742" calcext:value-type="float">
            <text:p>180.742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7.72" calcext:value-type="float">
            <text:p>17.72</text:p>
          </table:table-cell>
          <table:table-cell office:value-type="float" office:value="121.164" calcext:value-type="float">
            <text:p>121.164</text:p>
          </table:table-cell>
          <table:table-cell office:value-type="float" office:value="183.922" calcext:value-type="float">
            <text:p>183.922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6" calcext:value-type="float">
            <text:p>18.6</text:p>
          </table:table-cell>
          <table:table-cell office:value-type="float" office:value="472824.807" calcext:value-type="float">
            <text:p>472824.807</text:p>
          </table:table-cell>
          <table:table-cell office:value-type="float" office:value="4353.899" calcext:value-type="float">
            <text:p>4353.899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3" calcext:value-type="float">
            <text:p>18.53</text:p>
          </table:table-cell>
          <table:table-cell office:value-type="float" office:value="474809.466" calcext:value-type="float">
            <text:p>474809.466</text:p>
          </table:table-cell>
          <table:table-cell office:value-type="float" office:value="4334.341" calcext:value-type="float">
            <text:p>4334.341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47" calcext:value-type="float">
            <text:p>18.47</text:p>
          </table:table-cell>
          <table:table-cell office:value-type="float" office:value="476188.765" calcext:value-type="float">
            <text:p>476188.765</text:p>
          </table:table-cell>
          <table:table-cell office:value-type="float" office:value="4334.95" calcext:value-type="float">
            <text:p>4334.95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45" calcext:value-type="float">
            <text:p>18.45</text:p>
          </table:table-cell>
          <table:table-cell office:value-type="float" office:value="476737.138" calcext:value-type="float">
            <text:p>476737.138</text:p>
          </table:table-cell>
          <table:table-cell office:value-type="float" office:value="4335.962" calcext:value-type="float">
            <text:p>4335.962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45" calcext:value-type="float">
            <text:p>18.45</text:p>
          </table:table-cell>
          <table:table-cell office:value-type="float" office:value="476641.39" calcext:value-type="float">
            <text:p>476641.39</text:p>
          </table:table-cell>
          <table:table-cell office:value-type="float" office:value="4331.699" calcext:value-type="float">
            <text:p>4331.699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46" calcext:value-type="float">
            <text:p>18.46</text:p>
          </table:table-cell>
          <table:table-cell office:value-type="float" office:value="476434.049" calcext:value-type="float">
            <text:p>476434.049</text:p>
          </table:table-cell>
          <table:table-cell office:value-type="float" office:value="4335.503" calcext:value-type="float">
            <text:p>4335.503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47" calcext:value-type="float">
            <text:p>18.47</text:p>
          </table:table-cell>
          <table:table-cell office:value-type="float" office:value="476136.103" calcext:value-type="float">
            <text:p>476136.103</text:p>
          </table:table-cell>
          <table:table-cell office:value-type="float" office:value="4329.421" calcext:value-type="float">
            <text:p>4329.421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47" calcext:value-type="float">
            <text:p>18.47</text:p>
          </table:table-cell>
          <table:table-cell office:value-type="float" office:value="476292.549" calcext:value-type="float">
            <text:p>476292.549</text:p>
          </table:table-cell>
          <table:table-cell office:value-type="float" office:value="4323.87" calcext:value-type="float">
            <text:p>4323.87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47" calcext:value-type="float">
            <text:p>18.47</text:p>
          </table:table-cell>
          <table:table-cell office:value-type="float" office:value="476256.843" calcext:value-type="float">
            <text:p>476256.843</text:p>
          </table:table-cell>
          <table:table-cell office:value-type="float" office:value="4329.261" calcext:value-type="float">
            <text:p>4329.261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47" calcext:value-type="float">
            <text:p>18.47</text:p>
          </table:table-cell>
          <table:table-cell office:value-type="float" office:value="476327.835" calcext:value-type="float">
            <text:p>476327.835</text:p>
          </table:table-cell>
          <table:table-cell office:value-type="float" office:value="4338.215" calcext:value-type="float">
            <text:p>4338.215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3.53" calcext:value-type="float">
            <text:p>3.53</text:p>
          </table:table-cell>
          <table:table-cell office:value-type="float" office:value="9.498" calcext:value-type="float">
            <text:p>9.498</text:p>
          </table:table-cell>
          <table:table-cell office:value-type="float" office:value="70.884" calcext:value-type="float">
            <text:p>70.884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08" calcext:value-type="float">
            <text:p>4.08</text:p>
          </table:table-cell>
          <table:table-cell office:value-type="float" office:value="8.221" calcext:value-type="float">
            <text:p>8.221</text:p>
          </table:table-cell>
          <table:table-cell office:value-type="float" office:value="39.445" calcext:value-type="float">
            <text:p>39.445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2" calcext:value-type="float">
            <text:p>4.2</text:p>
          </table:table-cell>
          <table:table-cell office:value-type="float" office:value="7.988" calcext:value-type="float">
            <text:p>7.988</text:p>
          </table:table-cell>
          <table:table-cell office:value-type="float" office:value="39.258" calcext:value-type="float">
            <text:p>39.258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03" calcext:value-type="float">
            <text:p>4.03</text:p>
          </table:table-cell>
          <table:table-cell office:value-type="float" office:value="8.335" calcext:value-type="float">
            <text:p>8.335</text:p>
          </table:table-cell>
          <table:table-cell office:value-type="float" office:value="42.849" calcext:value-type="float">
            <text:p>42.849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3" calcext:value-type="float">
            <text:p>4.3</text:p>
          </table:table-cell>
          <table:table-cell office:value-type="float" office:value="7.8" calcext:value-type="float">
            <text:p>7.8</text:p>
          </table:table-cell>
          <table:table-cell office:value-type="float" office:value="39.254" calcext:value-type="float">
            <text:p>39.254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17" calcext:value-type="float">
            <text:p>4.17</text:p>
          </table:table-cell>
          <table:table-cell office:value-type="float" office:value="8.048" calcext:value-type="float">
            <text:p>8.048</text:p>
          </table:table-cell>
          <table:table-cell office:value-type="float" office:value="39.605" calcext:value-type="float">
            <text:p>39.605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04" calcext:value-type="float">
            <text:p>4.04</text:p>
          </table:table-cell>
          <table:table-cell office:value-type="float" office:value="8.307" calcext:value-type="float">
            <text:p>8.307</text:p>
          </table:table-cell>
          <table:table-cell office:value-type="float" office:value="40.02" calcext:value-type="float">
            <text:p>40.02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38" calcext:value-type="float">
            <text:p>4.38</text:p>
          </table:table-cell>
          <table:table-cell office:value-type="float" office:value="7.653" calcext:value-type="float">
            <text:p>7.653</text:p>
          </table:table-cell>
          <table:table-cell office:value-type="float" office:value="39.252" calcext:value-type="float">
            <text:p>39.252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21" calcext:value-type="float">
            <text:p>4.21</text:p>
          </table:table-cell>
          <table:table-cell office:value-type="float" office:value="7.977" calcext:value-type="float">
            <text:p>7.977</text:p>
          </table:table-cell>
          <table:table-cell office:value-type="float" office:value="39.796" calcext:value-type="float">
            <text:p>39.796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07" calcext:value-type="float">
            <text:p>4.07</text:p>
          </table:table-cell>
          <table:table-cell office:value-type="float" office:value="8.245" calcext:value-type="float">
            <text:p>8.245</text:p>
          </table:table-cell>
          <table:table-cell office:value-type="float" office:value="39.882" calcext:value-type="float">
            <text:p>39.882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8" calcext:value-type="float">
            <text:p>18.88</text:p>
          </table:table-cell>
          <table:table-cell office:value-type="float" office:value="7278.917" calcext:value-type="float">
            <text:p>7278.917</text:p>
          </table:table-cell>
          <table:table-cell office:value-type="float" office:value="882.512" calcext:value-type="float">
            <text:p>882.512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8" calcext:value-type="float">
            <text:p>18.88</text:p>
          </table:table-cell>
          <table:table-cell office:value-type="float" office:value="7281.03" calcext:value-type="float">
            <text:p>7281.03</text:p>
          </table:table-cell>
          <table:table-cell office:value-type="float" office:value="850.403" calcext:value-type="float">
            <text:p>850.403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7" calcext:value-type="float">
            <text:p>18.87</text:p>
          </table:table-cell>
          <table:table-cell office:value-type="float" office:value="7281.664" calcext:value-type="float">
            <text:p>7281.664</text:p>
          </table:table-cell>
          <table:table-cell office:value-type="float" office:value="877.659" calcext:value-type="float">
            <text:p>877.659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7" calcext:value-type="float">
            <text:p>18.87</text:p>
          </table:table-cell>
          <table:table-cell office:value-type="float" office:value="7285.073" calcext:value-type="float">
            <text:p>7285.073</text:p>
          </table:table-cell>
          <table:table-cell office:value-type="float" office:value="890.927" calcext:value-type="float">
            <text:p>890.927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6" calcext:value-type="float">
            <text:p>18.86</text:p>
          </table:table-cell>
          <table:table-cell office:value-type="float" office:value="7285.604" calcext:value-type="float">
            <text:p>7285.604</text:p>
          </table:table-cell>
          <table:table-cell office:value-type="float" office:value="856.686" calcext:value-type="float">
            <text:p>856.686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7" calcext:value-type="float">
            <text:p>18.87</text:p>
          </table:table-cell>
          <table:table-cell office:value-type="float" office:value="7284.432" calcext:value-type="float">
            <text:p>7284.432</text:p>
          </table:table-cell>
          <table:table-cell office:value-type="float" office:value="852.884" calcext:value-type="float">
            <text:p>852.884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7" calcext:value-type="float">
            <text:p>18.87</text:p>
          </table:table-cell>
          <table:table-cell office:value-type="float" office:value="7285.174" calcext:value-type="float">
            <text:p>7285.174</text:p>
          </table:table-cell>
          <table:table-cell office:value-type="float" office:value="850.48" calcext:value-type="float">
            <text:p>850.48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7" calcext:value-type="float">
            <text:p>18.87</text:p>
          </table:table-cell>
          <table:table-cell office:value-type="float" office:value="7283.724" calcext:value-type="float">
            <text:p>7283.724</text:p>
          </table:table-cell>
          <table:table-cell office:value-type="float" office:value="851.111" calcext:value-type="float">
            <text:p>851.111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7" calcext:value-type="float">
            <text:p>18.87</text:p>
          </table:table-cell>
          <table:table-cell office:value-type="float" office:value="7284.71" calcext:value-type="float">
            <text:p>7284.71</text:p>
          </table:table-cell>
          <table:table-cell office:value-type="float" office:value="851.065" calcext:value-type="float">
            <text:p>851.065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7" calcext:value-type="float">
            <text:p>18.87</text:p>
          </table:table-cell>
          <table:table-cell office:value-type="float" office:value="7283.58" calcext:value-type="float">
            <text:p>7283.58</text:p>
          </table:table-cell>
          <table:table-cell office:value-type="float" office:value="854.397" calcext:value-type="float">
            <text:p>854.397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9.11" calcext:value-type="float">
            <text:p>9.11</text:p>
          </table:table-cell>
          <table:table-cell office:value-type="float" office:value="235.768" calcext:value-type="float">
            <text:p>235.768</text:p>
          </table:table-cell>
          <table:table-cell office:value-type="float" office:value="1789.958" calcext:value-type="float">
            <text:p>1789.958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9.15" calcext:value-type="float">
            <text:p>9.15</text:p>
          </table:table-cell>
          <table:table-cell office:value-type="float" office:value="234.626" calcext:value-type="float">
            <text:p>234.626</text:p>
          </table:table-cell>
          <table:table-cell office:value-type="float" office:value="1757.233" calcext:value-type="float">
            <text:p>1757.233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9.19" calcext:value-type="float">
            <text:p>9.19</text:p>
          </table:table-cell>
          <table:table-cell office:value-type="float" office:value="233.73" calcext:value-type="float">
            <text:p>233.73</text:p>
          </table:table-cell>
          <table:table-cell office:value-type="float" office:value="1758.544" calcext:value-type="float">
            <text:p>1758.544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9.07" calcext:value-type="float">
            <text:p>9.07</text:p>
          </table:table-cell>
          <table:table-cell office:value-type="float" office:value="236.655" calcext:value-type="float">
            <text:p>236.655</text:p>
          </table:table-cell>
          <table:table-cell office:value-type="float" office:value="1757.397" calcext:value-type="float">
            <text:p>1757.397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9.06" calcext:value-type="float">
            <text:p>9.06</text:p>
          </table:table-cell>
          <table:table-cell office:value-type="float" office:value="236.913" calcext:value-type="float">
            <text:p>236.913</text:p>
          </table:table-cell>
          <table:table-cell office:value-type="float" office:value="1758.445" calcext:value-type="float">
            <text:p>1758.445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9.08" calcext:value-type="float">
            <text:p>9.08</text:p>
          </table:table-cell>
          <table:table-cell office:value-type="float" office:value="236.569" calcext:value-type="float">
            <text:p>236.569</text:p>
          </table:table-cell>
          <table:table-cell office:value-type="float" office:value="1758.814" calcext:value-type="float">
            <text:p>1758.814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9.05" calcext:value-type="float">
            <text:p>9.05</text:p>
          </table:table-cell>
          <table:table-cell office:value-type="float" office:value="237.294" calcext:value-type="float">
            <text:p>237.294</text:p>
          </table:table-cell>
          <table:table-cell office:value-type="float" office:value="1755.46" calcext:value-type="float">
            <text:p>1755.46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9.03" calcext:value-type="float">
            <text:p>9.03</text:p>
          </table:table-cell>
          <table:table-cell office:value-type="float" office:value="237.861" calcext:value-type="float">
            <text:p>237.861</text:p>
          </table:table-cell>
          <table:table-cell office:value-type="float" office:value="1755.761" calcext:value-type="float">
            <text:p>1755.761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9.05" calcext:value-type="float">
            <text:p>9.05</text:p>
          </table:table-cell>
          <table:table-cell office:value-type="float" office:value="237.296" calcext:value-type="float">
            <text:p>237.296</text:p>
          </table:table-cell>
          <table:table-cell office:value-type="float" office:value="1757.147" calcext:value-type="float">
            <text:p>1757.147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9.09" calcext:value-type="float">
            <text:p>9.09</text:p>
          </table:table-cell>
          <table:table-cell office:value-type="float" office:value="236.195" calcext:value-type="float">
            <text:p>236.195</text:p>
          </table:table-cell>
          <table:table-cell office:value-type="float" office:value="1756.286" calcext:value-type="float">
            <text:p>1756.286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7" calcext:value-type="float">
            <text:p>18.57</text:p>
          </table:table-cell>
          <table:table-cell office:value-type="float" office:value="473614.101" calcext:value-type="float">
            <text:p>473614.101</text:p>
          </table:table-cell>
          <table:table-cell office:value-type="float" office:value="31905.283" calcext:value-type="float">
            <text:p>31905.283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6" calcext:value-type="float">
            <text:p>18.56</text:p>
          </table:table-cell>
          <table:table-cell office:value-type="float" office:value="473816.202" calcext:value-type="float">
            <text:p>473816.202</text:p>
          </table:table-cell>
          <table:table-cell office:value-type="float" office:value="31653.061" calcext:value-type="float">
            <text:p>31653.061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8" calcext:value-type="float">
            <text:p>18.58</text:p>
          </table:table-cell>
          <table:table-cell office:value-type="float" office:value="473419.216" calcext:value-type="float">
            <text:p>473419.216</text:p>
          </table:table-cell>
          <table:table-cell office:value-type="float" office:value="30779.39" calcext:value-type="float">
            <text:p>30779.39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8" calcext:value-type="float">
            <text:p>18.58</text:p>
          </table:table-cell>
          <table:table-cell office:value-type="float" office:value="473298.135" calcext:value-type="float">
            <text:p>473298.135</text:p>
          </table:table-cell>
          <table:table-cell office:value-type="float" office:value="30743.188" calcext:value-type="float">
            <text:p>30743.188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8" calcext:value-type="float">
            <text:p>18.58</text:p>
          </table:table-cell>
          <table:table-cell office:value-type="float" office:value="473292.048" calcext:value-type="float">
            <text:p>473292.048</text:p>
          </table:table-cell>
          <table:table-cell office:value-type="float" office:value="31248.275" calcext:value-type="float">
            <text:p>31248.275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8" calcext:value-type="float">
            <text:p>18.58</text:p>
          </table:table-cell>
          <table:table-cell office:value-type="float" office:value="473414.087" calcext:value-type="float">
            <text:p>473414.087</text:p>
          </table:table-cell>
          <table:table-cell office:value-type="float" office:value="31721.802" calcext:value-type="float">
            <text:p>31721.802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8" calcext:value-type="float">
            <text:p>18.58</text:p>
          </table:table-cell>
          <table:table-cell office:value-type="float" office:value="473415.133" calcext:value-type="float">
            <text:p>473415.133</text:p>
          </table:table-cell>
          <table:table-cell office:value-type="float" office:value="31175.16" calcext:value-type="float">
            <text:p>31175.16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9" calcext:value-type="float">
            <text:p>18.59</text:p>
          </table:table-cell>
          <table:table-cell office:value-type="float" office:value="473248.219" calcext:value-type="float">
            <text:p>473248.219</text:p>
          </table:table-cell>
          <table:table-cell office:value-type="float" office:value="31195.207" calcext:value-type="float">
            <text:p>31195.207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9" calcext:value-type="float">
            <text:p>18.59</text:p>
          </table:table-cell>
          <table:table-cell office:value-type="float" office:value="473056.326" calcext:value-type="float">
            <text:p>473056.326</text:p>
          </table:table-cell>
          <table:table-cell office:value-type="float" office:value="31765.046" calcext:value-type="float">
            <text:p>31765.046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8" calcext:value-type="float">
            <text:p>18.58</text:p>
          </table:table-cell>
          <table:table-cell office:value-type="float" office:value="473527.057" calcext:value-type="float">
            <text:p>473527.057</text:p>
          </table:table-cell>
          <table:table-cell office:value-type="float" office:value="31754.372" calcext:value-type="float">
            <text:p>31754.372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76" calcext:value-type="float">
            <text:p>0.76</text:p>
          </table:table-cell>
          <table:table-cell office:value-type="float" office:value="44.175" calcext:value-type="float">
            <text:p>44.175</text:p>
          </table:table-cell>
          <table:table-cell office:value-type="float" office:value="415.881" calcext:value-type="float">
            <text:p>415.881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74" calcext:value-type="float">
            <text:p>0.74</text:p>
          </table:table-cell>
          <table:table-cell office:value-type="float" office:value="45.553" calcext:value-type="float">
            <text:p>45.553</text:p>
          </table:table-cell>
          <table:table-cell office:value-type="float" office:value="379.924" calcext:value-type="float">
            <text:p>379.924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72" calcext:value-type="float">
            <text:p>0.72</text:p>
          </table:table-cell>
          <table:table-cell office:value-type="float" office:value="46.765" calcext:value-type="float">
            <text:p>46.765</text:p>
          </table:table-cell>
          <table:table-cell office:value-type="float" office:value="378.619" calcext:value-type="float">
            <text:p>378.619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74" calcext:value-type="float">
            <text:p>0.74</text:p>
          </table:table-cell>
          <table:table-cell office:value-type="float" office:value="45.295" calcext:value-type="float">
            <text:p>45.295</text:p>
          </table:table-cell>
          <table:table-cell office:value-type="float" office:value="381.316" calcext:value-type="float">
            <text:p>381.316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74" calcext:value-type="float">
            <text:p>0.74</text:p>
          </table:table-cell>
          <table:table-cell office:value-type="float" office:value="45.505" calcext:value-type="float">
            <text:p>45.505</text:p>
          </table:table-cell>
          <table:table-cell office:value-type="float" office:value="379.374" calcext:value-type="float">
            <text:p>379.374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77" calcext:value-type="float">
            <text:p>0.77</text:p>
          </table:table-cell>
          <table:table-cell office:value-type="float" office:value="43.838" calcext:value-type="float">
            <text:p>43.838</text:p>
          </table:table-cell>
          <table:table-cell office:value-type="float" office:value="381.146" calcext:value-type="float">
            <text:p>381.146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73" calcext:value-type="float">
            <text:p>0.73</text:p>
          </table:table-cell>
          <table:table-cell office:value-type="float" office:value="46.037" calcext:value-type="float">
            <text:p>46.037</text:p>
          </table:table-cell>
          <table:table-cell office:value-type="float" office:value="379.013" calcext:value-type="float">
            <text:p>379.013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76" calcext:value-type="float">
            <text:p>0.76</text:p>
          </table:table-cell>
          <table:table-cell office:value-type="float" office:value="44.293" calcext:value-type="float">
            <text:p>44.293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74" calcext:value-type="float">
            <text:p>0.74</text:p>
          </table:table-cell>
          <table:table-cell office:value-type="float" office:value="45.151" calcext:value-type="float">
            <text:p>45.151</text:p>
          </table:table-cell>
          <table:table-cell office:value-type="float" office:value="379.242" calcext:value-type="float">
            <text:p>379.242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75" calcext:value-type="float">
            <text:p>0.75</text:p>
          </table:table-cell>
          <table:table-cell office:value-type="float" office:value="44.979" calcext:value-type="float">
            <text:p>44.979</text:p>
          </table:table-cell>
          <table:table-cell office:value-type="float" office:value="381.539" calcext:value-type="float">
            <text:p>381.539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9.29" calcext:value-type="float">
            <text:p>19.29</text:p>
          </table:table-cell>
          <table:table-cell office:value-type="float" office:value="7124.366" calcext:value-type="float">
            <text:p>7124.366</text:p>
          </table:table-cell>
          <table:table-cell office:value-type="float" office:value="7385.469" calcext:value-type="float">
            <text:p>7385.469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9.2" calcext:value-type="float">
            <text:p>19.2</text:p>
          </table:table-cell>
          <table:table-cell office:value-type="float" office:value="7157.866" calcext:value-type="float">
            <text:p>7157.866</text:p>
          </table:table-cell>
          <table:table-cell office:value-type="float" office:value="7347.693" calcext:value-type="float">
            <text:p>7347.693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9.13" calcext:value-type="float">
            <text:p>19.13</text:p>
          </table:table-cell>
          <table:table-cell office:value-type="float" office:value="7184.151" calcext:value-type="float">
            <text:p>7184.151</text:p>
          </table:table-cell>
          <table:table-cell office:value-type="float" office:value="7350.332" calcext:value-type="float">
            <text:p>7350.332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9.01" calcext:value-type="float">
            <text:p>19.01</text:p>
          </table:table-cell>
          <table:table-cell office:value-type="float" office:value="7228.264" calcext:value-type="float">
            <text:p>7228.264</text:p>
          </table:table-cell>
          <table:table-cell office:value-type="float" office:value="7351.287" calcext:value-type="float">
            <text:p>7351.287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99" calcext:value-type="float">
            <text:p>18.99</text:p>
          </table:table-cell>
          <table:table-cell office:value-type="float" office:value="7237.379" calcext:value-type="float">
            <text:p>7237.379</text:p>
          </table:table-cell>
          <table:table-cell office:value-type="float" office:value="7347.009" calcext:value-type="float">
            <text:p>7347.009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98" calcext:value-type="float">
            <text:p>18.98</text:p>
          </table:table-cell>
          <table:table-cell office:value-type="float" office:value="7242.485" calcext:value-type="float">
            <text:p>7242.485</text:p>
          </table:table-cell>
          <table:table-cell office:value-type="float" office:value="7355.906" calcext:value-type="float">
            <text:p>7355.906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8" calcext:value-type="float">
            <text:p>18.88</text:p>
          </table:table-cell>
          <table:table-cell office:value-type="float" office:value="7280.266" calcext:value-type="float">
            <text:p>7280.266</text:p>
          </table:table-cell>
          <table:table-cell office:value-type="float" office:value="7351.56" calcext:value-type="float">
            <text:p>7351.56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75" calcext:value-type="float">
            <text:p>18.75</text:p>
          </table:table-cell>
          <table:table-cell office:value-type="float" office:value="7328.155" calcext:value-type="float">
            <text:p>7328.155</text:p>
          </table:table-cell>
          <table:table-cell office:value-type="float" office:value="7351.183" calcext:value-type="float">
            <text:p>7351.183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73" calcext:value-type="float">
            <text:p>18.73</text:p>
          </table:table-cell>
          <table:table-cell office:value-type="float" office:value="7337.009" calcext:value-type="float">
            <text:p>7337.009</text:p>
          </table:table-cell>
          <table:table-cell office:value-type="float" office:value="7353.513" calcext:value-type="float">
            <text:p>7353.513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72" calcext:value-type="float">
            <text:p>18.72</text:p>
          </table:table-cell>
          <table:table-cell office:value-type="float" office:value="7339.961" calcext:value-type="float">
            <text:p>7339.961</text:p>
          </table:table-cell>
          <table:table-cell office:value-type="float" office:value="7358.988" calcext:value-type="float">
            <text:p>7358.988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07" calcext:value-type="float">
            <text:p>19.07</text:p>
          </table:table-cell>
          <table:table-cell office:value-type="float" office:value="112.598" calcext:value-type="float">
            <text:p>112.598</text:p>
          </table:table-cell>
          <table:table-cell office:value-type="float" office:value="112.91" calcext:value-type="float">
            <text:p>112.91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17" calcext:value-type="float">
            <text:p>19.17</text:p>
          </table:table-cell>
          <table:table-cell office:value-type="float" office:value="112.035" calcext:value-type="float">
            <text:p>112.035</text:p>
          </table:table-cell>
          <table:table-cell office:value-type="float" office:value="76.958" calcext:value-type="float">
            <text:p>76.958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38" calcext:value-type="float">
            <text:p>19.38</text:p>
          </table:table-cell>
          <table:table-cell office:value-type="float" office:value="110.784" calcext:value-type="float">
            <text:p>110.784</text:p>
          </table:table-cell>
          <table:table-cell office:value-type="float" office:value="76.921" calcext:value-type="float">
            <text:p>76.921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14" calcext:value-type="float">
            <text:p>19.14</text:p>
          </table:table-cell>
          <table:table-cell office:value-type="float" office:value="112.171" calcext:value-type="float">
            <text:p>112.171</text:p>
          </table:table-cell>
          <table:table-cell office:value-type="float" office:value="77.665" calcext:value-type="float">
            <text:p>77.665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12" calcext:value-type="float">
            <text:p>19.12</text:p>
          </table:table-cell>
          <table:table-cell office:value-type="float" office:value="112.303" calcext:value-type="float">
            <text:p>112.303</text:p>
          </table:table-cell>
          <table:table-cell office:value-type="float" office:value="75.36" calcext:value-type="float">
            <text:p>75.36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19" calcext:value-type="float">
            <text:p>19.19</text:p>
          </table:table-cell>
          <table:table-cell office:value-type="float" office:value="111.931" calcext:value-type="float">
            <text:p>111.931</text:p>
          </table:table-cell>
          <table:table-cell office:value-type="float" office:value="75.655" calcext:value-type="float">
            <text:p>75.655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22" calcext:value-type="float">
            <text:p>19.22</text:p>
          </table:table-cell>
          <table:table-cell office:value-type="float" office:value="111.736" calcext:value-type="float">
            <text:p>111.736</text:p>
          </table:table-cell>
          <table:table-cell office:value-type="float" office:value="75.669" calcext:value-type="float">
            <text:p>75.669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16" calcext:value-type="float">
            <text:p>19.16</text:p>
          </table:table-cell>
          <table:table-cell office:value-type="float" office:value="112.102" calcext:value-type="float">
            <text:p>112.102</text:p>
          </table:table-cell>
          <table:table-cell office:value-type="float" office:value="76.018" calcext:value-type="float">
            <text:p>76.018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32" calcext:value-type="float">
            <text:p>19.32</text:p>
          </table:table-cell>
          <table:table-cell office:value-type="float" office:value="111.151" calcext:value-type="float">
            <text:p>111.151</text:p>
          </table:table-cell>
          <table:table-cell office:value-type="float" office:value="79.775" calcext:value-type="float">
            <text:p>79.775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9.27" calcext:value-type="float">
            <text:p>19.27</text:p>
          </table:table-cell>
          <table:table-cell office:value-type="float" office:value="111.444" calcext:value-type="float">
            <text:p>111.444</text:p>
          </table:table-cell>
          <table:table-cell office:value-type="float" office:value="76.082" calcext:value-type="float">
            <text:p>76.082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71" calcext:value-type="float">
            <text:p>18.71</text:p>
          </table:table-cell>
          <table:table-cell office:value-type="float" office:value="470148.127" calcext:value-type="float">
            <text:p>470148.127</text:p>
          </table:table-cell>
          <table:table-cell office:value-type="float" office:value="2610.198" calcext:value-type="float">
            <text:p>2610.198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66" calcext:value-type="float">
            <text:p>18.66</text:p>
          </table:table-cell>
          <table:table-cell office:value-type="float" office:value="471363.11" calcext:value-type="float">
            <text:p>471363.11</text:p>
          </table:table-cell>
          <table:table-cell office:value-type="float" office:value="2595.256" calcext:value-type="float">
            <text:p>2595.256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67" calcext:value-type="float">
            <text:p>18.67</text:p>
          </table:table-cell>
          <table:table-cell office:value-type="float" office:value="471144.76" calcext:value-type="float">
            <text:p>471144.76</text:p>
          </table:table-cell>
          <table:table-cell office:value-type="float" office:value="2577.959" calcext:value-type="float">
            <text:p>2577.959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66" calcext:value-type="float">
            <text:p>18.66</text:p>
          </table:table-cell>
          <table:table-cell office:value-type="float" office:value="471425.101" calcext:value-type="float">
            <text:p>471425.101</text:p>
          </table:table-cell>
          <table:table-cell office:value-type="float" office:value="2565.404" calcext:value-type="float">
            <text:p>2565.404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65" calcext:value-type="float">
            <text:p>18.65</text:p>
          </table:table-cell>
          <table:table-cell office:value-type="float" office:value="471705.838" calcext:value-type="float">
            <text:p>471705.838</text:p>
          </table:table-cell>
          <table:table-cell office:value-type="float" office:value="2568.035" calcext:value-type="float">
            <text:p>2568.035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68" calcext:value-type="float">
            <text:p>18.68</text:p>
          </table:table-cell>
          <table:table-cell office:value-type="float" office:value="470974.634" calcext:value-type="float">
            <text:p>470974.634</text:p>
          </table:table-cell>
          <table:table-cell office:value-type="float" office:value="2562.55" calcext:value-type="float">
            <text:p>2562.55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62" calcext:value-type="float">
            <text:p>18.62</text:p>
          </table:table-cell>
          <table:table-cell office:value-type="float" office:value="472376.012" calcext:value-type="float">
            <text:p>472376.012</text:p>
          </table:table-cell>
          <table:table-cell office:value-type="float" office:value="2563.295" calcext:value-type="float">
            <text:p>2563.295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62" calcext:value-type="float">
            <text:p>18.62</text:p>
          </table:table-cell>
          <table:table-cell office:value-type="float" office:value="472407.622" calcext:value-type="float">
            <text:p>472407.622</text:p>
          </table:table-cell>
          <table:table-cell office:value-type="float" office:value="2563.187" calcext:value-type="float">
            <text:p>2563.187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61" calcext:value-type="float">
            <text:p>18.61</text:p>
          </table:table-cell>
          <table:table-cell office:value-type="float" office:value="472564.487" calcext:value-type="float">
            <text:p>472564.487</text:p>
          </table:table-cell>
          <table:table-cell office:value-type="float" office:value="2561.959" calcext:value-type="float">
            <text:p>2561.959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65" calcext:value-type="float">
            <text:p>18.65</text:p>
          </table:table-cell>
          <table:table-cell office:value-type="float" office:value="471666.156" calcext:value-type="float">
            <text:p>471666.156</text:p>
          </table:table-cell>
          <table:table-cell office:value-type="float" office:value="2566.993" calcext:value-type="float">
            <text:p>2566.993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.86" calcext:value-type="float">
            <text:p>6.86</text:p>
          </table:table-cell>
          <table:table-cell office:value-type="float" office:value="4.888" calcext:value-type="float">
            <text:p>4.888</text:p>
          </table:table-cell>
          <table:table-cell office:value-type="float" office:value="45.843" calcext:value-type="float">
            <text:p>45.843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.91" calcext:value-type="float">
            <text:p>7.91</text:p>
          </table:table-cell>
          <table:table-cell office:value-type="float" office:value="4.244" calcext:value-type="float">
            <text:p>4.244</text:p>
          </table:table-cell>
          <table:table-cell office:value-type="float" office:value="15.732" calcext:value-type="float">
            <text:p>15.732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.59" calcext:value-type="float">
            <text:p>7.59</text:p>
          </table:table-cell>
          <table:table-cell office:value-type="float" office:value="4.419" calcext:value-type="float">
            <text:p>4.419</text:p>
          </table:table-cell>
          <table:table-cell office:value-type="float" office:value="15.339" calcext:value-type="float">
            <text:p>15.339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.54" calcext:value-type="float">
            <text:p>7.54</text:p>
          </table:table-cell>
          <table:table-cell office:value-type="float" office:value="4.45" calcext:value-type="float">
            <text:p>4.45</text:p>
          </table:table-cell>
          <table:table-cell office:value-type="float" office:value="15.294" calcext:value-type="float">
            <text:p>15.294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.63" calcext:value-type="float">
            <text:p>7.63</text:p>
          </table:table-cell>
          <table:table-cell office:value-type="float" office:value="4.398" calcext:value-type="float">
            <text:p>4.398</text:p>
          </table:table-cell>
          <table:table-cell office:value-type="float" office:value="15.267" calcext:value-type="float">
            <text:p>15.267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7.86" calcext:value-type="float">
            <text:p>7.86</text:p>
          </table:table-cell>
          <table:table-cell office:value-type="float" office:value="4.27" calcext:value-type="float">
            <text:p>4.27</text:p>
          </table:table-cell>
          <table:table-cell office:value-type="float" office:value="15.309" calcext:value-type="float">
            <text:p>15.309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8.13" calcext:value-type="float">
            <text:p>8.13</text:p>
          </table:table-cell>
          <table:table-cell office:value-type="float" office:value="4.129" calcext:value-type="float">
            <text:p>4.129</text:p>
          </table:table-cell>
          <table:table-cell office:value-type="float" office:value="15.34" calcext:value-type="float">
            <text:p>15.34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8.2" calcext:value-type="float">
            <text:p>8.2</text:p>
          </table:table-cell>
          <table:table-cell office:value-type="float" office:value="4.094" calcext:value-type="float">
            <text:p>4.094</text:p>
          </table:table-cell>
          <table:table-cell office:value-type="float" office:value="15.816" calcext:value-type="float">
            <text:p>15.816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8.42" calcext:value-type="float">
            <text:p>8.42</text:p>
          </table:table-cell>
          <table:table-cell office:value-type="float" office:value="3.987" calcext:value-type="float">
            <text:p>3.987</text:p>
          </table:table-cell>
          <table:table-cell office:value-type="float" office:value="15.631" calcext:value-type="float">
            <text:p>15.631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8.84" calcext:value-type="float">
            <text:p>8.84</text:p>
          </table:table-cell>
          <table:table-cell office:value-type="float" office:value="3.795" calcext:value-type="float">
            <text:p>3.795</text:p>
          </table:table-cell>
          <table:table-cell office:value-type="float" office:value="15.447" calcext:value-type="float">
            <text:p>15.447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1" calcext:value-type="float">
            <text:p>18.81</text:p>
          </table:table-cell>
          <table:table-cell office:value-type="float" office:value="7305.841" calcext:value-type="float">
            <text:p>7305.841</text:p>
          </table:table-cell>
          <table:table-cell office:value-type="float" office:value="401.065" calcext:value-type="float">
            <text:p>401.065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79" calcext:value-type="float">
            <text:p>18.79</text:p>
          </table:table-cell>
          <table:table-cell office:value-type="float" office:value="7315.377" calcext:value-type="float">
            <text:p>7315.377</text:p>
          </table:table-cell>
          <table:table-cell office:value-type="float" office:value="371.468" calcext:value-type="float">
            <text:p>371.468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" calcext:value-type="float">
            <text:p>18.8</text:p>
          </table:table-cell>
          <table:table-cell office:value-type="float" office:value="7309.775" calcext:value-type="float">
            <text:p>7309.775</text:p>
          </table:table-cell>
          <table:table-cell office:value-type="float" office:value="371.862" calcext:value-type="float">
            <text:p>371.862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" calcext:value-type="float">
            <text:p>18.8</text:p>
          </table:table-cell>
          <table:table-cell office:value-type="float" office:value="7309.002" calcext:value-type="float">
            <text:p>7309.002</text:p>
          </table:table-cell>
          <table:table-cell office:value-type="float" office:value="373.68" calcext:value-type="float">
            <text:p>373.68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79" calcext:value-type="float">
            <text:p>18.79</text:p>
          </table:table-cell>
          <table:table-cell office:value-type="float" office:value="7316.356" calcext:value-type="float">
            <text:p>7316.356</text:p>
          </table:table-cell>
          <table:table-cell office:value-type="float" office:value="371.141" calcext:value-type="float">
            <text:p>371.141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78" calcext:value-type="float">
            <text:p>18.78</text:p>
          </table:table-cell>
          <table:table-cell office:value-type="float" office:value="7318.391" calcext:value-type="float">
            <text:p>7318.391</text:p>
          </table:table-cell>
          <table:table-cell office:value-type="float" office:value="371.608" calcext:value-type="float">
            <text:p>371.608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79" calcext:value-type="float">
            <text:p>18.79</text:p>
          </table:table-cell>
          <table:table-cell office:value-type="float" office:value="7312.9" calcext:value-type="float">
            <text:p>7312.9</text:p>
          </table:table-cell>
          <table:table-cell office:value-type="float" office:value="374.007" calcext:value-type="float">
            <text:p>374.007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78" calcext:value-type="float">
            <text:p>18.78</text:p>
          </table:table-cell>
          <table:table-cell office:value-type="float" office:value="7318.446" calcext:value-type="float">
            <text:p>7318.446</text:p>
          </table:table-cell>
          <table:table-cell office:value-type="float" office:value="371.042" calcext:value-type="float">
            <text:p>371.042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79" calcext:value-type="float">
            <text:p>18.79</text:p>
          </table:table-cell>
          <table:table-cell office:value-type="float" office:value="7315.738" calcext:value-type="float">
            <text:p>7315.738</text:p>
          </table:table-cell>
          <table:table-cell office:value-type="float" office:value="370.719" calcext:value-type="float">
            <text:p>370.719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" calcext:value-type="float">
            <text:p>18.8</text:p>
          </table:table-cell>
          <table:table-cell office:value-type="float" office:value="7311.155" calcext:value-type="float">
            <text:p>7311.155</text:p>
          </table:table-cell>
          <table:table-cell office:value-type="float" office:value="375.091" calcext:value-type="float">
            <text:p>375.091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5.32" calcext:value-type="float">
            <text:p>15.32</text:p>
          </table:table-cell>
          <table:table-cell office:value-type="float" office:value="140.198" calcext:value-type="float">
            <text:p>140.198</text:p>
          </table:table-cell>
          <table:table-cell office:value-type="float" office:value="557.593" calcext:value-type="float">
            <text:p>557.593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5.34" calcext:value-type="float">
            <text:p>15.34</text:p>
          </table:table-cell>
          <table:table-cell office:value-type="float" office:value="140.027" calcext:value-type="float">
            <text:p>140.027</text:p>
          </table:table-cell>
          <table:table-cell office:value-type="float" office:value="525.698" calcext:value-type="float">
            <text:p>525.698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5.29" calcext:value-type="float">
            <text:p>15.29</text:p>
          </table:table-cell>
          <table:table-cell office:value-type="float" office:value="140.455" calcext:value-type="float">
            <text:p>140.455</text:p>
          </table:table-cell>
          <table:table-cell office:value-type="float" office:value="524.247" calcext:value-type="float">
            <text:p>524.247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5.6" calcext:value-type="float">
            <text:p>15.6</text:p>
          </table:table-cell>
          <table:table-cell office:value-type="float" office:value="137.637" calcext:value-type="float">
            <text:p>137.637</text:p>
          </table:table-cell>
          <table:table-cell office:value-type="float" office:value="527.871" calcext:value-type="float">
            <text:p>527.871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5.39" calcext:value-type="float">
            <text:p>15.39</text:p>
          </table:table-cell>
          <table:table-cell office:value-type="float" office:value="139.533" calcext:value-type="float">
            <text:p>139.533</text:p>
          </table:table-cell>
          <table:table-cell office:value-type="float" office:value="525.836" calcext:value-type="float">
            <text:p>525.836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5.26" calcext:value-type="float">
            <text:p>15.26</text:p>
          </table:table-cell>
          <table:table-cell office:value-type="float" office:value="140.748" calcext:value-type="float">
            <text:p>140.748</text:p>
          </table:table-cell>
          <table:table-cell office:value-type="float" office:value="523.921" calcext:value-type="float">
            <text:p>523.921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5.41" calcext:value-type="float">
            <text:p>15.41</text:p>
          </table:table-cell>
          <table:table-cell office:value-type="float" office:value="139.352" calcext:value-type="float">
            <text:p>139.352</text:p>
          </table:table-cell>
          <table:table-cell office:value-type="float" office:value="525.759" calcext:value-type="float">
            <text:p>525.759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5.31" calcext:value-type="float">
            <text:p>15.31</text:p>
          </table:table-cell>
          <table:table-cell office:value-type="float" office:value="140.289" calcext:value-type="float">
            <text:p>140.289</text:p>
          </table:table-cell>
          <table:table-cell office:value-type="float" office:value="525.756" calcext:value-type="float">
            <text:p>525.756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5.2" calcext:value-type="float">
            <text:p>15.2</text:p>
          </table:table-cell>
          <table:table-cell office:value-type="float" office:value="141.251" calcext:value-type="float">
            <text:p>141.251</text:p>
          </table:table-cell>
          <table:table-cell office:value-type="float" office:value="523.786" calcext:value-type="float">
            <text:p>523.786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5.37" calcext:value-type="float">
            <text:p>15.37</text:p>
          </table:table-cell>
          <table:table-cell office:value-type="float" office:value="139.705" calcext:value-type="float">
            <text:p>139.705</text:p>
          </table:table-cell>
          <table:table-cell office:value-type="float" office:value="525.61" calcext:value-type="float">
            <text:p>525.61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49" calcext:value-type="float">
            <text:p>18.49</text:p>
          </table:table-cell>
          <table:table-cell office:value-type="float" office:value="475670.202" calcext:value-type="float">
            <text:p>475670.202</text:p>
          </table:table-cell>
          <table:table-cell office:value-type="float" office:value="10302.685" calcext:value-type="float">
            <text:p>10302.685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" calcext:value-type="float">
            <text:p>18.5</text:p>
          </table:table-cell>
          <table:table-cell office:value-type="float" office:value="475550.309" calcext:value-type="float">
            <text:p>475550.309</text:p>
          </table:table-cell>
          <table:table-cell office:value-type="float" office:value="10417.991" calcext:value-type="float">
            <text:p>10417.991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" calcext:value-type="float">
            <text:p>18.5</text:p>
          </table:table-cell>
          <table:table-cell office:value-type="float" office:value="475365.156" calcext:value-type="float">
            <text:p>475365.156</text:p>
          </table:table-cell>
          <table:table-cell office:value-type="float" office:value="11032.663" calcext:value-type="float">
            <text:p>11032.663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1" calcext:value-type="float">
            <text:p>18.51</text:p>
          </table:table-cell>
          <table:table-cell office:value-type="float" office:value="475101.305" calcext:value-type="float">
            <text:p>475101.305</text:p>
          </table:table-cell>
          <table:table-cell office:value-type="float" office:value="11436.059" calcext:value-type="float">
            <text:p>11436.059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2" calcext:value-type="float">
            <text:p>18.52</text:p>
          </table:table-cell>
          <table:table-cell office:value-type="float" office:value="475022.673" calcext:value-type="float">
            <text:p>475022.673</text:p>
          </table:table-cell>
          <table:table-cell office:value-type="float" office:value="10790.816" calcext:value-type="float">
            <text:p>10790.816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" calcext:value-type="float">
            <text:p>18.5</text:p>
          </table:table-cell>
          <table:table-cell office:value-type="float" office:value="475370.554" calcext:value-type="float">
            <text:p>475370.554</text:p>
          </table:table-cell>
          <table:table-cell office:value-type="float" office:value="10752.418" calcext:value-type="float">
            <text:p>10752.418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" calcext:value-type="float">
            <text:p>18.5</text:p>
          </table:table-cell>
          <table:table-cell office:value-type="float" office:value="475551.784" calcext:value-type="float">
            <text:p>475551.784</text:p>
          </table:table-cell>
          <table:table-cell office:value-type="float" office:value="10751.168" calcext:value-type="float">
            <text:p>10751.168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2" calcext:value-type="float">
            <text:p>18.52</text:p>
          </table:table-cell>
          <table:table-cell office:value-type="float" office:value="474985.936" calcext:value-type="float">
            <text:p>474985.936</text:p>
          </table:table-cell>
          <table:table-cell office:value-type="float" office:value="10731.037" calcext:value-type="float">
            <text:p>10731.037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2" calcext:value-type="float">
            <text:p>18.52</text:p>
          </table:table-cell>
          <table:table-cell office:value-type="float" office:value="474938.268" calcext:value-type="float">
            <text:p>474938.268</text:p>
          </table:table-cell>
          <table:table-cell office:value-type="float" office:value="10755.639" calcext:value-type="float">
            <text:p>10755.639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18.52" calcext:value-type="float">
            <text:p>18.52</text:p>
          </table:table-cell>
          <table:table-cell office:value-type="float" office:value="474894.851" calcext:value-type="float">
            <text:p>474894.851</text:p>
          </table:table-cell>
          <table:table-cell office:value-type="float" office:value="10734.748" calcext:value-type="float">
            <text:p>10734.748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77" calcext:value-type="float">
            <text:p>1.77</text:p>
          </table:table-cell>
          <table:table-cell office:value-type="float" office:value="18.912" calcext:value-type="float">
            <text:p>18.912</text:p>
          </table:table-cell>
          <table:table-cell office:value-type="float" office:value="148.444" calcext:value-type="float">
            <text:p>148.444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82" calcext:value-type="float">
            <text:p>1.82</text:p>
          </table:table-cell>
          <table:table-cell office:value-type="float" office:value="18.447" calcext:value-type="float">
            <text:p>18.447</text:p>
          </table:table-cell>
          <table:table-cell office:value-type="float" office:value="115.803" calcext:value-type="float">
            <text:p>115.803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88" calcext:value-type="float">
            <text:p>1.88</text:p>
          </table:table-cell>
          <table:table-cell office:value-type="float" office:value="17.801" calcext:value-type="float">
            <text:p>17.801</text:p>
          </table:table-cell>
          <table:table-cell office:value-type="float" office:value="119.658" calcext:value-type="float">
            <text:p>119.658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83" calcext:value-type="float">
            <text:p>1.83</text:p>
          </table:table-cell>
          <table:table-cell office:value-type="float" office:value="18.302" calcext:value-type="float">
            <text:p>18.302</text:p>
          </table:table-cell>
          <table:table-cell office:value-type="float" office:value="115.58" calcext:value-type="float">
            <text:p>115.58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87" calcext:value-type="float">
            <text:p>1.87</text:p>
          </table:table-cell>
          <table:table-cell office:value-type="float" office:value="17.982" calcext:value-type="float">
            <text:p>17.982</text:p>
          </table:table-cell>
          <table:table-cell office:value-type="float" office:value="116.587" calcext:value-type="float">
            <text:p>116.587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85" calcext:value-type="float">
            <text:p>1.85</text:p>
          </table:table-cell>
          <table:table-cell office:value-type="float" office:value="18.122" calcext:value-type="float">
            <text:p>18.122</text:p>
          </table:table-cell>
          <table:table-cell office:value-type="float" office:value="115.229" calcext:value-type="float">
            <text:p>115.229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81" calcext:value-type="float">
            <text:p>1.81</text:p>
          </table:table-cell>
          <table:table-cell office:value-type="float" office:value="18.535" calcext:value-type="float">
            <text:p>18.535</text:p>
          </table:table-cell>
          <table:table-cell office:value-type="float" office:value="115.332" calcext:value-type="float">
            <text:p>115.332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81" calcext:value-type="float">
            <text:p>1.81</text:p>
          </table:table-cell>
          <table:table-cell office:value-type="float" office:value="18.55" calcext:value-type="float">
            <text:p>18.55</text:p>
          </table:table-cell>
          <table:table-cell office:value-type="float" office:value="114.745" calcext:value-type="float">
            <text:p>114.745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8" calcext:value-type="float">
            <text:p>1.8</text:p>
          </table:table-cell>
          <table:table-cell office:value-type="float" office:value="18.596" calcext:value-type="float">
            <text:p>18.596</text:p>
          </table:table-cell>
          <table:table-cell office:value-type="float" office:value="115.419" calcext:value-type="float">
            <text:p>115.419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85" calcext:value-type="float">
            <text:p>1.85</text:p>
          </table:table-cell>
          <table:table-cell office:value-type="float" office:value="18.165" calcext:value-type="float">
            <text:p>18.165</text:p>
          </table:table-cell>
          <table:table-cell office:value-type="float" office:value="115.86" calcext:value-type="float">
            <text:p>115.86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8" calcext:value-type="float">
            <text:p>18.88</text:p>
          </table:table-cell>
          <table:table-cell office:value-type="float" office:value="7278.748" calcext:value-type="float">
            <text:p>7278.748</text:p>
          </table:table-cell>
          <table:table-cell office:value-type="float" office:value="2318.208" calcext:value-type="float">
            <text:p>2318.208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7" calcext:value-type="float">
            <text:p>18.87</text:p>
          </table:table-cell>
          <table:table-cell office:value-type="float" office:value="7285.263" calcext:value-type="float">
            <text:p>7285.263</text:p>
          </table:table-cell>
          <table:table-cell office:value-type="float" office:value="2279.123" calcext:value-type="float">
            <text:p>2279.123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6" calcext:value-type="float">
            <text:p>18.86</text:p>
          </table:table-cell>
          <table:table-cell office:value-type="float" office:value="7285.457" calcext:value-type="float">
            <text:p>7285.457</text:p>
          </table:table-cell>
          <table:table-cell office:value-type="float" office:value="2289.958" calcext:value-type="float">
            <text:p>2289.958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7" calcext:value-type="float">
            <text:p>18.87</text:p>
          </table:table-cell>
          <table:table-cell office:value-type="float" office:value="7284.894" calcext:value-type="float">
            <text:p>7284.894</text:p>
          </table:table-cell>
          <table:table-cell office:value-type="float" office:value="2295.551" calcext:value-type="float">
            <text:p>2295.551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5" calcext:value-type="float">
            <text:p>18.85</text:p>
          </table:table-cell>
          <table:table-cell office:value-type="float" office:value="7290.433" calcext:value-type="float">
            <text:p>7290.433</text:p>
          </table:table-cell>
          <table:table-cell office:value-type="float" office:value="2318.945" calcext:value-type="float">
            <text:p>2318.945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5" calcext:value-type="float">
            <text:p>18.85</text:p>
          </table:table-cell>
          <table:table-cell office:value-type="float" office:value="7290.35" calcext:value-type="float">
            <text:p>7290.35</text:p>
          </table:table-cell>
          <table:table-cell office:value-type="float" office:value="2283.373" calcext:value-type="float">
            <text:p>2283.373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5" calcext:value-type="float">
            <text:p>18.85</text:p>
          </table:table-cell>
          <table:table-cell office:value-type="float" office:value="7290.639" calcext:value-type="float">
            <text:p>7290.639</text:p>
          </table:table-cell>
          <table:table-cell office:value-type="float" office:value="2281.742" calcext:value-type="float">
            <text:p>2281.742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4" calcext:value-type="float">
            <text:p>18.84</text:p>
          </table:table-cell>
          <table:table-cell office:value-type="float" office:value="7293.256" calcext:value-type="float">
            <text:p>7293.256</text:p>
          </table:table-cell>
          <table:table-cell office:value-type="float" office:value="2285.362" calcext:value-type="float">
            <text:p>2285.362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5" calcext:value-type="float">
            <text:p>18.85</text:p>
          </table:table-cell>
          <table:table-cell office:value-type="float" office:value="7291.496" calcext:value-type="float">
            <text:p>7291.496</text:p>
          </table:table-cell>
          <table:table-cell office:value-type="float" office:value="2281.562" calcext:value-type="float">
            <text:p>2281.562</text:p>
          </table:table-cell>
        </table:table-row>
        <table:table-row table:style-name="ro1">
          <table:table-cell office:value-type="string" calcext:value-type="string">
            <text:p>K8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8.85" calcext:value-type="float">
            <text:p>18.85</text:p>
          </table:table-cell>
          <table:table-cell office:value-type="float" office:value="7289.871" calcext:value-type="float">
            <text:p>7289.871</text:p>
          </table:table-cell>
          <table:table-cell office:value-type="float" office:value="2288.45" calcext:value-type="float">
            <text:p>2288.45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0.36" calcext:value-type="float">
            <text:p>0.36</text:p>
          </table:table-cell>
          <table:table-cell office:value-type="float" office:value="5981.549" calcext:value-type="float">
            <text:p>5981.549</text:p>
          </table:table-cell>
          <table:table-cell office:value-type="float" office:value="7.817" calcext:value-type="float">
            <text:p>7.817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0.37" calcext:value-type="float">
            <text:p>0.37</text:p>
          </table:table-cell>
          <table:table-cell office:value-type="float" office:value="5774.024" calcext:value-type="float">
            <text:p>5774.024</text:p>
          </table:table-cell>
          <table:table-cell office:value-type="float" office:value="10.419" calcext:value-type="float">
            <text:p>10.419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0.36" calcext:value-type="float">
            <text:p>0.36</text:p>
          </table:table-cell>
          <table:table-cell office:value-type="float" office:value="6001.728" calcext:value-type="float">
            <text:p>6001.728</text:p>
          </table:table-cell>
          <table:table-cell office:value-type="float" office:value="8.208" calcext:value-type="float">
            <text:p>8.208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0.37" calcext:value-type="float">
            <text:p>0.37</text:p>
          </table:table-cell>
          <table:table-cell office:value-type="float" office:value="5817.404" calcext:value-type="float">
            <text:p>5817.404</text:p>
          </table:table-cell>
          <table:table-cell office:value-type="float" office:value="10.214" calcext:value-type="float">
            <text:p>10.214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0.37" calcext:value-type="float">
            <text:p>0.37</text:p>
          </table:table-cell>
          <table:table-cell office:value-type="float" office:value="5836.459" calcext:value-type="float">
            <text:p>5836.459</text:p>
          </table:table-cell>
          <table:table-cell office:value-type="float" office:value="7.236" calcext:value-type="float">
            <text:p>7.236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0.36" calcext:value-type="float">
            <text:p>0.36</text:p>
          </table:table-cell>
          <table:table-cell office:value-type="float" office:value="5922.671" calcext:value-type="float">
            <text:p>5922.671</text:p>
          </table:table-cell>
          <table:table-cell office:value-type="float" office:value="7.991" calcext:value-type="float">
            <text:p>7.991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0.37" calcext:value-type="float">
            <text:p>0.37</text:p>
          </table:table-cell>
          <table:table-cell office:value-type="float" office:value="5850.658" calcext:value-type="float">
            <text:p>5850.658</text:p>
          </table:table-cell>
          <table:table-cell office:value-type="float" office:value="5.218" calcext:value-type="float">
            <text:p>5.218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0.37" calcext:value-type="float">
            <text:p>0.37</text:p>
          </table:table-cell>
          <table:table-cell office:value-type="float" office:value="5799.64" calcext:value-type="float">
            <text:p>5799.64</text:p>
          </table:table-cell>
          <table:table-cell office:value-type="float" office:value="8.412" calcext:value-type="float">
            <text:p>8.412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0.37" calcext:value-type="float">
            <text:p>0.37</text:p>
          </table:table-cell>
          <table:table-cell office:value-type="float" office:value="5751.821" calcext:value-type="float">
            <text:p>5751.821</text:p>
          </table:table-cell>
          <table:table-cell office:value-type="float" office:value="6.655" calcext:value-type="float">
            <text:p>6.655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0.37" calcext:value-type="float">
            <text:p>0.37</text:p>
          </table:table-cell>
          <table:table-cell office:value-type="float" office:value="5844.662" calcext:value-type="float">
            <text:p>5844.662</text:p>
          </table:table-cell>
          <table:table-cell office:value-type="float" office:value="7.124" calcext:value-type="float">
            <text:p>7.124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32" calcext:value-type="float">
            <text:p>0.32</text:p>
          </table:table-cell>
          <table:table-cell office:value-type="float" office:value="106.249" calcext:value-type="float">
            <text:p>106.249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29" calcext:value-type="float">
            <text:p>0.29</text:p>
          </table:table-cell>
          <table:table-cell office:value-type="float" office:value="115.146" calcext:value-type="float">
            <text:p>115.146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26" calcext:value-type="float">
            <text:p>0.26</text:p>
          </table:table-cell>
          <table:table-cell office:value-type="float" office:value="131.258" calcext:value-type="float">
            <text:p>131.258</text:p>
          </table:table-cell>
          <table:table-cell office:value-type="float" office:value="0.518" calcext:value-type="float">
            <text:p>0.518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33" calcext:value-type="float">
            <text:p>0.33</text:p>
          </table:table-cell>
          <table:table-cell office:value-type="float" office:value="100.887" calcext:value-type="float">
            <text:p>100.887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37" calcext:value-type="float">
            <text:p>0.37</text:p>
          </table:table-cell>
          <table:table-cell office:value-type="float" office:value="90.115" calcext:value-type="float">
            <text:p>90.115</text:p>
          </table:table-cell>
          <table:table-cell office:value-type="float" office:value="0.393" calcext:value-type="float">
            <text:p>0.393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44" calcext:value-type="float">
            <text:p>0.44</text:p>
          </table:table-cell>
          <table:table-cell office:value-type="float" office:value="75.621" calcext:value-type="float">
            <text:p>75.621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34" calcext:value-type="float">
            <text:p>0.34</text:p>
          </table:table-cell>
          <table:table-cell office:value-type="float" office:value="98.822" calcext:value-type="float">
            <text:p>98.822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4" calcext:value-type="float">
            <text:p>0.4</text:p>
          </table:table-cell>
          <table:table-cell office:value-type="float" office:value="83.81" calcext:value-type="float">
            <text:p>83.81</text:p>
          </table:table-cell>
          <table:table-cell office:value-type="float" office:value="0.301" calcext:value-type="float">
            <text:p>0.301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37" calcext:value-type="float">
            <text:p>0.37</text:p>
          </table:table-cell>
          <table:table-cell office:value-type="float" office:value="90.034" calcext:value-type="float">
            <text:p>90.034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37" calcext:value-type="float">
            <text:p>0.37</text:p>
          </table:table-cell>
          <table:table-cell office:value-type="float" office:value="89.806" calcext:value-type="float">
            <text:p>89.806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0.36" calcext:value-type="float">
            <text:p>0.36</text:p>
          </table:table-cell>
          <table:table-cell office:value-type="float" office:value="377035" calcext:value-type="float">
            <text:p>377035</text:p>
          </table:table-cell>
          <table:table-cell office:value-type="float" office:value="148.132" calcext:value-type="float">
            <text:p>148.132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0.37" calcext:value-type="float">
            <text:p>0.37</text:p>
          </table:table-cell>
          <table:table-cell office:value-type="float" office:value="374718.657" calcext:value-type="float">
            <text:p>374718.657</text:p>
          </table:table-cell>
          <table:table-cell office:value-type="float" office:value="183.983" calcext:value-type="float">
            <text:p>183.983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0.37" calcext:value-type="float">
            <text:p>0.37</text:p>
          </table:table-cell>
          <table:table-cell office:value-type="float" office:value="375736.33" calcext:value-type="float">
            <text:p>375736.33</text:p>
          </table:table-cell>
          <table:table-cell office:value-type="float" office:value="124.292" calcext:value-type="float">
            <text:p>124.292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0.36" calcext:value-type="float">
            <text:p>0.36</text:p>
          </table:table-cell>
          <table:table-cell office:value-type="float" office:value="378649.246" calcext:value-type="float">
            <text:p>378649.246</text:p>
          </table:table-cell>
          <table:table-cell office:value-type="float" office:value="134.317" calcext:value-type="float">
            <text:p>134.317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0.36" calcext:value-type="float">
            <text:p>0.36</text:p>
          </table:table-cell>
          <table:table-cell office:value-type="float" office:value="377762.158" calcext:value-type="float">
            <text:p>377762.158</text:p>
          </table:table-cell>
          <table:table-cell office:value-type="float" office:value="157.885" calcext:value-type="float">
            <text:p>157.885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0.36" calcext:value-type="float">
            <text:p>0.36</text:p>
          </table:table-cell>
          <table:table-cell office:value-type="float" office:value="378783.497" calcext:value-type="float">
            <text:p>378783.497</text:p>
          </table:table-cell>
          <table:table-cell office:value-type="float" office:value="150.312" calcext:value-type="float">
            <text:p>150.312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0.37" calcext:value-type="float">
            <text:p>0.37</text:p>
          </table:table-cell>
          <table:table-cell office:value-type="float" office:value="376014.65" calcext:value-type="float">
            <text:p>376014.65</text:p>
          </table:table-cell>
          <table:table-cell office:value-type="float" office:value="139.542" calcext:value-type="float">
            <text:p>139.542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0.37" calcext:value-type="float">
            <text:p>0.37</text:p>
          </table:table-cell>
          <table:table-cell office:value-type="float" office:value="375796.225" calcext:value-type="float">
            <text:p>375796.225</text:p>
          </table:table-cell>
          <table:table-cell office:value-type="float" office:value="161.503" calcext:value-type="float">
            <text:p>161.503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0.36" calcext:value-type="float">
            <text:p>0.36</text:p>
          </table:table-cell>
          <table:table-cell office:value-type="float" office:value="376946.962" calcext:value-type="float">
            <text:p>376946.962</text:p>
          </table:table-cell>
          <table:table-cell office:value-type="float" office:value="129.058" calcext:value-type="float">
            <text:p>129.058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0.36" calcext:value-type="float">
            <text:p>0.36</text:p>
          </table:table-cell>
          <table:table-cell office:value-type="float" office:value="379357.053" calcext:value-type="float">
            <text:p>379357.053</text:p>
          </table:table-cell>
          <table:table-cell office:value-type="float" office:value="111.151" calcext:value-type="float">
            <text:p>111.151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6" calcext:value-type="float">
            <text:p>6</text:p>
          </table:table-cell>
          <table:table-cell office:value-type="float" office:value="358.104" calcext:value-type="float">
            <text:p>358.104</text:p>
          </table:table-cell>
          <table:table-cell office:value-type="float" office:value="28.321" calcext:value-type="float">
            <text:p>28.321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94" calcext:value-type="float">
            <text:p>5.94</text:p>
          </table:table-cell>
          <table:table-cell office:value-type="float" office:value="361.423" calcext:value-type="float">
            <text:p>361.423</text:p>
          </table:table-cell>
          <table:table-cell office:value-type="float" office:value="20.805" calcext:value-type="float">
            <text:p>20.805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6" calcext:value-type="float">
            <text:p>6</text:p>
          </table:table-cell>
          <table:table-cell office:value-type="float" office:value="358.019" calcext:value-type="float">
            <text:p>358.019</text:p>
          </table:table-cell>
          <table:table-cell office:value-type="float" office:value="20.68" calcext:value-type="float">
            <text:p>20.68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6" calcext:value-type="float">
            <text:p>6</text:p>
          </table:table-cell>
          <table:table-cell office:value-type="float" office:value="358.117" calcext:value-type="float">
            <text:p>358.117</text:p>
          </table:table-cell>
          <table:table-cell office:value-type="float" office:value="18.173" calcext:value-type="float">
            <text:p>18.173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98" calcext:value-type="float">
            <text:p>5.98</text:p>
          </table:table-cell>
          <table:table-cell office:value-type="float" office:value="358.99" calcext:value-type="float">
            <text:p>358.99</text:p>
          </table:table-cell>
          <table:table-cell office:value-type="float" office:value="16.765" calcext:value-type="float">
            <text:p>16.765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6" calcext:value-type="float">
            <text:p>6</text:p>
          </table:table-cell>
          <table:table-cell office:value-type="float" office:value="358.118" calcext:value-type="float">
            <text:p>358.118</text:p>
          </table:table-cell>
          <table:table-cell office:value-type="float" office:value="17.255" calcext:value-type="float">
            <text:p>17.255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6" calcext:value-type="float">
            <text:p>6</text:p>
          </table:table-cell>
          <table:table-cell office:value-type="float" office:value="358.117" calcext:value-type="float">
            <text:p>358.117</text:p>
          </table:table-cell>
          <table:table-cell office:value-type="float" office:value="16.894" calcext:value-type="float">
            <text:p>16.894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96" calcext:value-type="float">
            <text:p>5.96</text:p>
          </table:table-cell>
          <table:table-cell office:value-type="float" office:value="360.085" calcext:value-type="float">
            <text:p>360.085</text:p>
          </table:table-cell>
          <table:table-cell office:value-type="float" office:value="16.058" calcext:value-type="float">
            <text:p>16.058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99" calcext:value-type="float">
            <text:p>5.99</text:p>
          </table:table-cell>
          <table:table-cell office:value-type="float" office:value="358.808" calcext:value-type="float">
            <text:p>358.808</text:p>
          </table:table-cell>
          <table:table-cell office:value-type="float" office:value="16.026" calcext:value-type="float">
            <text:p>16.026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99" calcext:value-type="float">
            <text:p>5.99</text:p>
          </table:table-cell>
          <table:table-cell office:value-type="float" office:value="358.597" calcext:value-type="float">
            <text:p>358.597</text:p>
          </table:table-cell>
          <table:table-cell office:value-type="float" office:value="16.282" calcext:value-type="float">
            <text:p>16.282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99" calcext:value-type="float">
            <text:p>5.99</text:p>
          </table:table-cell>
          <table:table-cell office:value-type="float" office:value="1467814.476" calcext:value-type="float">
            <text:p>1467814.476</text:p>
          </table:table-cell>
          <table:table-cell office:value-type="float" office:value="11400.587" calcext:value-type="float">
            <text:p>11400.587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99" calcext:value-type="float">
            <text:p>5.99</text:p>
          </table:table-cell>
          <table:table-cell office:value-type="float" office:value="1467734.011" calcext:value-type="float">
            <text:p>1467734.011</text:p>
          </table:table-cell>
          <table:table-cell office:value-type="float" office:value="11459.148" calcext:value-type="float">
            <text:p>11459.148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99" calcext:value-type="float">
            <text:p>5.99</text:p>
          </table:table-cell>
          <table:table-cell office:value-type="float" office:value="1467485.39" calcext:value-type="float">
            <text:p>1467485.39</text:p>
          </table:table-cell>
          <table:table-cell office:value-type="float" office:value="11596.418" calcext:value-type="float">
            <text:p>11596.418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99" calcext:value-type="float">
            <text:p>5.99</text:p>
          </table:table-cell>
          <table:table-cell office:value-type="float" office:value="1467853.212" calcext:value-type="float">
            <text:p>1467853.212</text:p>
          </table:table-cell>
          <table:table-cell office:value-type="float" office:value="11409.822" calcext:value-type="float">
            <text:p>11409.822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6" calcext:value-type="float">
            <text:p>6</text:p>
          </table:table-cell>
          <table:table-cell office:value-type="float" office:value="1467047.368" calcext:value-type="float">
            <text:p>1467047.368</text:p>
          </table:table-cell>
          <table:table-cell office:value-type="float" office:value="11369.893" calcext:value-type="float">
            <text:p>11369.893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99" calcext:value-type="float">
            <text:p>5.99</text:p>
          </table:table-cell>
          <table:table-cell office:value-type="float" office:value="1467314.207" calcext:value-type="float">
            <text:p>1467314.207</text:p>
          </table:table-cell>
          <table:table-cell office:value-type="float" office:value="11371.002" calcext:value-type="float">
            <text:p>11371.002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99" calcext:value-type="float">
            <text:p>5.99</text:p>
          </table:table-cell>
          <table:table-cell office:value-type="float" office:value="1469029.803" calcext:value-type="float">
            <text:p>1469029.803</text:p>
          </table:table-cell>
          <table:table-cell office:value-type="float" office:value="11411.252" calcext:value-type="float">
            <text:p>11411.252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99" calcext:value-type="float">
            <text:p>5.99</text:p>
          </table:table-cell>
          <table:table-cell office:value-type="float" office:value="1467238.97" calcext:value-type="float">
            <text:p>1467238.97</text:p>
          </table:table-cell>
          <table:table-cell office:value-type="float" office:value="11407.133" calcext:value-type="float">
            <text:p>11407.133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99" calcext:value-type="float">
            <text:p>5.99</text:p>
          </table:table-cell>
          <table:table-cell office:value-type="float" office:value="1467503.482" calcext:value-type="float">
            <text:p>1467503.482</text:p>
          </table:table-cell>
          <table:table-cell office:value-type="float" office:value="11423.574" calcext:value-type="float">
            <text:p>11423.574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6" calcext:value-type="float">
            <text:p>6</text:p>
          </table:table-cell>
          <table:table-cell office:value-type="float" office:value="1467169.56" calcext:value-type="float">
            <text:p>1467169.56</text:p>
          </table:table-cell>
          <table:table-cell office:value-type="float" office:value="11285.025" calcext:value-type="float">
            <text:p>11285.025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48" calcext:value-type="float">
            <text:p>5.48</text:p>
          </table:table-cell>
          <table:table-cell office:value-type="float" office:value="6.12" calcext:value-type="float">
            <text:p>6.12</text:p>
          </table:table-cell>
          <table:table-cell office:value-type="float" office:value="9.797" calcext:value-type="float">
            <text:p>9.797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79" calcext:value-type="float">
            <text:p>5.79</text:p>
          </table:table-cell>
          <table:table-cell office:value-type="float" office:value="5.798" calcext:value-type="float">
            <text:p>5.798</text:p>
          </table:table-cell>
          <table:table-cell office:value-type="float" office:value="3.829" calcext:value-type="float">
            <text:p>3.829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65" calcext:value-type="float">
            <text:p>5.65</text:p>
          </table:table-cell>
          <table:table-cell office:value-type="float" office:value="5.939" calcext:value-type="float">
            <text:p>5.939</text:p>
          </table:table-cell>
          <table:table-cell office:value-type="float" office:value="3.608" calcext:value-type="float">
            <text:p>3.608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82" calcext:value-type="float">
            <text:p>5.82</text:p>
          </table:table-cell>
          <table:table-cell office:value-type="float" office:value="5.765" calcext:value-type="float">
            <text:p>5.765</text:p>
          </table:table-cell>
          <table:table-cell office:value-type="float" office:value="3.272" calcext:value-type="float">
            <text:p>3.272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71" calcext:value-type="float">
            <text:p>5.71</text:p>
          </table:table-cell>
          <table:table-cell office:value-type="float" office:value="5.876" calcext:value-type="float">
            <text:p>5.876</text:p>
          </table:table-cell>
          <table:table-cell office:value-type="float" office:value="3.259" calcext:value-type="float">
            <text:p>3.259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63" calcext:value-type="float">
            <text:p>5.63</text:p>
          </table:table-cell>
          <table:table-cell office:value-type="float" office:value="5.958" calcext:value-type="float">
            <text:p>5.958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8" calcext:value-type="float">
            <text:p>5.8</text:p>
          </table:table-cell>
          <table:table-cell office:value-type="float" office:value="5.781" calcext:value-type="float">
            <text:p>5.781</text:p>
          </table:table-cell>
          <table:table-cell office:value-type="float" office:value="3.107" calcext:value-type="float">
            <text:p>3.107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83" calcext:value-type="float">
            <text:p>5.83</text:p>
          </table:table-cell>
          <table:table-cell office:value-type="float" office:value="5.76" calcext:value-type="float">
            <text:p>5.76</text:p>
          </table:table-cell>
          <table:table-cell office:value-type="float" office:value="3.098" calcext:value-type="float">
            <text:p>3.098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81" calcext:value-type="float">
            <text:p>5.81</text:p>
          </table:table-cell>
          <table:table-cell office:value-type="float" office:value="5.779" calcext:value-type="float">
            <text:p>5.779</text:p>
          </table:table-cell>
          <table:table-cell office:value-type="float" office:value="3.027" calcext:value-type="float">
            <text:p>3.027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82" calcext:value-type="float">
            <text:p>5.82</text:p>
          </table:table-cell>
          <table:table-cell office:value-type="float" office:value="5.768" calcext:value-type="float">
            <text:p>5.768</text:p>
          </table:table-cell>
          <table:table-cell office:value-type="float" office:value="3.003" calcext:value-type="float">
            <text:p>3.003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6.01" calcext:value-type="float">
            <text:p>6.01</text:p>
          </table:table-cell>
          <table:table-cell office:value-type="float" office:value="22879.98" calcext:value-type="float">
            <text:p>22879.98</text:p>
          </table:table-cell>
          <table:table-cell office:value-type="float" office:value="275.576" calcext:value-type="float">
            <text:p>275.576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6.01" calcext:value-type="float">
            <text:p>6.01</text:p>
          </table:table-cell>
          <table:table-cell office:value-type="float" office:value="22862.457" calcext:value-type="float">
            <text:p>22862.457</text:p>
          </table:table-cell>
          <table:table-cell office:value-type="float" office:value="248.515" calcext:value-type="float">
            <text:p>248.515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6.01" calcext:value-type="float">
            <text:p>6.01</text:p>
          </table:table-cell>
          <table:table-cell office:value-type="float" office:value="22871.571" calcext:value-type="float">
            <text:p>22871.571</text:p>
          </table:table-cell>
          <table:table-cell office:value-type="float" office:value="254.135" calcext:value-type="float">
            <text:p>254.135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92" calcext:value-type="float">
            <text:p>5.92</text:p>
          </table:table-cell>
          <table:table-cell office:value-type="float" office:value="23223.992" calcext:value-type="float">
            <text:p>23223.992</text:p>
          </table:table-cell>
          <table:table-cell office:value-type="float" office:value="251.62" calcext:value-type="float">
            <text:p>251.62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6" calcext:value-type="float">
            <text:p>6</text:p>
          </table:table-cell>
          <table:table-cell office:value-type="float" office:value="22887.662" calcext:value-type="float">
            <text:p>22887.662</text:p>
          </table:table-cell>
          <table:table-cell office:value-type="float" office:value="246.949" calcext:value-type="float">
            <text:p>246.949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6.01" calcext:value-type="float">
            <text:p>6.01</text:p>
          </table:table-cell>
          <table:table-cell office:value-type="float" office:value="22872.983" calcext:value-type="float">
            <text:p>22872.983</text:p>
          </table:table-cell>
          <table:table-cell office:value-type="float" office:value="248.015" calcext:value-type="float">
            <text:p>248.015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6.01" calcext:value-type="float">
            <text:p>6.01</text:p>
          </table:table-cell>
          <table:table-cell office:value-type="float" office:value="22861.968" calcext:value-type="float">
            <text:p>22861.968</text:p>
          </table:table-cell>
          <table:table-cell office:value-type="float" office:value="250.363" calcext:value-type="float">
            <text:p>250.363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6.02" calcext:value-type="float">
            <text:p>6.02</text:p>
          </table:table-cell>
          <table:table-cell office:value-type="float" office:value="22849.125" calcext:value-type="float">
            <text:p>22849.125</text:p>
          </table:table-cell>
          <table:table-cell office:value-type="float" office:value="249.702" calcext:value-type="float">
            <text:p>249.702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6.01" calcext:value-type="float">
            <text:p>6.01</text:p>
          </table:table-cell>
          <table:table-cell office:value-type="float" office:value="22852.683" calcext:value-type="float">
            <text:p>22852.683</text:p>
          </table:table-cell>
          <table:table-cell office:value-type="float" office:value="247.381" calcext:value-type="float">
            <text:p>247.381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6.02" calcext:value-type="float">
            <text:p>6.02</text:p>
          </table:table-cell>
          <table:table-cell office:value-type="float" office:value="22844.458" calcext:value-type="float">
            <text:p>22844.458</text:p>
          </table:table-cell>
          <table:table-cell office:value-type="float" office:value="246.608" calcext:value-type="float">
            <text:p>246.608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37.95" calcext:value-type="float">
            <text:p>37.95</text:p>
          </table:table-cell>
          <table:table-cell office:value-type="float" office:value="56.587" calcext:value-type="float">
            <text:p>56.587</text:p>
          </table:table-cell>
          <table:table-cell office:value-type="float" office:value="2967.747" calcext:value-type="float">
            <text:p>2967.747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39.03" calcext:value-type="float">
            <text:p>39.03</text:p>
          </table:table-cell>
          <table:table-cell office:value-type="float" office:value="55.028" calcext:value-type="float">
            <text:p>55.028</text:p>
          </table:table-cell>
          <table:table-cell office:value-type="float" office:value="2934.174" calcext:value-type="float">
            <text:p>2934.174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39.09" calcext:value-type="float">
            <text:p>39.09</text:p>
          </table:table-cell>
          <table:table-cell office:value-type="float" office:value="54.932" calcext:value-type="float">
            <text:p>54.932</text:p>
          </table:table-cell>
          <table:table-cell office:value-type="float" office:value="2944.911" calcext:value-type="float">
            <text:p>2944.911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39.07" calcext:value-type="float">
            <text:p>39.07</text:p>
          </table:table-cell>
          <table:table-cell office:value-type="float" office:value="54.961" calcext:value-type="float">
            <text:p>54.961</text:p>
          </table:table-cell>
          <table:table-cell office:value-type="float" office:value="3033.527" calcext:value-type="float">
            <text:p>3033.527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38.15" calcext:value-type="float">
            <text:p>38.15</text:p>
          </table:table-cell>
          <table:table-cell office:value-type="float" office:value="56.293" calcext:value-type="float">
            <text:p>56.293</text:p>
          </table:table-cell>
          <table:table-cell office:value-type="float" office:value="2757.6" calcext:value-type="float">
            <text:p>2757.6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38.62" calcext:value-type="float">
            <text:p>38.62</text:p>
          </table:table-cell>
          <table:table-cell office:value-type="float" office:value="55.605" calcext:value-type="float">
            <text:p>55.605</text:p>
          </table:table-cell>
          <table:table-cell office:value-type="float" office:value="3128.824" calcext:value-type="float">
            <text:p>3128.824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39.09" calcext:value-type="float">
            <text:p>39.09</text:p>
          </table:table-cell>
          <table:table-cell office:value-type="float" office:value="54.94" calcext:value-type="float">
            <text:p>54.94</text:p>
          </table:table-cell>
          <table:table-cell office:value-type="float" office:value="3098.176" calcext:value-type="float">
            <text:p>3098.176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39.14" calcext:value-type="float">
            <text:p>39.14</text:p>
          </table:table-cell>
          <table:table-cell office:value-type="float" office:value="54.867" calcext:value-type="float">
            <text:p>54.867</text:p>
          </table:table-cell>
          <table:table-cell office:value-type="float" office:value="3052.837" calcext:value-type="float">
            <text:p>3052.837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38.11" calcext:value-type="float">
            <text:p>38.11</text:p>
          </table:table-cell>
          <table:table-cell office:value-type="float" office:value="56.354" calcext:value-type="float">
            <text:p>56.354</text:p>
          </table:table-cell>
          <table:table-cell office:value-type="float" office:value="3019.925" calcext:value-type="float">
            <text:p>3019.925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38.74" calcext:value-type="float">
            <text:p>38.74</text:p>
          </table:table-cell>
          <table:table-cell office:value-type="float" office:value="55.429" calcext:value-type="float">
            <text:p>55.429</text:p>
          </table:table-cell>
          <table:table-cell office:value-type="float" office:value="2673.004" calcext:value-type="float">
            <text:p>2673.004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92.13" calcext:value-type="float">
            <text:p>92.13</text:p>
          </table:table-cell>
          <table:table-cell office:value-type="float" office:value="95477.84" calcext:value-type="float">
            <text:p>95477.84</text:p>
          </table:table-cell>
          <table:table-cell office:value-type="float" office:value="15049.616" calcext:value-type="float">
            <text:p>15049.616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89.95" calcext:value-type="float">
            <text:p>89.95</text:p>
          </table:table-cell>
          <table:table-cell office:value-type="float" office:value="97789.489" calcext:value-type="float">
            <text:p>97789.489</text:p>
          </table:table-cell>
          <table:table-cell office:value-type="float" office:value="26098.898" calcext:value-type="float">
            <text:p>26098.898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88.97" calcext:value-type="float">
            <text:p>88.97</text:p>
          </table:table-cell>
          <table:table-cell office:value-type="float" office:value="98867.889" calcext:value-type="float">
            <text:p>98867.889</text:p>
          </table:table-cell>
          <table:table-cell office:value-type="float" office:value="27549.132" calcext:value-type="float">
            <text:p>27549.132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88.4" calcext:value-type="float">
            <text:p>88.4</text:p>
          </table:table-cell>
          <table:table-cell office:value-type="float" office:value="99503.798" calcext:value-type="float">
            <text:p>99503.798</text:p>
          </table:table-cell>
          <table:table-cell office:value-type="float" office:value="27650.32" calcext:value-type="float">
            <text:p>27650.32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87.81" calcext:value-type="float">
            <text:p>87.81</text:p>
          </table:table-cell>
          <table:table-cell office:value-type="float" office:value="100168.995" calcext:value-type="float">
            <text:p>100168.995</text:p>
          </table:table-cell>
          <table:table-cell office:value-type="float" office:value="28393.98" calcext:value-type="float">
            <text:p>28393.98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87.01" calcext:value-type="float">
            <text:p>87.01</text:p>
          </table:table-cell>
          <table:table-cell office:value-type="float" office:value="101098.061" calcext:value-type="float">
            <text:p>101098.061</text:p>
          </table:table-cell>
          <table:table-cell office:value-type="float" office:value="30098.74" calcext:value-type="float">
            <text:p>30098.74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88.58" calcext:value-type="float">
            <text:p>88.58</text:p>
          </table:table-cell>
          <table:table-cell office:value-type="float" office:value="99300.409" calcext:value-type="float">
            <text:p>99300.409</text:p>
          </table:table-cell>
          <table:table-cell office:value-type="float" office:value="27146.281" calcext:value-type="float">
            <text:p>27146.281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88.44" calcext:value-type="float">
            <text:p>88.44</text:p>
          </table:table-cell>
          <table:table-cell office:value-type="float" office:value="99459.329" calcext:value-type="float">
            <text:p>99459.329</text:p>
          </table:table-cell>
          <table:table-cell office:value-type="float" office:value="29092.024" calcext:value-type="float">
            <text:p>29092.024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88.43" calcext:value-type="float">
            <text:p>88.43</text:p>
          </table:table-cell>
          <table:table-cell office:value-type="float" office:value="99465.858" calcext:value-type="float">
            <text:p>99465.858</text:p>
          </table:table-cell>
          <table:table-cell office:value-type="float" office:value="28129.616" calcext:value-type="float">
            <text:p>28129.616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87.87" calcext:value-type="float">
            <text:p>87.87</text:p>
          </table:table-cell>
          <table:table-cell office:value-type="float" office:value="100098.544" calcext:value-type="float">
            <text:p>100098.544</text:p>
          </table:table-cell>
          <table:table-cell office:value-type="float" office:value="29308.973" calcext:value-type="float">
            <text:p>29308.973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05" calcext:value-type="float">
            <text:p>1.05</text:p>
          </table:table-cell>
          <table:table-cell office:value-type="float" office:value="31.984" calcext:value-type="float">
            <text:p>31.984</text:p>
          </table:table-cell>
          <table:table-cell office:value-type="float" office:value="1334.788" calcext:value-type="float">
            <text:p>1334.788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04" calcext:value-type="float">
            <text:p>1.04</text:p>
          </table:table-cell>
          <table:table-cell office:value-type="float" office:value="32.259" calcext:value-type="float">
            <text:p>32.259</text:p>
          </table:table-cell>
          <table:table-cell office:value-type="float" office:value="2154.732" calcext:value-type="float">
            <text:p>2154.732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03" calcext:value-type="float">
            <text:p>1.03</text:p>
          </table:table-cell>
          <table:table-cell office:value-type="float" office:value="32.61" calcext:value-type="float">
            <text:p>32.61</text:p>
          </table:table-cell>
          <table:table-cell office:value-type="float" office:value="1994.146" calcext:value-type="float">
            <text:p>1994.146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05" calcext:value-type="float">
            <text:p>1.05</text:p>
          </table:table-cell>
          <table:table-cell office:value-type="float" office:value="31.884" calcext:value-type="float">
            <text:p>31.884</text:p>
          </table:table-cell>
          <table:table-cell office:value-type="float" office:value="1983.645" calcext:value-type="float">
            <text:p>1983.645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05" calcext:value-type="float">
            <text:p>1.05</text:p>
          </table:table-cell>
          <table:table-cell office:value-type="float" office:value="31.948" calcext:value-type="float">
            <text:p>31.948</text:p>
          </table:table-cell>
          <table:table-cell office:value-type="float" office:value="1990.954" calcext:value-type="float">
            <text:p>1990.954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04" calcext:value-type="float">
            <text:p>1.04</text:p>
          </table:table-cell>
          <table:table-cell office:value-type="float" office:value="32.193" calcext:value-type="float">
            <text:p>32.193</text:p>
          </table:table-cell>
          <table:table-cell office:value-type="float" office:value="2006.986" calcext:value-type="float">
            <text:p>2006.986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05" calcext:value-type="float">
            <text:p>1.05</text:p>
          </table:table-cell>
          <table:table-cell office:value-type="float" office:value="31.817" calcext:value-type="float">
            <text:p>31.817</text:p>
          </table:table-cell>
          <table:table-cell office:value-type="float" office:value="2475.744" calcext:value-type="float">
            <text:p>2475.744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05" calcext:value-type="float">
            <text:p>1.05</text:p>
          </table:table-cell>
          <table:table-cell office:value-type="float" office:value="32.059" calcext:value-type="float">
            <text:p>32.059</text:p>
          </table:table-cell>
          <table:table-cell office:value-type="float" office:value="2617.512" calcext:value-type="float">
            <text:p>2617.512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06" calcext:value-type="float">
            <text:p>1.06</text:p>
          </table:table-cell>
          <table:table-cell office:value-type="float" office:value="31.689" calcext:value-type="float">
            <text:p>31.689</text:p>
          </table:table-cell>
          <table:table-cell office:value-type="float" office:value="2146.505" calcext:value-type="float">
            <text:p>2146.505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06" calcext:value-type="float">
            <text:p>1.06</text:p>
          </table:table-cell>
          <table:table-cell office:value-type="float" office:value="31.658" calcext:value-type="float">
            <text:p>31.658</text:p>
          </table:table-cell>
          <table:table-cell office:value-type="float" office:value="1987.36" calcext:value-type="float">
            <text:p>1987.36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93.1" calcext:value-type="float">
            <text:p>93.1</text:p>
          </table:table-cell>
          <table:table-cell office:value-type="float" office:value="1476.322" calcext:value-type="float">
            <text:p>1476.322</text:p>
          </table:table-cell>
          <table:table-cell office:value-type="float" office:value="3882.695" calcext:value-type="float">
            <text:p>3882.695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92.77" calcext:value-type="float">
            <text:p>92.77</text:p>
          </table:table-cell>
          <table:table-cell office:value-type="float" office:value="1481.564" calcext:value-type="float">
            <text:p>1481.564</text:p>
          </table:table-cell>
          <table:table-cell office:value-type="float" office:value="6168.18" calcext:value-type="float">
            <text:p>6168.18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93.57" calcext:value-type="float">
            <text:p>93.57</text:p>
          </table:table-cell>
          <table:table-cell office:value-type="float" office:value="1468.873" calcext:value-type="float">
            <text:p>1468.873</text:p>
          </table:table-cell>
          <table:table-cell office:value-type="float" office:value="5846.414" calcext:value-type="float">
            <text:p>5846.414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92.51" calcext:value-type="float">
            <text:p>92.51</text:p>
          </table:table-cell>
          <table:table-cell office:value-type="float" office:value="1485.702" calcext:value-type="float">
            <text:p>1485.702</text:p>
          </table:table-cell>
          <table:table-cell office:value-type="float" office:value="5806.1" calcext:value-type="float">
            <text:p>5806.1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92.57" calcext:value-type="float">
            <text:p>92.57</text:p>
          </table:table-cell>
          <table:table-cell office:value-type="float" office:value="1484.643" calcext:value-type="float">
            <text:p>1484.643</text:p>
          </table:table-cell>
          <table:table-cell office:value-type="float" office:value="5591.045" calcext:value-type="float">
            <text:p>5591.045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92.44" calcext:value-type="float">
            <text:p>92.44</text:p>
          </table:table-cell>
          <table:table-cell office:value-type="float" office:value="1486.721" calcext:value-type="float">
            <text:p>1486.721</text:p>
          </table:table-cell>
          <table:table-cell office:value-type="float" office:value="5719.976" calcext:value-type="float">
            <text:p>5719.976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92.83" calcext:value-type="float">
            <text:p>92.83</text:p>
          </table:table-cell>
          <table:table-cell office:value-type="float" office:value="1480.579" calcext:value-type="float">
            <text:p>1480.579</text:p>
          </table:table-cell>
          <table:table-cell office:value-type="float" office:value="6025.783" calcext:value-type="float">
            <text:p>6025.783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92.39" calcext:value-type="float">
            <text:p>92.39</text:p>
          </table:table-cell>
          <table:table-cell office:value-type="float" office:value="1487.565" calcext:value-type="float">
            <text:p>1487.565</text:p>
          </table:table-cell>
          <table:table-cell office:value-type="float" office:value="6645.811" calcext:value-type="float">
            <text:p>6645.811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92.38" calcext:value-type="float">
            <text:p>92.38</text:p>
          </table:table-cell>
          <table:table-cell office:value-type="float" office:value="1487.747" calcext:value-type="float">
            <text:p>1487.747</text:p>
          </table:table-cell>
          <table:table-cell office:value-type="float" office:value="5943.777" calcext:value-type="float">
            <text:p>5943.777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92.58" calcext:value-type="float">
            <text:p>92.58</text:p>
          </table:table-cell>
          <table:table-cell office:value-type="float" office:value="1484.606" calcext:value-type="float">
            <text:p>1484.606</text:p>
          </table:table-cell>
          <table:table-cell office:value-type="float" office:value="6144.746" calcext:value-type="float">
            <text:p>6144.746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.6" calcext:value-type="float">
            <text:p>1.6</text:p>
          </table:table-cell>
          <table:table-cell office:value-type="float" office:value="1343.469" calcext:value-type="float">
            <text:p>1343.469</text:p>
          </table:table-cell>
          <table:table-cell office:value-type="float" office:value="112.698" calcext:value-type="float">
            <text:p>112.698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.57" calcext:value-type="float">
            <text:p>1.57</text:p>
          </table:table-cell>
          <table:table-cell office:value-type="float" office:value="1364.007" calcext:value-type="float">
            <text:p>1364.007</text:p>
          </table:table-cell>
          <table:table-cell office:value-type="float" office:value="130.955" calcext:value-type="float">
            <text:p>130.955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.58" calcext:value-type="float">
            <text:p>1.58</text:p>
          </table:table-cell>
          <table:table-cell office:value-type="float" office:value="1358.649" calcext:value-type="float">
            <text:p>1358.649</text:p>
          </table:table-cell>
          <table:table-cell office:value-type="float" office:value="116.582" calcext:value-type="float">
            <text:p>116.582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.44" calcext:value-type="float">
            <text:p>1.44</text:p>
          </table:table-cell>
          <table:table-cell office:value-type="float" office:value="1486.662" calcext:value-type="float">
            <text:p>1486.662</text:p>
          </table:table-cell>
          <table:table-cell office:value-type="float" office:value="263.149" calcext:value-type="float">
            <text:p>263.149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.55" calcext:value-type="float">
            <text:p>1.55</text:p>
          </table:table-cell>
          <table:table-cell office:value-type="float" office:value="1381.207" calcext:value-type="float">
            <text:p>1381.207</text:p>
          </table:table-cell>
          <table:table-cell office:value-type="float" office:value="103.915" calcext:value-type="float">
            <text:p>103.915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.62" calcext:value-type="float">
            <text:p>1.62</text:p>
          </table:table-cell>
          <table:table-cell office:value-type="float" office:value="1324.815" calcext:value-type="float">
            <text:p>1324.815</text:p>
          </table:table-cell>
          <table:table-cell office:value-type="float" office:value="54.73" calcext:value-type="float">
            <text:p>54.73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.62" calcext:value-type="float">
            <text:p>1.62</text:p>
          </table:table-cell>
          <table:table-cell office:value-type="float" office:value="1325.605" calcext:value-type="float">
            <text:p>1325.605</text:p>
          </table:table-cell>
          <table:table-cell office:value-type="float" office:value="71.592" calcext:value-type="float">
            <text:p>71.592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.63" calcext:value-type="float">
            <text:p>1.63</text:p>
          </table:table-cell>
          <table:table-cell office:value-type="float" office:value="1315.113" calcext:value-type="float">
            <text:p>1315.113</text:p>
          </table:table-cell>
          <table:table-cell office:value-type="float" office:value="72.397" calcext:value-type="float">
            <text:p>72.397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.59" calcext:value-type="float">
            <text:p>1.59</text:p>
          </table:table-cell>
          <table:table-cell office:value-type="float" office:value="1348.567" calcext:value-type="float">
            <text:p>1348.567</text:p>
          </table:table-cell>
          <table:table-cell office:value-type="float" office:value="94.315" calcext:value-type="float">
            <text:p>94.315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.58" calcext:value-type="float">
            <text:p>1.58</text:p>
          </table:table-cell>
          <table:table-cell office:value-type="float" office:value="1362.04" calcext:value-type="float">
            <text:p>1362.04</text:p>
          </table:table-cell>
          <table:table-cell office:value-type="float" office:value="91.046" calcext:value-type="float">
            <text:p>91.046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06" calcext:value-type="float">
            <text:p>1.06</text:p>
          </table:table-cell>
          <table:table-cell office:value-type="float" office:value="31.684" calcext:value-type="float">
            <text:p>31.684</text:p>
          </table:table-cell>
          <table:table-cell office:value-type="float" office:value="9.94" calcext:value-type="float">
            <text:p>9.94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46" calcext:value-type="float">
            <text:p>1.46</text:p>
          </table:table-cell>
          <table:table-cell office:value-type="float" office:value="22.933" calcext:value-type="float">
            <text:p>22.933</text:p>
          </table:table-cell>
          <table:table-cell office:value-type="float" office:value="5.452" calcext:value-type="float">
            <text:p>5.452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06" calcext:value-type="float">
            <text:p>1.06</text:p>
          </table:table-cell>
          <table:table-cell office:value-type="float" office:value="31.698" calcext:value-type="float">
            <text:p>31.698</text:p>
          </table:table-cell>
          <table:table-cell office:value-type="float" office:value="13.602" calcext:value-type="float">
            <text:p>13.602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85" calcext:value-type="float">
            <text:p>0.85</text:p>
          </table:table-cell>
          <table:table-cell office:value-type="float" office:value="39.543" calcext:value-type="float">
            <text:p>39.543</text:p>
          </table:table-cell>
          <table:table-cell office:value-type="float" office:value="21.633" calcext:value-type="float">
            <text:p>21.633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94" calcext:value-type="float">
            <text:p>0.94</text:p>
          </table:table-cell>
          <table:table-cell office:value-type="float" office:value="35.584" calcext:value-type="float">
            <text:p>35.584</text:p>
          </table:table-cell>
          <table:table-cell office:value-type="float" office:value="16.736" calcext:value-type="float">
            <text:p>16.736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28" calcext:value-type="float">
            <text:p>1.28</text:p>
          </table:table-cell>
          <table:table-cell office:value-type="float" office:value="26.168" calcext:value-type="float">
            <text:p>26.168</text:p>
          </table:table-cell>
          <table:table-cell office:value-type="float" office:value="8.52" calcext:value-type="float">
            <text:p>8.52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71" calcext:value-type="float">
            <text:p>1.71</text:p>
          </table:table-cell>
          <table:table-cell office:value-type="float" office:value="19.603" calcext:value-type="float">
            <text:p>19.603</text:p>
          </table:table-cell>
          <table:table-cell office:value-type="float" office:value="1.512" calcext:value-type="float">
            <text:p>1.512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72" calcext:value-type="float">
            <text:p>1.72</text:p>
          </table:table-cell>
          <table:table-cell office:value-type="float" office:value="19.549" calcext:value-type="float">
            <text:p>19.549</text:p>
          </table:table-cell>
          <table:table-cell office:value-type="float" office:value="1.518" calcext:value-type="float">
            <text:p>1.518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71" calcext:value-type="float">
            <text:p>1.71</text:p>
          </table:table-cell>
          <table:table-cell office:value-type="float" office:value="19.65" calcext:value-type="float">
            <text:p>19.65</text:p>
          </table:table-cell>
          <table:table-cell office:value-type="float" office:value="1.631" calcext:value-type="float">
            <text:p>1.631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05" calcext:value-type="float">
            <text:p>1.05</text:p>
          </table:table-cell>
          <table:table-cell office:value-type="float" office:value="31.857" calcext:value-type="float">
            <text:p>31.857</text:p>
          </table:table-cell>
          <table:table-cell office:value-type="float" office:value="13.587" calcext:value-type="float">
            <text:p>13.587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.64" calcext:value-type="float">
            <text:p>1.64</text:p>
          </table:table-cell>
          <table:table-cell office:value-type="float" office:value="83759.239" calcext:value-type="float">
            <text:p>83759.239</text:p>
          </table:table-cell>
          <table:table-cell office:value-type="float" office:value="1834.248" calcext:value-type="float">
            <text:p>1834.248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.64" calcext:value-type="float">
            <text:p>1.64</text:p>
          </table:table-cell>
          <table:table-cell office:value-type="float" office:value="83830.838" calcext:value-type="float">
            <text:p>83830.838</text:p>
          </table:table-cell>
          <table:table-cell office:value-type="float" office:value="1606.446" calcext:value-type="float">
            <text:p>1606.446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.64" calcext:value-type="float">
            <text:p>1.64</text:p>
          </table:table-cell>
          <table:table-cell office:value-type="float" office:value="84048.98" calcext:value-type="float">
            <text:p>84048.98</text:p>
          </table:table-cell>
          <table:table-cell office:value-type="float" office:value="1717.299" calcext:value-type="float">
            <text:p>1717.299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.65" calcext:value-type="float">
            <text:p>1.65</text:p>
          </table:table-cell>
          <table:table-cell office:value-type="float" office:value="83493.949" calcext:value-type="float">
            <text:p>83493.949</text:p>
          </table:table-cell>
          <table:table-cell office:value-type="float" office:value="1651.913" calcext:value-type="float">
            <text:p>1651.913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.64" calcext:value-type="float">
            <text:p>1.64</text:p>
          </table:table-cell>
          <table:table-cell office:value-type="float" office:value="83659.533" calcext:value-type="float">
            <text:p>83659.533</text:p>
          </table:table-cell>
          <table:table-cell office:value-type="float" office:value="1546.472" calcext:value-type="float">
            <text:p>1546.472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.65" calcext:value-type="float">
            <text:p>1.65</text:p>
          </table:table-cell>
          <table:table-cell office:value-type="float" office:value="83426.843" calcext:value-type="float">
            <text:p>83426.843</text:p>
          </table:table-cell>
          <table:table-cell office:value-type="float" office:value="1171.631" calcext:value-type="float">
            <text:p>1171.631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.63" calcext:value-type="float">
            <text:p>1.63</text:p>
          </table:table-cell>
          <table:table-cell office:value-type="float" office:value="84391.334" calcext:value-type="float">
            <text:p>84391.334</text:p>
          </table:table-cell>
          <table:table-cell office:value-type="float" office:value="1528.127" calcext:value-type="float">
            <text:p>1528.127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.63" calcext:value-type="float">
            <text:p>1.63</text:p>
          </table:table-cell>
          <table:table-cell office:value-type="float" office:value="84153.913" calcext:value-type="float">
            <text:p>84153.913</text:p>
          </table:table-cell>
          <table:table-cell office:value-type="float" office:value="2009.406" calcext:value-type="float">
            <text:p>2009.406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.61" calcext:value-type="float">
            <text:p>1.61</text:p>
          </table:table-cell>
          <table:table-cell office:value-type="float" office:value="85548.498" calcext:value-type="float">
            <text:p>85548.498</text:p>
          </table:table-cell>
          <table:table-cell office:value-type="float" office:value="2196.169" calcext:value-type="float">
            <text:p>2196.169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.63" calcext:value-type="float">
            <text:p>1.63</text:p>
          </table:table-cell>
          <table:table-cell office:value-type="float" office:value="84412.504" calcext:value-type="float">
            <text:p>84412.504</text:p>
          </table:table-cell>
          <table:table-cell office:value-type="float" office:value="1689.046" calcext:value-type="float">
            <text:p>1689.046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21.28" calcext:value-type="float">
            <text:p>21.28</text:p>
          </table:table-cell>
          <table:table-cell office:value-type="float" office:value="100.903" calcext:value-type="float">
            <text:p>100.903</text:p>
          </table:table-cell>
          <table:table-cell office:value-type="float" office:value="579.009" calcext:value-type="float">
            <text:p>579.009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21.26" calcext:value-type="float">
            <text:p>21.26</text:p>
          </table:table-cell>
          <table:table-cell office:value-type="float" office:value="101.027" calcext:value-type="float">
            <text:p>101.027</text:p>
          </table:table-cell>
          <table:table-cell office:value-type="float" office:value="864.889" calcext:value-type="float">
            <text:p>864.889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21.21" calcext:value-type="float">
            <text:p>21.21</text:p>
          </table:table-cell>
          <table:table-cell office:value-type="float" office:value="101.257" calcext:value-type="float">
            <text:p>101.257</text:p>
          </table:table-cell>
          <table:table-cell office:value-type="float" office:value="861.539" calcext:value-type="float">
            <text:p>861.539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21.29" calcext:value-type="float">
            <text:p>21.29</text:p>
          </table:table-cell>
          <table:table-cell office:value-type="float" office:value="100.888" calcext:value-type="float">
            <text:p>100.888</text:p>
          </table:table-cell>
          <table:table-cell office:value-type="float" office:value="843.397" calcext:value-type="float">
            <text:p>843.397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21.29" calcext:value-type="float">
            <text:p>21.29</text:p>
          </table:table-cell>
          <table:table-cell office:value-type="float" office:value="100.89" calcext:value-type="float">
            <text:p>100.89</text:p>
          </table:table-cell>
          <table:table-cell office:value-type="float" office:value="844.95" calcext:value-type="float">
            <text:p>844.95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21.15" calcext:value-type="float">
            <text:p>21.15</text:p>
          </table:table-cell>
          <table:table-cell office:value-type="float" office:value="101.533" calcext:value-type="float">
            <text:p>101.533</text:p>
          </table:table-cell>
          <table:table-cell office:value-type="float" office:value="848.094" calcext:value-type="float">
            <text:p>848.094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21.32" calcext:value-type="float">
            <text:p>21.32</text:p>
          </table:table-cell>
          <table:table-cell office:value-type="float" office:value="100.742" calcext:value-type="float">
            <text:p>100.742</text:p>
          </table:table-cell>
          <table:table-cell office:value-type="float" office:value="823.324" calcext:value-type="float">
            <text:p>823.324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21.22" calcext:value-type="float">
            <text:p>21.22</text:p>
          </table:table-cell>
          <table:table-cell office:value-type="float" office:value="101.213" calcext:value-type="float">
            <text:p>101.213</text:p>
          </table:table-cell>
          <table:table-cell office:value-type="float" office:value="838.279" calcext:value-type="float">
            <text:p>838.279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21.42" calcext:value-type="float">
            <text:p>21.42</text:p>
          </table:table-cell>
          <table:table-cell office:value-type="float" office:value="100.238" calcext:value-type="float">
            <text:p>100.238</text:p>
          </table:table-cell>
          <table:table-cell office:value-type="float" office:value="882.276" calcext:value-type="float">
            <text:p>882.276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21.29" calcext:value-type="float">
            <text:p>21.29</text:p>
          </table:table-cell>
          <table:table-cell office:value-type="float" office:value="100.867" calcext:value-type="float">
            <text:p>100.867</text:p>
          </table:table-cell>
          <table:table-cell office:value-type="float" office:value="840.424" calcext:value-type="float">
            <text:p>840.424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22.65" calcext:value-type="float">
            <text:p>22.65</text:p>
          </table:table-cell>
          <table:table-cell office:value-type="float" office:value="388396.845" calcext:value-type="float">
            <text:p>388396.845</text:p>
          </table:table-cell>
          <table:table-cell office:value-type="float" office:value="19205.812" calcext:value-type="float">
            <text:p>19205.812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22.59" calcext:value-type="float">
            <text:p>22.59</text:p>
          </table:table-cell>
          <table:table-cell office:value-type="float" office:value="389369.878" calcext:value-type="float">
            <text:p>389369.878</text:p>
          </table:table-cell>
          <table:table-cell office:value-type="float" office:value="23475.965" calcext:value-type="float">
            <text:p>23475.965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22.6" calcext:value-type="float">
            <text:p>22.6</text:p>
          </table:table-cell>
          <table:table-cell office:value-type="float" office:value="389254.763" calcext:value-type="float">
            <text:p>389254.763</text:p>
          </table:table-cell>
          <table:table-cell office:value-type="float" office:value="23651.57" calcext:value-type="float">
            <text:p>23651.57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22.58" calcext:value-type="float">
            <text:p>22.58</text:p>
          </table:table-cell>
          <table:table-cell office:value-type="float" office:value="389627.007" calcext:value-type="float">
            <text:p>389627.007</text:p>
          </table:table-cell>
          <table:table-cell office:value-type="float" office:value="23782.315" calcext:value-type="float">
            <text:p>23782.315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22.62" calcext:value-type="float">
            <text:p>22.62</text:p>
          </table:table-cell>
          <table:table-cell office:value-type="float" office:value="388934.576" calcext:value-type="float">
            <text:p>388934.576</text:p>
          </table:table-cell>
          <table:table-cell office:value-type="float" office:value="24708.924" calcext:value-type="float">
            <text:p>24708.924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22.57" calcext:value-type="float">
            <text:p>22.57</text:p>
          </table:table-cell>
          <table:table-cell office:value-type="float" office:value="389706.047" calcext:value-type="float">
            <text:p>389706.047</text:p>
          </table:table-cell>
          <table:table-cell office:value-type="float" office:value="23955.091" calcext:value-type="float">
            <text:p>23955.091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22.62" calcext:value-type="float">
            <text:p>22.62</text:p>
          </table:table-cell>
          <table:table-cell office:value-type="float" office:value="388817.974" calcext:value-type="float">
            <text:p>388817.974</text:p>
          </table:table-cell>
          <table:table-cell office:value-type="float" office:value="23006.486" calcext:value-type="float">
            <text:p>23006.486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22.64" calcext:value-type="float">
            <text:p>22.64</text:p>
          </table:table-cell>
          <table:table-cell office:value-type="float" office:value="388534.134" calcext:value-type="float">
            <text:p>388534.134</text:p>
          </table:table-cell>
          <table:table-cell office:value-type="float" office:value="24400.9" calcext:value-type="float">
            <text:p>24400.9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22.6" calcext:value-type="float">
            <text:p>22.6</text:p>
          </table:table-cell>
          <table:table-cell office:value-type="float" office:value="389180.137" calcext:value-type="float">
            <text:p>389180.137</text:p>
          </table:table-cell>
          <table:table-cell office:value-type="float" office:value="24456.815" calcext:value-type="float">
            <text:p>24456.815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22.61" calcext:value-type="float">
            <text:p>22.61</text:p>
          </table:table-cell>
          <table:table-cell office:value-type="float" office:value="388952.165" calcext:value-type="float">
            <text:p>388952.165</text:p>
          </table:table-cell>
          <table:table-cell office:value-type="float" office:value="24002.731" calcext:value-type="float">
            <text:p>24002.731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88" calcext:value-type="float">
            <text:p>2.88</text:p>
          </table:table-cell>
          <table:table-cell office:value-type="float" office:value="11.639" calcext:value-type="float">
            <text:p>11.639</text:p>
          </table:table-cell>
          <table:table-cell office:value-type="float" office:value="75.973" calcext:value-type="float">
            <text:p>75.973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9" calcext:value-type="float">
            <text:p>2.9</text:p>
          </table:table-cell>
          <table:table-cell office:value-type="float" office:value="11.569" calcext:value-type="float">
            <text:p>11.569</text:p>
          </table:table-cell>
          <table:table-cell office:value-type="float" office:value="247.49" calcext:value-type="float">
            <text:p>247.49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9" calcext:value-type="float">
            <text:p>2.9</text:p>
          </table:table-cell>
          <table:table-cell office:value-type="float" office:value="11.553" calcext:value-type="float">
            <text:p>11.553</text:p>
          </table:table-cell>
          <table:table-cell office:value-type="float" office:value="245.834" calcext:value-type="float">
            <text:p>245.834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86" calcext:value-type="float">
            <text:p>2.86</text:p>
          </table:table-cell>
          <table:table-cell office:value-type="float" office:value="11.736" calcext:value-type="float">
            <text:p>11.736</text:p>
          </table:table-cell>
          <table:table-cell office:value-type="float" office:value="246.994" calcext:value-type="float">
            <text:p>246.994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9" calcext:value-type="float">
            <text:p>2.9</text:p>
          </table:table-cell>
          <table:table-cell office:value-type="float" office:value="11.557" calcext:value-type="float">
            <text:p>11.557</text:p>
          </table:table-cell>
          <table:table-cell office:value-type="float" office:value="246.599" calcext:value-type="float">
            <text:p>246.599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9" calcext:value-type="float">
            <text:p>2.9</text:p>
          </table:table-cell>
          <table:table-cell office:value-type="float" office:value="11.566" calcext:value-type="float">
            <text:p>11.566</text:p>
          </table:table-cell>
          <table:table-cell office:value-type="float" office:value="98.465" calcext:value-type="float">
            <text:p>98.465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9" calcext:value-type="float">
            <text:p>2.9</text:p>
          </table:table-cell>
          <table:table-cell office:value-type="float" office:value="11.569" calcext:value-type="float">
            <text:p>11.569</text:p>
          </table:table-cell>
          <table:table-cell office:value-type="float" office:value="98.444" calcext:value-type="float">
            <text:p>98.444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9" calcext:value-type="float">
            <text:p>2.9</text:p>
          </table:table-cell>
          <table:table-cell office:value-type="float" office:value="11.57" calcext:value-type="float">
            <text:p>11.57</text:p>
          </table:table-cell>
          <table:table-cell office:value-type="float" office:value="98.712" calcext:value-type="float">
            <text:p>98.712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86" calcext:value-type="float">
            <text:p>2.86</text:p>
          </table:table-cell>
          <table:table-cell office:value-type="float" office:value="11.719" calcext:value-type="float">
            <text:p>11.719</text:p>
          </table:table-cell>
          <table:table-cell office:value-type="float" office:value="99.173" calcext:value-type="float">
            <text:p>99.173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9" calcext:value-type="float">
            <text:p>2.9</text:p>
          </table:table-cell>
          <table:table-cell office:value-type="float" office:value="11.569" calcext:value-type="float">
            <text:p>11.569</text:p>
          </table:table-cell>
          <table:table-cell office:value-type="float" office:value="246.06" calcext:value-type="float">
            <text:p>246.06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23.98" calcext:value-type="float">
            <text:p>23.98</text:p>
          </table:table-cell>
          <table:table-cell office:value-type="float" office:value="5732.252" calcext:value-type="float">
            <text:p>5732.252</text:p>
          </table:table-cell>
          <table:table-cell office:value-type="float" office:value="1140.008" calcext:value-type="float">
            <text:p>1140.008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23.98" calcext:value-type="float">
            <text:p>23.98</text:p>
          </table:table-cell>
          <table:table-cell office:value-type="float" office:value="5730.393" calcext:value-type="float">
            <text:p>5730.393</text:p>
          </table:table-cell>
          <table:table-cell office:value-type="float" office:value="1984.325" calcext:value-type="float">
            <text:p>1984.325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23.93" calcext:value-type="float">
            <text:p>23.93</text:p>
          </table:table-cell>
          <table:table-cell office:value-type="float" office:value="5743.267" calcext:value-type="float">
            <text:p>5743.267</text:p>
          </table:table-cell>
          <table:table-cell office:value-type="float" office:value="1937.152" calcext:value-type="float">
            <text:p>1937.152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23.93" calcext:value-type="float">
            <text:p>23.93</text:p>
          </table:table-cell>
          <table:table-cell office:value-type="float" office:value="5744.274" calcext:value-type="float">
            <text:p>5744.274</text:p>
          </table:table-cell>
          <table:table-cell office:value-type="float" office:value="1937.833" calcext:value-type="float">
            <text:p>1937.833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23.84" calcext:value-type="float">
            <text:p>23.84</text:p>
          </table:table-cell>
          <table:table-cell office:value-type="float" office:value="5765.805" calcext:value-type="float">
            <text:p>5765.805</text:p>
          </table:table-cell>
          <table:table-cell office:value-type="float" office:value="1945.289" calcext:value-type="float">
            <text:p>1945.289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23.81" calcext:value-type="float">
            <text:p>23.81</text:p>
          </table:table-cell>
          <table:table-cell office:value-type="float" office:value="5772.792" calcext:value-type="float">
            <text:p>5772.792</text:p>
          </table:table-cell>
          <table:table-cell office:value-type="float" office:value="2023.141" calcext:value-type="float">
            <text:p>2023.141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23.81" calcext:value-type="float">
            <text:p>23.81</text:p>
          </table:table-cell>
          <table:table-cell office:value-type="float" office:value="5771.553" calcext:value-type="float">
            <text:p>5771.553</text:p>
          </table:table-cell>
          <table:table-cell office:value-type="float" office:value="1926.501" calcext:value-type="float">
            <text:p>1926.501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23.75" calcext:value-type="float">
            <text:p>23.75</text:p>
          </table:table-cell>
          <table:table-cell office:value-type="float" office:value="5786.391" calcext:value-type="float">
            <text:p>5786.391</text:p>
          </table:table-cell>
          <table:table-cell office:value-type="float" office:value="1971.012" calcext:value-type="float">
            <text:p>1971.012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23.7" calcext:value-type="float">
            <text:p>23.7</text:p>
          </table:table-cell>
          <table:table-cell office:value-type="float" office:value="5799.071" calcext:value-type="float">
            <text:p>5799.071</text:p>
          </table:table-cell>
          <table:table-cell office:value-type="float" office:value="2044.529" calcext:value-type="float">
            <text:p>2044.529</text:p>
          </table:table-cell>
        </table:table-row>
        <table:table-row table:style-name="ro1">
          <table:table-cell office:value-type="string" calcext:value-type="string">
            <text:p>E5-269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23.74" calcext:value-type="float">
            <text:p>23.74</text:p>
          </table:table-cell>
          <table:table-cell office:value-type="float" office:value="5790.174" calcext:value-type="float">
            <text:p>5790.174</text:p>
          </table:table-cell>
          <table:table-cell office:value-type="float" office:value="1941.875" calcext:value-type="float">
            <text:p>1941.875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17" calcext:value-type="float">
            <text:p>5.17</text:p>
          </table:table-cell>
          <table:table-cell office:value-type="float" office:value="415.069" calcext:value-type="float">
            <text:p>415.069</text:p>
          </table:table-cell>
          <table:table-cell office:value-type="float" office:value="73.534" calcext:value-type="float">
            <text:p>73.534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17" calcext:value-type="float">
            <text:p>5.17</text:p>
          </table:table-cell>
          <table:table-cell office:value-type="float" office:value="415.163" calcext:value-type="float">
            <text:p>415.163</text:p>
          </table:table-cell>
          <table:table-cell office:value-type="float" office:value="34.179" calcext:value-type="float">
            <text:p>34.179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17" calcext:value-type="float">
            <text:p>5.17</text:p>
          </table:table-cell>
          <table:table-cell office:value-type="float" office:value="414.974" calcext:value-type="float">
            <text:p>414.974</text:p>
          </table:table-cell>
          <table:table-cell office:value-type="float" office:value="30.253" calcext:value-type="float">
            <text:p>30.253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17" calcext:value-type="float">
            <text:p>5.17</text:p>
          </table:table-cell>
          <table:table-cell office:value-type="float" office:value="415.154" calcext:value-type="float">
            <text:p>415.154</text:p>
          </table:table-cell>
          <table:table-cell office:value-type="float" office:value="43.413" calcext:value-type="float">
            <text:p>43.413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17" calcext:value-type="float">
            <text:p>5.17</text:p>
          </table:table-cell>
          <table:table-cell office:value-type="float" office:value="415.101" calcext:value-type="float">
            <text:p>415.101</text:p>
          </table:table-cell>
          <table:table-cell office:value-type="float" office:value="40.875" calcext:value-type="float">
            <text:p>40.875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18" calcext:value-type="float">
            <text:p>5.18</text:p>
          </table:table-cell>
          <table:table-cell office:value-type="float" office:value="414.968" calcext:value-type="float">
            <text:p>414.968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17" calcext:value-type="float">
            <text:p>5.17</text:p>
          </table:table-cell>
          <table:table-cell office:value-type="float" office:value="414.994" calcext:value-type="float">
            <text:p>414.994</text:p>
          </table:table-cell>
          <table:table-cell office:value-type="float" office:value="38.733" calcext:value-type="float">
            <text:p>38.733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17" calcext:value-type="float">
            <text:p>5.17</text:p>
          </table:table-cell>
          <table:table-cell office:value-type="float" office:value="415.025" calcext:value-type="float">
            <text:p>415.025</text:p>
          </table:table-cell>
          <table:table-cell office:value-type="float" office:value="33.075" calcext:value-type="float">
            <text:p>33.075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18" calcext:value-type="float">
            <text:p>5.18</text:p>
          </table:table-cell>
          <table:table-cell office:value-type="float" office:value="414.9" calcext:value-type="float">
            <text:p>414.9</text:p>
          </table:table-cell>
          <table:table-cell office:value-type="float" office:value="46.248" calcext:value-type="float">
            <text:p>46.248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17" calcext:value-type="float">
            <text:p>5.17</text:p>
          </table:table-cell>
          <table:table-cell office:value-type="float" office:value="415.132" calcext:value-type="float">
            <text:p>415.132</text:p>
          </table:table-cell>
          <table:table-cell office:value-type="float" office:value="34.467" calcext:value-type="float">
            <text:p>34.467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13" calcext:value-type="float">
            <text:p>5.13</text:p>
          </table:table-cell>
          <table:table-cell office:value-type="float" office:value="6.547" calcext:value-type="float">
            <text:p>6.547</text:p>
          </table:table-cell>
          <table:table-cell office:value-type="float" office:value="48.045" calcext:value-type="float">
            <text:p>48.045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15" calcext:value-type="float">
            <text:p>5.15</text:p>
          </table:table-cell>
          <table:table-cell office:value-type="float" office:value="6.512" calcext:value-type="float">
            <text:p>6.512</text:p>
          </table:table-cell>
          <table:table-cell office:value-type="float" office:value="10.427" calcext:value-type="float">
            <text:p>10.427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14" calcext:value-type="float">
            <text:p>5.14</text:p>
          </table:table-cell>
          <table:table-cell office:value-type="float" office:value="6.527" calcext:value-type="float">
            <text:p>6.527</text:p>
          </table:table-cell>
          <table:table-cell office:value-type="float" office:value="8.912" calcext:value-type="float">
            <text:p>8.912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15" calcext:value-type="float">
            <text:p>5.15</text:p>
          </table:table-cell>
          <table:table-cell office:value-type="float" office:value="6.519" calcext:value-type="float">
            <text:p>6.519</text:p>
          </table:table-cell>
          <table:table-cell office:value-type="float" office:value="10.898" calcext:value-type="float">
            <text:p>10.898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15" calcext:value-type="float">
            <text:p>5.15</text:p>
          </table:table-cell>
          <table:table-cell office:value-type="float" office:value="6.519" calcext:value-type="float">
            <text:p>6.519</text:p>
          </table:table-cell>
          <table:table-cell office:value-type="float" office:value="8.523" calcext:value-type="float">
            <text:p>8.523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15" calcext:value-type="float">
            <text:p>5.15</text:p>
          </table:table-cell>
          <table:table-cell office:value-type="float" office:value="6.512" calcext:value-type="float">
            <text:p>6.512</text:p>
          </table:table-cell>
          <table:table-cell office:value-type="float" office:value="8.157" calcext:value-type="float">
            <text:p>8.157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15" calcext:value-type="float">
            <text:p>5.15</text:p>
          </table:table-cell>
          <table:table-cell office:value-type="float" office:value="6.518" calcext:value-type="float">
            <text:p>6.518</text:p>
          </table:table-cell>
          <table:table-cell office:value-type="float" office:value="8.348" calcext:value-type="float">
            <text:p>8.348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15" calcext:value-type="float">
            <text:p>5.15</text:p>
          </table:table-cell>
          <table:table-cell office:value-type="float" office:value="6.52" calcext:value-type="float">
            <text:p>6.52</text:p>
          </table:table-cell>
          <table:table-cell office:value-type="float" office:value="8.337" calcext:value-type="float">
            <text:p>8.337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15" calcext:value-type="float">
            <text:p>5.15</text:p>
          </table:table-cell>
          <table:table-cell office:value-type="float" office:value="6.519" calcext:value-type="float">
            <text:p>6.519</text:p>
          </table:table-cell>
          <table:table-cell office:value-type="float" office:value="8.196" calcext:value-type="float">
            <text:p>8.196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14" calcext:value-type="float">
            <text:p>5.14</text:p>
          </table:table-cell>
          <table:table-cell office:value-type="float" office:value="6.523" calcext:value-type="float">
            <text:p>6.523</text:p>
          </table:table-cell>
          <table:table-cell office:value-type="float" office:value="8.104" calcext:value-type="float">
            <text:p>8.104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3" calcext:value-type="float">
            <text:p>5.63</text:p>
          </table:table-cell>
          <table:table-cell office:value-type="float" office:value="24414.757" calcext:value-type="float">
            <text:p>24414.757</text:p>
          </table:table-cell>
          <table:table-cell office:value-type="float" office:value="272.37" calcext:value-type="float">
            <text:p>272.37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3" calcext:value-type="float">
            <text:p>5.63</text:p>
          </table:table-cell>
          <table:table-cell office:value-type="float" office:value="24411.045" calcext:value-type="float">
            <text:p>24411.045</text:p>
          </table:table-cell>
          <table:table-cell office:value-type="float" office:value="215.695" calcext:value-type="float">
            <text:p>215.695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3" calcext:value-type="float">
            <text:p>5.63</text:p>
          </table:table-cell>
          <table:table-cell office:value-type="float" office:value="24411.188" calcext:value-type="float">
            <text:p>24411.188</text:p>
          </table:table-cell>
          <table:table-cell office:value-type="float" office:value="188.368" calcext:value-type="float">
            <text:p>188.368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3" calcext:value-type="float">
            <text:p>5.63</text:p>
          </table:table-cell>
          <table:table-cell office:value-type="float" office:value="24400.85" calcext:value-type="float">
            <text:p>24400.85</text:p>
          </table:table-cell>
          <table:table-cell office:value-type="float" office:value="242.688" calcext:value-type="float">
            <text:p>242.688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3" calcext:value-type="float">
            <text:p>5.63</text:p>
          </table:table-cell>
          <table:table-cell office:value-type="float" office:value="24400.178" calcext:value-type="float">
            <text:p>24400.178</text:p>
          </table:table-cell>
          <table:table-cell office:value-type="float" office:value="220.416" calcext:value-type="float">
            <text:p>220.416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3" calcext:value-type="float">
            <text:p>5.63</text:p>
          </table:table-cell>
          <table:table-cell office:value-type="float" office:value="24403.135" calcext:value-type="float">
            <text:p>24403.135</text:p>
          </table:table-cell>
          <table:table-cell office:value-type="float" office:value="212.252" calcext:value-type="float">
            <text:p>212.252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3" calcext:value-type="float">
            <text:p>5.63</text:p>
          </table:table-cell>
          <table:table-cell office:value-type="float" office:value="24400.317" calcext:value-type="float">
            <text:p>24400.317</text:p>
          </table:table-cell>
          <table:table-cell office:value-type="float" office:value="202.59" calcext:value-type="float">
            <text:p>202.59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3" calcext:value-type="float">
            <text:p>5.63</text:p>
          </table:table-cell>
          <table:table-cell office:value-type="float" office:value="24412.484" calcext:value-type="float">
            <text:p>24412.484</text:p>
          </table:table-cell>
          <table:table-cell office:value-type="float" office:value="217.464" calcext:value-type="float">
            <text:p>217.464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3" calcext:value-type="float">
            <text:p>5.63</text:p>
          </table:table-cell>
          <table:table-cell office:value-type="float" office:value="24417.163" calcext:value-type="float">
            <text:p>24417.163</text:p>
          </table:table-cell>
          <table:table-cell office:value-type="float" office:value="225.252" calcext:value-type="float">
            <text:p>225.252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3" calcext:value-type="float">
            <text:p>5.63</text:p>
          </table:table-cell>
          <table:table-cell office:value-type="float" office:value="24401.428" calcext:value-type="float">
            <text:p>24401.428</text:p>
          </table:table-cell>
          <table:table-cell office:value-type="float" office:value="231.672" calcext:value-type="float">
            <text:p>231.672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2" calcext:value-type="float">
            <text:p>5.62</text:p>
          </table:table-cell>
          <table:table-cell office:value-type="float" office:value="381.935" calcext:value-type="float">
            <text:p>381.935</text:p>
          </table:table-cell>
          <table:table-cell office:value-type="float" office:value="249.639" calcext:value-type="float">
            <text:p>249.639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2" calcext:value-type="float">
            <text:p>5.62</text:p>
          </table:table-cell>
          <table:table-cell office:value-type="float" office:value="381.857" calcext:value-type="float">
            <text:p>381.857</text:p>
          </table:table-cell>
          <table:table-cell office:value-type="float" office:value="209.7" calcext:value-type="float">
            <text:p>209.7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2" calcext:value-type="float">
            <text:p>5.62</text:p>
          </table:table-cell>
          <table:table-cell office:value-type="float" office:value="381.841" calcext:value-type="float">
            <text:p>381.841</text:p>
          </table:table-cell>
          <table:table-cell office:value-type="float" office:value="202.399" calcext:value-type="float">
            <text:p>202.399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2" calcext:value-type="float">
            <text:p>5.62</text:p>
          </table:table-cell>
          <table:table-cell office:value-type="float" office:value="381.889" calcext:value-type="float">
            <text:p>381.889</text:p>
          </table:table-cell>
          <table:table-cell office:value-type="float" office:value="184.438" calcext:value-type="float">
            <text:p>184.438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2" calcext:value-type="float">
            <text:p>5.62</text:p>
          </table:table-cell>
          <table:table-cell office:value-type="float" office:value="381.881" calcext:value-type="float">
            <text:p>381.881</text:p>
          </table:table-cell>
          <table:table-cell office:value-type="float" office:value="194.731" calcext:value-type="float">
            <text:p>194.731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2" calcext:value-type="float">
            <text:p>5.62</text:p>
          </table:table-cell>
          <table:table-cell office:value-type="float" office:value="381.875" calcext:value-type="float">
            <text:p>381.875</text:p>
          </table:table-cell>
          <table:table-cell office:value-type="float" office:value="196.595" calcext:value-type="float">
            <text:p>196.595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2" calcext:value-type="float">
            <text:p>5.62</text:p>
          </table:table-cell>
          <table:table-cell office:value-type="float" office:value="381.915" calcext:value-type="float">
            <text:p>381.915</text:p>
          </table:table-cell>
          <table:table-cell office:value-type="float" office:value="190.106" calcext:value-type="float">
            <text:p>190.106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2" calcext:value-type="float">
            <text:p>5.62</text:p>
          </table:table-cell>
          <table:table-cell office:value-type="float" office:value="381.879" calcext:value-type="float">
            <text:p>381.879</text:p>
          </table:table-cell>
          <table:table-cell office:value-type="float" office:value="182.364" calcext:value-type="float">
            <text:p>182.364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2" calcext:value-type="float">
            <text:p>5.62</text:p>
          </table:table-cell>
          <table:table-cell office:value-type="float" office:value="381.87" calcext:value-type="float">
            <text:p>381.87</text:p>
          </table:table-cell>
          <table:table-cell office:value-type="float" office:value="203.843" calcext:value-type="float">
            <text:p>203.843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2" calcext:value-type="float">
            <text:p>5.62</text:p>
          </table:table-cell>
          <table:table-cell office:value-type="float" office:value="381.856" calcext:value-type="float">
            <text:p>381.856</text:p>
          </table:table-cell>
          <table:table-cell office:value-type="float" office:value="192.435" calcext:value-type="float">
            <text:p>192.435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78" calcext:value-type="float">
            <text:p>4.78</text:p>
          </table:table-cell>
          <table:table-cell office:value-type="float" office:value="7.015" calcext:value-type="float">
            <text:p>7.015</text:p>
          </table:table-cell>
          <table:table-cell office:value-type="float" office:value="96.166" calcext:value-type="float">
            <text:p>96.166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76" calcext:value-type="float">
            <text:p>4.76</text:p>
          </table:table-cell>
          <table:table-cell office:value-type="float" office:value="7.05" calcext:value-type="float">
            <text:p>7.05</text:p>
          </table:table-cell>
          <table:table-cell office:value-type="float" office:value="54.381" calcext:value-type="float">
            <text:p>54.381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13" calcext:value-type="float">
            <text:p>5.13</text:p>
          </table:table-cell>
          <table:table-cell office:value-type="float" office:value="6.538" calcext:value-type="float">
            <text:p>6.538</text:p>
          </table:table-cell>
          <table:table-cell office:value-type="float" office:value="51.138" calcext:value-type="float">
            <text:p>51.138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13" calcext:value-type="float">
            <text:p>5.13</text:p>
          </table:table-cell>
          <table:table-cell office:value-type="float" office:value="6.538" calcext:value-type="float">
            <text:p>6.538</text:p>
          </table:table-cell>
          <table:table-cell office:value-type="float" office:value="55.787" calcext:value-type="float">
            <text:p>55.787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01" calcext:value-type="float">
            <text:p>5.01</text:p>
          </table:table-cell>
          <table:table-cell office:value-type="float" office:value="6.693" calcext:value-type="float">
            <text:p>6.693</text:p>
          </table:table-cell>
          <table:table-cell office:value-type="float" office:value="45.944" calcext:value-type="float">
            <text:p>45.944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09" calcext:value-type="float">
            <text:p>5.09</text:p>
          </table:table-cell>
          <table:table-cell office:value-type="float" office:value="6.597" calcext:value-type="float">
            <text:p>6.597</text:p>
          </table:table-cell>
          <table:table-cell office:value-type="float" office:value="36.217" calcext:value-type="float">
            <text:p>36.217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15" calcext:value-type="float">
            <text:p>5.15</text:p>
          </table:table-cell>
          <table:table-cell office:value-type="float" office:value="6.514" calcext:value-type="float">
            <text:p>6.514</text:p>
          </table:table-cell>
          <table:table-cell office:value-type="float" office:value="35.472" calcext:value-type="float">
            <text:p>35.472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15" calcext:value-type="float">
            <text:p>5.15</text:p>
          </table:table-cell>
          <table:table-cell office:value-type="float" office:value="6.517" calcext:value-type="float">
            <text:p>6.517</text:p>
          </table:table-cell>
          <table:table-cell office:value-type="float" office:value="42.554" calcext:value-type="float">
            <text:p>42.554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95" calcext:value-type="float">
            <text:p>4.95</text:p>
          </table:table-cell>
          <table:table-cell office:value-type="float" office:value="6.772" calcext:value-type="float">
            <text:p>6.772</text:p>
          </table:table-cell>
          <table:table-cell office:value-type="float" office:value="38.305" calcext:value-type="float">
            <text:p>38.305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13" calcext:value-type="float">
            <text:p>5.13</text:p>
          </table:table-cell>
          <table:table-cell office:value-type="float" office:value="6.535" calcext:value-type="float">
            <text:p>6.535</text:p>
          </table:table-cell>
          <table:table-cell office:value-type="float" office:value="37.891" calcext:value-type="float">
            <text:p>37.891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8" calcext:value-type="float">
            <text:p>5.68</text:p>
          </table:table-cell>
          <table:table-cell office:value-type="float" office:value="24204.404" calcext:value-type="float">
            <text:p>24204.404</text:p>
          </table:table-cell>
          <table:table-cell office:value-type="float" office:value="1001.757" calcext:value-type="float">
            <text:p>1001.757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8" calcext:value-type="float">
            <text:p>5.68</text:p>
          </table:table-cell>
          <table:table-cell office:value-type="float" office:value="24204.976" calcext:value-type="float">
            <text:p>24204.976</text:p>
          </table:table-cell>
          <table:table-cell office:value-type="float" office:value="942.748" calcext:value-type="float">
            <text:p>942.748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8" calcext:value-type="float">
            <text:p>5.68</text:p>
          </table:table-cell>
          <table:table-cell office:value-type="float" office:value="24202.621" calcext:value-type="float">
            <text:p>24202.621</text:p>
          </table:table-cell>
          <table:table-cell office:value-type="float" office:value="871.809" calcext:value-type="float">
            <text:p>871.809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8" calcext:value-type="float">
            <text:p>5.68</text:p>
          </table:table-cell>
          <table:table-cell office:value-type="float" office:value="24204.94" calcext:value-type="float">
            <text:p>24204.94</text:p>
          </table:table-cell>
          <table:table-cell office:value-type="float" office:value="897.949" calcext:value-type="float">
            <text:p>897.949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8" calcext:value-type="float">
            <text:p>5.68</text:p>
          </table:table-cell>
          <table:table-cell office:value-type="float" office:value="24184.229" calcext:value-type="float">
            <text:p>24184.229</text:p>
          </table:table-cell>
          <table:table-cell office:value-type="float" office:value="849.596" calcext:value-type="float">
            <text:p>849.596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8" calcext:value-type="float">
            <text:p>5.68</text:p>
          </table:table-cell>
          <table:table-cell office:value-type="float" office:value="24203.956" calcext:value-type="float">
            <text:p>24203.956</text:p>
          </table:table-cell>
          <table:table-cell office:value-type="float" office:value="816.987" calcext:value-type="float">
            <text:p>816.987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8" calcext:value-type="float">
            <text:p>5.68</text:p>
          </table:table-cell>
          <table:table-cell office:value-type="float" office:value="24185.59" calcext:value-type="float">
            <text:p>24185.59</text:p>
          </table:table-cell>
          <table:table-cell office:value-type="float" office:value="898.191" calcext:value-type="float">
            <text:p>898.191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8" calcext:value-type="float">
            <text:p>5.68</text:p>
          </table:table-cell>
          <table:table-cell office:value-type="float" office:value="24204.668" calcext:value-type="float">
            <text:p>24204.668</text:p>
          </table:table-cell>
          <table:table-cell office:value-type="float" office:value="825.53" calcext:value-type="float">
            <text:p>825.53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8" calcext:value-type="float">
            <text:p>5.68</text:p>
          </table:table-cell>
          <table:table-cell office:value-type="float" office:value="24185.888" calcext:value-type="float">
            <text:p>24185.888</text:p>
          </table:table-cell>
          <table:table-cell office:value-type="float" office:value="796.217" calcext:value-type="float">
            <text:p>796.217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8" calcext:value-type="float">
            <text:p>5.68</text:p>
          </table:table-cell>
          <table:table-cell office:value-type="float" office:value="24184.161" calcext:value-type="float">
            <text:p>24184.161</text:p>
          </table:table-cell>
          <table:table-cell office:value-type="float" office:value="898.708" calcext:value-type="float">
            <text:p>898.708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49" calcext:value-type="float">
            <text:p>5.49</text:p>
          </table:table-cell>
          <table:table-cell office:value-type="float" office:value="391.457" calcext:value-type="float">
            <text:p>391.457</text:p>
          </table:table-cell>
          <table:table-cell office:value-type="float" office:value="1896.487" calcext:value-type="float">
            <text:p>1896.487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49" calcext:value-type="float">
            <text:p>5.49</text:p>
          </table:table-cell>
          <table:table-cell office:value-type="float" office:value="391.245" calcext:value-type="float">
            <text:p>391.245</text:p>
          </table:table-cell>
          <table:table-cell office:value-type="float" office:value="1669.043" calcext:value-type="float">
            <text:p>1669.043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49" calcext:value-type="float">
            <text:p>5.49</text:p>
          </table:table-cell>
          <table:table-cell office:value-type="float" office:value="391.182" calcext:value-type="float">
            <text:p>391.182</text:p>
          </table:table-cell>
          <table:table-cell office:value-type="float" office:value="1986.43" calcext:value-type="float">
            <text:p>1986.43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49" calcext:value-type="float">
            <text:p>5.49</text:p>
          </table:table-cell>
          <table:table-cell office:value-type="float" office:value="391.34" calcext:value-type="float">
            <text:p>391.34</text:p>
          </table:table-cell>
          <table:table-cell office:value-type="float" office:value="1923.14" calcext:value-type="float">
            <text:p>1923.14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49" calcext:value-type="float">
            <text:p>5.49</text:p>
          </table:table-cell>
          <table:table-cell office:value-type="float" office:value="391.294" calcext:value-type="float">
            <text:p>391.294</text:p>
          </table:table-cell>
          <table:table-cell office:value-type="float" office:value="1791.514" calcext:value-type="float">
            <text:p>1791.514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49" calcext:value-type="float">
            <text:p>5.49</text:p>
          </table:table-cell>
          <table:table-cell office:value-type="float" office:value="391.432" calcext:value-type="float">
            <text:p>391.432</text:p>
          </table:table-cell>
          <table:table-cell office:value-type="float" office:value="1868.15" calcext:value-type="float">
            <text:p>1868.15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49" calcext:value-type="float">
            <text:p>5.49</text:p>
          </table:table-cell>
          <table:table-cell office:value-type="float" office:value="391.16" calcext:value-type="float">
            <text:p>391.16</text:p>
          </table:table-cell>
          <table:table-cell office:value-type="float" office:value="1852.126" calcext:value-type="float">
            <text:p>1852.126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49" calcext:value-type="float">
            <text:p>5.49</text:p>
          </table:table-cell>
          <table:table-cell office:value-type="float" office:value="391.251" calcext:value-type="float">
            <text:p>391.251</text:p>
          </table:table-cell>
          <table:table-cell office:value-type="float" office:value="1740.723" calcext:value-type="float">
            <text:p>1740.723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49" calcext:value-type="float">
            <text:p>5.49</text:p>
          </table:table-cell>
          <table:table-cell office:value-type="float" office:value="391.34" calcext:value-type="float">
            <text:p>391.34</text:p>
          </table:table-cell>
          <table:table-cell office:value-type="float" office:value="1813.359" calcext:value-type="float">
            <text:p>1813.359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48" calcext:value-type="float">
            <text:p>5.48</text:p>
          </table:table-cell>
          <table:table-cell office:value-type="float" office:value="391.539" calcext:value-type="float">
            <text:p>391.539</text:p>
          </table:table-cell>
          <table:table-cell office:value-type="float" office:value="1806.197" calcext:value-type="float">
            <text:p>1806.197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71" calcext:value-type="float">
            <text:p>5.71</text:p>
          </table:table-cell>
          <table:table-cell office:value-type="float" office:value="1541299.247" calcext:value-type="float">
            <text:p>1541299.247</text:p>
          </table:table-cell>
          <table:table-cell office:value-type="float" office:value="30705.432" calcext:value-type="float">
            <text:p>30705.432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71" calcext:value-type="float">
            <text:p>5.71</text:p>
          </table:table-cell>
          <table:table-cell office:value-type="float" office:value="1541262.803" calcext:value-type="float">
            <text:p>1541262.803</text:p>
          </table:table-cell>
          <table:table-cell office:value-type="float" office:value="30598.664" calcext:value-type="float">
            <text:p>30598.664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71" calcext:value-type="float">
            <text:p>5.71</text:p>
          </table:table-cell>
          <table:table-cell office:value-type="float" office:value="1541272.607" calcext:value-type="float">
            <text:p>1541272.607</text:p>
          </table:table-cell>
          <table:table-cell office:value-type="float" office:value="30745.787" calcext:value-type="float">
            <text:p>30745.787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71" calcext:value-type="float">
            <text:p>5.71</text:p>
          </table:table-cell>
          <table:table-cell office:value-type="float" office:value="1541239.567" calcext:value-type="float">
            <text:p>1541239.567</text:p>
          </table:table-cell>
          <table:table-cell office:value-type="float" office:value="30183.489" calcext:value-type="float">
            <text:p>30183.489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71" calcext:value-type="float">
            <text:p>5.71</text:p>
          </table:table-cell>
          <table:table-cell office:value-type="float" office:value="1541272.353" calcext:value-type="float">
            <text:p>1541272.353</text:p>
          </table:table-cell>
          <table:table-cell office:value-type="float" office:value="29838.024" calcext:value-type="float">
            <text:p>29838.024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71" calcext:value-type="float">
            <text:p>5.71</text:p>
          </table:table-cell>
          <table:table-cell office:value-type="float" office:value="1541265.149" calcext:value-type="float">
            <text:p>1541265.149</text:p>
          </table:table-cell>
          <table:table-cell office:value-type="float" office:value="30518.09" calcext:value-type="float">
            <text:p>30518.09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71" calcext:value-type="float">
            <text:p>5.71</text:p>
          </table:table-cell>
          <table:table-cell office:value-type="float" office:value="1541230.996" calcext:value-type="float">
            <text:p>1541230.996</text:p>
          </table:table-cell>
          <table:table-cell office:value-type="float" office:value="30164.562" calcext:value-type="float">
            <text:p>30164.562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71" calcext:value-type="float">
            <text:p>5.71</text:p>
          </table:table-cell>
          <table:table-cell office:value-type="float" office:value="1541246.634" calcext:value-type="float">
            <text:p>1541246.634</text:p>
          </table:table-cell>
          <table:table-cell office:value-type="float" office:value="29718.903" calcext:value-type="float">
            <text:p>29718.903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71" calcext:value-type="float">
            <text:p>5.71</text:p>
          </table:table-cell>
          <table:table-cell office:value-type="float" office:value="1541326.843" calcext:value-type="float">
            <text:p>1541326.843</text:p>
          </table:table-cell>
          <table:table-cell office:value-type="float" office:value="30055.759" calcext:value-type="float">
            <text:p>30055.759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71" calcext:value-type="float">
            <text:p>5.71</text:p>
          </table:table-cell>
          <table:table-cell office:value-type="float" office:value="1541266.078" calcext:value-type="float">
            <text:p>1541266.078</text:p>
          </table:table-cell>
          <table:table-cell office:value-type="float" office:value="30196.712" calcext:value-type="float">
            <text:p>30196.712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08" calcext:value-type="float">
            <text:p>2.08</text:p>
          </table:table-cell>
          <table:table-cell office:value-type="float" office:value="16.149" calcext:value-type="float">
            <text:p>16.149</text:p>
          </table:table-cell>
          <table:table-cell office:value-type="float" office:value="510.822" calcext:value-type="float">
            <text:p>510.822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07" calcext:value-type="float">
            <text:p>2.07</text:p>
          </table:table-cell>
          <table:table-cell office:value-type="float" office:value="16.22" calcext:value-type="float">
            <text:p>16.22</text:p>
          </table:table-cell>
          <table:table-cell office:value-type="float" office:value="506.974" calcext:value-type="float">
            <text:p>506.974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08" calcext:value-type="float">
            <text:p>2.08</text:p>
          </table:table-cell>
          <table:table-cell office:value-type="float" office:value="16.152" calcext:value-type="float">
            <text:p>16.152</text:p>
          </table:table-cell>
          <table:table-cell office:value-type="float" office:value="479.722" calcext:value-type="float">
            <text:p>479.722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08" calcext:value-type="float">
            <text:p>2.08</text:p>
          </table:table-cell>
          <table:table-cell office:value-type="float" office:value="16.139" calcext:value-type="float">
            <text:p>16.139</text:p>
          </table:table-cell>
          <table:table-cell office:value-type="float" office:value="490.48" calcext:value-type="float">
            <text:p>490.48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08" calcext:value-type="float">
            <text:p>2.08</text:p>
          </table:table-cell>
          <table:table-cell office:value-type="float" office:value="16.13" calcext:value-type="float">
            <text:p>16.13</text:p>
          </table:table-cell>
          <table:table-cell office:value-type="float" office:value="434.439" calcext:value-type="float">
            <text:p>434.439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08" calcext:value-type="float">
            <text:p>2.08</text:p>
          </table:table-cell>
          <table:table-cell office:value-type="float" office:value="16.096" calcext:value-type="float">
            <text:p>16.096</text:p>
          </table:table-cell>
          <table:table-cell office:value-type="float" office:value="424.312" calcext:value-type="float">
            <text:p>424.312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09" calcext:value-type="float">
            <text:p>2.09</text:p>
          </table:table-cell>
          <table:table-cell office:value-type="float" office:value="16.046" calcext:value-type="float">
            <text:p>16.046</text:p>
          </table:table-cell>
          <table:table-cell office:value-type="float" office:value="344.834" calcext:value-type="float">
            <text:p>344.834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08" calcext:value-type="float">
            <text:p>2.08</text:p>
          </table:table-cell>
          <table:table-cell office:value-type="float" office:value="16.103" calcext:value-type="float">
            <text:p>16.103</text:p>
          </table:table-cell>
          <table:table-cell office:value-type="float" office:value="372.685" calcext:value-type="float">
            <text:p>372.685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08" calcext:value-type="float">
            <text:p>2.08</text:p>
          </table:table-cell>
          <table:table-cell office:value-type="float" office:value="16.124" calcext:value-type="float">
            <text:p>16.124</text:p>
          </table:table-cell>
          <table:table-cell office:value-type="float" office:value="415.628" calcext:value-type="float">
            <text:p>415.628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08" calcext:value-type="float">
            <text:p>2.08</text:p>
          </table:table-cell>
          <table:table-cell office:value-type="float" office:value="16.154" calcext:value-type="float">
            <text:p>16.154</text:p>
          </table:table-cell>
          <table:table-cell office:value-type="float" office:value="478.862" calcext:value-type="float">
            <text:p>478.862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9" calcext:value-type="float">
            <text:p>5.69</text:p>
          </table:table-cell>
          <table:table-cell office:value-type="float" office:value="24145.754" calcext:value-type="float">
            <text:p>24145.754</text:p>
          </table:table-cell>
          <table:table-cell office:value-type="float" office:value="7457.916" calcext:value-type="float">
            <text:p>7457.916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9" calcext:value-type="float">
            <text:p>5.69</text:p>
          </table:table-cell>
          <table:table-cell office:value-type="float" office:value="24145.738" calcext:value-type="float">
            <text:p>24145.738</text:p>
          </table:table-cell>
          <table:table-cell office:value-type="float" office:value="7164.15" calcext:value-type="float">
            <text:p>7164.15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9" calcext:value-type="float">
            <text:p>5.69</text:p>
          </table:table-cell>
          <table:table-cell office:value-type="float" office:value="24144.367" calcext:value-type="float">
            <text:p>24144.367</text:p>
          </table:table-cell>
          <table:table-cell office:value-type="float" office:value="7288.648" calcext:value-type="float">
            <text:p>7288.648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9" calcext:value-type="float">
            <text:p>5.69</text:p>
          </table:table-cell>
          <table:table-cell office:value-type="float" office:value="24143.123" calcext:value-type="float">
            <text:p>24143.123</text:p>
          </table:table-cell>
          <table:table-cell office:value-type="float" office:value="7471.659" calcext:value-type="float">
            <text:p>7471.659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9" calcext:value-type="float">
            <text:p>5.69</text:p>
          </table:table-cell>
          <table:table-cell office:value-type="float" office:value="24147.6" calcext:value-type="float">
            <text:p>24147.6</text:p>
          </table:table-cell>
          <table:table-cell office:value-type="float" office:value="7316.294" calcext:value-type="float">
            <text:p>7316.294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9" calcext:value-type="float">
            <text:p>5.69</text:p>
          </table:table-cell>
          <table:table-cell office:value-type="float" office:value="24144.373" calcext:value-type="float">
            <text:p>24144.373</text:p>
          </table:table-cell>
          <table:table-cell office:value-type="float" office:value="7397.375" calcext:value-type="float">
            <text:p>7397.375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9" calcext:value-type="float">
            <text:p>5.69</text:p>
          </table:table-cell>
          <table:table-cell office:value-type="float" office:value="24146.767" calcext:value-type="float">
            <text:p>24146.767</text:p>
          </table:table-cell>
          <table:table-cell office:value-type="float" office:value="7357.628" calcext:value-type="float">
            <text:p>7357.628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9" calcext:value-type="float">
            <text:p>5.69</text:p>
          </table:table-cell>
          <table:table-cell office:value-type="float" office:value="24149.928" calcext:value-type="float">
            <text:p>24149.928</text:p>
          </table:table-cell>
          <table:table-cell office:value-type="float" office:value="7423.957" calcext:value-type="float">
            <text:p>7423.957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9" calcext:value-type="float">
            <text:p>5.69</text:p>
          </table:table-cell>
          <table:table-cell office:value-type="float" office:value="24145.11" calcext:value-type="float">
            <text:p>24145.11</text:p>
          </table:table-cell>
          <table:table-cell office:value-type="float" office:value="7187.649" calcext:value-type="float">
            <text:p>7187.649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9" calcext:value-type="float">
            <text:p>5.69</text:p>
          </table:table-cell>
          <table:table-cell office:value-type="float" office:value="24145.577" calcext:value-type="float">
            <text:p>24145.577</text:p>
          </table:table-cell>
          <table:table-cell office:value-type="float" office:value="7272.136" calcext:value-type="float">
            <text:p>7272.136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51" calcext:value-type="float">
            <text:p>5.51</text:p>
          </table:table-cell>
          <table:table-cell office:value-type="float" office:value="389.614" calcext:value-type="float">
            <text:p>389.614</text:p>
          </table:table-cell>
          <table:table-cell office:value-type="float" office:value="142.704" calcext:value-type="float">
            <text:p>142.704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55" calcext:value-type="float">
            <text:p>5.55</text:p>
          </table:table-cell>
          <table:table-cell office:value-type="float" office:value="386.594" calcext:value-type="float">
            <text:p>386.594</text:p>
          </table:table-cell>
          <table:table-cell office:value-type="float" office:value="84.041" calcext:value-type="float">
            <text:p>84.041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47" calcext:value-type="float">
            <text:p>5.47</text:p>
          </table:table-cell>
          <table:table-cell office:value-type="float" office:value="392.453" calcext:value-type="float">
            <text:p>392.453</text:p>
          </table:table-cell>
          <table:table-cell office:value-type="float" office:value="89.267" calcext:value-type="float">
            <text:p>89.267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51" calcext:value-type="float">
            <text:p>5.51</text:p>
          </table:table-cell>
          <table:table-cell office:value-type="float" office:value="389.583" calcext:value-type="float">
            <text:p>389.583</text:p>
          </table:table-cell>
          <table:table-cell office:value-type="float" office:value="73.646" calcext:value-type="float">
            <text:p>73.646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51" calcext:value-type="float">
            <text:p>5.51</text:p>
          </table:table-cell>
          <table:table-cell office:value-type="float" office:value="389.63" calcext:value-type="float">
            <text:p>389.63</text:p>
          </table:table-cell>
          <table:table-cell office:value-type="float" office:value="88.265" calcext:value-type="float">
            <text:p>88.265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51" calcext:value-type="float">
            <text:p>5.51</text:p>
          </table:table-cell>
          <table:table-cell office:value-type="float" office:value="389.448" calcext:value-type="float">
            <text:p>389.448</text:p>
          </table:table-cell>
          <table:table-cell office:value-type="float" office:value="95.925" calcext:value-type="float">
            <text:p>95.925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51" calcext:value-type="float">
            <text:p>5.51</text:p>
          </table:table-cell>
          <table:table-cell office:value-type="float" office:value="389.46" calcext:value-type="float">
            <text:p>389.46</text:p>
          </table:table-cell>
          <table:table-cell office:value-type="float" office:value="78.574" calcext:value-type="float">
            <text:p>78.574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51" calcext:value-type="float">
            <text:p>5.51</text:p>
          </table:table-cell>
          <table:table-cell office:value-type="float" office:value="389.545" calcext:value-type="float">
            <text:p>389.545</text:p>
          </table:table-cell>
          <table:table-cell office:value-type="float" office:value="83.672" calcext:value-type="float">
            <text:p>83.672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47" calcext:value-type="float">
            <text:p>5.47</text:p>
          </table:table-cell>
          <table:table-cell office:value-type="float" office:value="392.3" calcext:value-type="float">
            <text:p>392.3</text:p>
          </table:table-cell>
          <table:table-cell office:value-type="float" office:value="70.396" calcext:value-type="float">
            <text:p>70.396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51" calcext:value-type="float">
            <text:p>5.51</text:p>
          </table:table-cell>
          <table:table-cell office:value-type="float" office:value="389.635" calcext:value-type="float">
            <text:p>389.635</text:p>
          </table:table-cell>
          <table:table-cell office:value-type="float" office:value="70.435" calcext:value-type="float">
            <text:p>70.435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27" calcext:value-type="float">
            <text:p>4.27</text:p>
          </table:table-cell>
          <table:table-cell office:value-type="float" office:value="7.853" calcext:value-type="float">
            <text:p>7.853</text:p>
          </table:table-cell>
          <table:table-cell office:value-type="float" office:value="56.785" calcext:value-type="float">
            <text:p>56.785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12" calcext:value-type="float">
            <text:p>4.12</text:p>
          </table:table-cell>
          <table:table-cell office:value-type="float" office:value="8.141" calcext:value-type="float">
            <text:p>8.141</text:p>
          </table:table-cell>
          <table:table-cell office:value-type="float" office:value="17.218" calcext:value-type="float">
            <text:p>17.218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29" calcext:value-type="float">
            <text:p>4.29</text:p>
          </table:table-cell>
          <table:table-cell office:value-type="float" office:value="7.821" calcext:value-type="float">
            <text:p>7.821</text:p>
          </table:table-cell>
          <table:table-cell office:value-type="float" office:value="17.036" calcext:value-type="float">
            <text:p>17.036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44" calcext:value-type="float">
            <text:p>4.44</text:p>
          </table:table-cell>
          <table:table-cell office:value-type="float" office:value="7.557" calcext:value-type="float">
            <text:p>7.557</text:p>
          </table:table-cell>
          <table:table-cell office:value-type="float" office:value="17.843" calcext:value-type="float">
            <text:p>17.843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29" calcext:value-type="float">
            <text:p>4.29</text:p>
          </table:table-cell>
          <table:table-cell office:value-type="float" office:value="7.817" calcext:value-type="float">
            <text:p>7.817</text:p>
          </table:table-cell>
          <table:table-cell office:value-type="float" office:value="17.668" calcext:value-type="float">
            <text:p>17.668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29" calcext:value-type="float">
            <text:p>4.29</text:p>
          </table:table-cell>
          <table:table-cell office:value-type="float" office:value="7.815" calcext:value-type="float">
            <text:p>7.815</text:p>
          </table:table-cell>
          <table:table-cell office:value-type="float" office:value="17.458" calcext:value-type="float">
            <text:p>17.458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44" calcext:value-type="float">
            <text:p>4.44</text:p>
          </table:table-cell>
          <table:table-cell office:value-type="float" office:value="7.561" calcext:value-type="float">
            <text:p>7.561</text:p>
          </table:table-cell>
          <table:table-cell office:value-type="float" office:value="17.124" calcext:value-type="float">
            <text:p>17.124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44" calcext:value-type="float">
            <text:p>4.44</text:p>
          </table:table-cell>
          <table:table-cell office:value-type="float" office:value="7.557" calcext:value-type="float">
            <text:p>7.557</text:p>
          </table:table-cell>
          <table:table-cell office:value-type="float" office:value="20.401" calcext:value-type="float">
            <text:p>20.401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29" calcext:value-type="float">
            <text:p>4.29</text:p>
          </table:table-cell>
          <table:table-cell office:value-type="float" office:value="7.819" calcext:value-type="float">
            <text:p>7.819</text:p>
          </table:table-cell>
          <table:table-cell office:value-type="float" office:value="17.004" calcext:value-type="float">
            <text:p>17.004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28" calcext:value-type="float">
            <text:p>4.28</text:p>
          </table:table-cell>
          <table:table-cell office:value-type="float" office:value="7.839" calcext:value-type="float">
            <text:p>7.839</text:p>
          </table:table-cell>
          <table:table-cell office:value-type="float" office:value="22.476" calcext:value-type="float">
            <text:p>22.476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7" calcext:value-type="float">
            <text:p>5.67</text:p>
          </table:table-cell>
          <table:table-cell office:value-type="float" office:value="24222.138" calcext:value-type="float">
            <text:p>24222.138</text:p>
          </table:table-cell>
          <table:table-cell office:value-type="float" office:value="446.449" calcext:value-type="float">
            <text:p>446.449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7" calcext:value-type="float">
            <text:p>5.67</text:p>
          </table:table-cell>
          <table:table-cell office:value-type="float" office:value="24221.05" calcext:value-type="float">
            <text:p>24221.05</text:p>
          </table:table-cell>
          <table:table-cell office:value-type="float" office:value="393.043" calcext:value-type="float">
            <text:p>393.043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8" calcext:value-type="float">
            <text:p>5.68</text:p>
          </table:table-cell>
          <table:table-cell office:value-type="float" office:value="24214.112" calcext:value-type="float">
            <text:p>24214.112</text:p>
          </table:table-cell>
          <table:table-cell office:value-type="float" office:value="408.692" calcext:value-type="float">
            <text:p>408.692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8" calcext:value-type="float">
            <text:p>5.68</text:p>
          </table:table-cell>
          <table:table-cell office:value-type="float" office:value="24216.415" calcext:value-type="float">
            <text:p>24216.415</text:p>
          </table:table-cell>
          <table:table-cell office:value-type="float" office:value="404.819" calcext:value-type="float">
            <text:p>404.819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8" calcext:value-type="float">
            <text:p>5.68</text:p>
          </table:table-cell>
          <table:table-cell office:value-type="float" office:value="24212.896" calcext:value-type="float">
            <text:p>24212.896</text:p>
          </table:table-cell>
          <table:table-cell office:value-type="float" office:value="374.222" calcext:value-type="float">
            <text:p>374.222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8" calcext:value-type="float">
            <text:p>5.68</text:p>
          </table:table-cell>
          <table:table-cell office:value-type="float" office:value="24214.875" calcext:value-type="float">
            <text:p>24214.875</text:p>
          </table:table-cell>
          <table:table-cell office:value-type="float" office:value="375.659" calcext:value-type="float">
            <text:p>375.659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6" calcext:value-type="float">
            <text:p>5.66</text:p>
          </table:table-cell>
          <table:table-cell office:value-type="float" office:value="24295.177" calcext:value-type="float">
            <text:p>24295.177</text:p>
          </table:table-cell>
          <table:table-cell office:value-type="float" office:value="416.991" calcext:value-type="float">
            <text:p>416.991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7" calcext:value-type="float">
            <text:p>5.67</text:p>
          </table:table-cell>
          <table:table-cell office:value-type="float" office:value="24218.809" calcext:value-type="float">
            <text:p>24218.809</text:p>
          </table:table-cell>
          <table:table-cell office:value-type="float" office:value="362.559" calcext:value-type="float">
            <text:p>362.559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6" calcext:value-type="float">
            <text:p>5.66</text:p>
          </table:table-cell>
          <table:table-cell office:value-type="float" office:value="24293.929" calcext:value-type="float">
            <text:p>24293.929</text:p>
          </table:table-cell>
          <table:table-cell office:value-type="float" office:value="377.575" calcext:value-type="float">
            <text:p>377.575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8" calcext:value-type="float">
            <text:p>5.68</text:p>
          </table:table-cell>
          <table:table-cell office:value-type="float" office:value="24215.1" calcext:value-type="float">
            <text:p>24215.1</text:p>
          </table:table-cell>
          <table:table-cell office:value-type="float" office:value="375.393" calcext:value-type="float">
            <text:p>375.393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" calcext:value-type="float">
            <text:p>5.6</text:p>
          </table:table-cell>
          <table:table-cell office:value-type="float" office:value="383.139" calcext:value-type="float">
            <text:p>383.139</text:p>
          </table:table-cell>
          <table:table-cell office:value-type="float" office:value="663.501" calcext:value-type="float">
            <text:p>663.501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" calcext:value-type="float">
            <text:p>5.6</text:p>
          </table:table-cell>
          <table:table-cell office:value-type="float" office:value="383.68" calcext:value-type="float">
            <text:p>383.68</text:p>
          </table:table-cell>
          <table:table-cell office:value-type="float" office:value="582.797" calcext:value-type="float">
            <text:p>582.797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1" calcext:value-type="float">
            <text:p>5.61</text:p>
          </table:table-cell>
          <table:table-cell office:value-type="float" office:value="383.109" calcext:value-type="float">
            <text:p>383.109</text:p>
          </table:table-cell>
          <table:table-cell office:value-type="float" office:value="575.778" calcext:value-type="float">
            <text:p>575.778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1" calcext:value-type="float">
            <text:p>5.61</text:p>
          </table:table-cell>
          <table:table-cell office:value-type="float" office:value="383.055" calcext:value-type="float">
            <text:p>383.055</text:p>
          </table:table-cell>
          <table:table-cell office:value-type="float" office:value="550.208" calcext:value-type="float">
            <text:p>550.208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" calcext:value-type="float">
            <text:p>5.6</text:p>
          </table:table-cell>
          <table:table-cell office:value-type="float" office:value="383.205" calcext:value-type="float">
            <text:p>383.205</text:p>
          </table:table-cell>
          <table:table-cell office:value-type="float" office:value="517.669" calcext:value-type="float">
            <text:p>517.669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" calcext:value-type="float">
            <text:p>5.6</text:p>
          </table:table-cell>
          <table:table-cell office:value-type="float" office:value="383.384" calcext:value-type="float">
            <text:p>383.384</text:p>
          </table:table-cell>
          <table:table-cell office:value-type="float" office:value="538.902" calcext:value-type="float">
            <text:p>538.902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1" calcext:value-type="float">
            <text:p>5.61</text:p>
          </table:table-cell>
          <table:table-cell office:value-type="float" office:value="382.816" calcext:value-type="float">
            <text:p>382.816</text:p>
          </table:table-cell>
          <table:table-cell office:value-type="float" office:value="548.13" calcext:value-type="float">
            <text:p>548.13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1" calcext:value-type="float">
            <text:p>5.61</text:p>
          </table:table-cell>
          <table:table-cell office:value-type="float" office:value="382.51" calcext:value-type="float">
            <text:p>382.51</text:p>
          </table:table-cell>
          <table:table-cell office:value-type="float" office:value="571.961" calcext:value-type="float">
            <text:p>571.961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1" calcext:value-type="float">
            <text:p>5.61</text:p>
          </table:table-cell>
          <table:table-cell office:value-type="float" office:value="383.081" calcext:value-type="float">
            <text:p>383.081</text:p>
          </table:table-cell>
          <table:table-cell office:value-type="float" office:value="560.089" calcext:value-type="float">
            <text:p>560.089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" calcext:value-type="float">
            <text:p>5.6</text:p>
          </table:table-cell>
          <table:table-cell office:value-type="float" office:value="383.687" calcext:value-type="float">
            <text:p>383.687</text:p>
          </table:table-cell>
          <table:table-cell office:value-type="float" office:value="534.908" calcext:value-type="float">
            <text:p>534.908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27" calcext:value-type="float">
            <text:p>4.27</text:p>
          </table:table-cell>
          <table:table-cell office:value-type="float" office:value="7.85" calcext:value-type="float">
            <text:p>7.85</text:p>
          </table:table-cell>
          <table:table-cell office:value-type="float" office:value="191.441" calcext:value-type="float">
            <text:p>191.441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25" calcext:value-type="float">
            <text:p>4.25</text:p>
          </table:table-cell>
          <table:table-cell office:value-type="float" office:value="7.901" calcext:value-type="float">
            <text:p>7.901</text:p>
          </table:table-cell>
          <table:table-cell office:value-type="float" office:value="152.026" calcext:value-type="float">
            <text:p>152.026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3" calcext:value-type="float">
            <text:p>4.3</text:p>
          </table:table-cell>
          <table:table-cell office:value-type="float" office:value="7.812" calcext:value-type="float">
            <text:p>7.812</text:p>
          </table:table-cell>
          <table:table-cell office:value-type="float" office:value="145.231" calcext:value-type="float">
            <text:p>145.231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23" calcext:value-type="float">
            <text:p>4.23</text:p>
          </table:table-cell>
          <table:table-cell office:value-type="float" office:value="7.94" calcext:value-type="float">
            <text:p>7.94</text:p>
          </table:table-cell>
          <table:table-cell office:value-type="float" office:value="156.15" calcext:value-type="float">
            <text:p>156.15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29" calcext:value-type="float">
            <text:p>4.29</text:p>
          </table:table-cell>
          <table:table-cell office:value-type="float" office:value="7.823" calcext:value-type="float">
            <text:p>7.823</text:p>
          </table:table-cell>
          <table:table-cell office:value-type="float" office:value="146.602" calcext:value-type="float">
            <text:p>146.602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24" calcext:value-type="float">
            <text:p>4.24</text:p>
          </table:table-cell>
          <table:table-cell office:value-type="float" office:value="7.907" calcext:value-type="float">
            <text:p>7.907</text:p>
          </table:table-cell>
          <table:table-cell office:value-type="float" office:value="155.596" calcext:value-type="float">
            <text:p>155.596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22" calcext:value-type="float">
            <text:p>4.22</text:p>
          </table:table-cell>
          <table:table-cell office:value-type="float" office:value="7.949" calcext:value-type="float">
            <text:p>7.949</text:p>
          </table:table-cell>
          <table:table-cell office:value-type="float" office:value="150.421" calcext:value-type="float">
            <text:p>150.421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26" calcext:value-type="float">
            <text:p>4.26</text:p>
          </table:table-cell>
          <table:table-cell office:value-type="float" office:value="7.87" calcext:value-type="float">
            <text:p>7.87</text:p>
          </table:table-cell>
          <table:table-cell office:value-type="float" office:value="146.953" calcext:value-type="float">
            <text:p>146.953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26" calcext:value-type="float">
            <text:p>4.26</text:p>
          </table:table-cell>
          <table:table-cell office:value-type="float" office:value="7.884" calcext:value-type="float">
            <text:p>7.884</text:p>
          </table:table-cell>
          <table:table-cell office:value-type="float" office:value="129.428" calcext:value-type="float">
            <text:p>129.428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26" calcext:value-type="float">
            <text:p>4.26</text:p>
          </table:table-cell>
          <table:table-cell office:value-type="float" office:value="7.881" calcext:value-type="float">
            <text:p>7.881</text:p>
          </table:table-cell>
          <table:table-cell office:value-type="float" office:value="146.587" calcext:value-type="float">
            <text:p>146.587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9" calcext:value-type="float">
            <text:p>5.69</text:p>
          </table:table-cell>
          <table:table-cell office:value-type="float" office:value="24133.612" calcext:value-type="float">
            <text:p>24133.612</text:p>
          </table:table-cell>
          <table:table-cell office:value-type="float" office:value="2263.172" calcext:value-type="float">
            <text:p>2263.172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7" calcext:value-type="float">
            <text:p>5.7</text:p>
          </table:table-cell>
          <table:table-cell office:value-type="float" office:value="24129.056" calcext:value-type="float">
            <text:p>24129.056</text:p>
          </table:table-cell>
          <table:table-cell office:value-type="float" office:value="2118.7" calcext:value-type="float">
            <text:p>2118.7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7" calcext:value-type="float">
            <text:p>5.7</text:p>
          </table:table-cell>
          <table:table-cell office:value-type="float" office:value="24128.512" calcext:value-type="float">
            <text:p>24128.512</text:p>
          </table:table-cell>
          <table:table-cell office:value-type="float" office:value="2214.967" calcext:value-type="float">
            <text:p>2214.967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7" calcext:value-type="float">
            <text:p>5.7</text:p>
          </table:table-cell>
          <table:table-cell office:value-type="float" office:value="24129.467" calcext:value-type="float">
            <text:p>24129.467</text:p>
          </table:table-cell>
          <table:table-cell office:value-type="float" office:value="2139.43" calcext:value-type="float">
            <text:p>2139.43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7" calcext:value-type="float">
            <text:p>5.7</text:p>
          </table:table-cell>
          <table:table-cell office:value-type="float" office:value="24128.833" calcext:value-type="float">
            <text:p>24128.833</text:p>
          </table:table-cell>
          <table:table-cell office:value-type="float" office:value="2255.73" calcext:value-type="float">
            <text:p>2255.73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9" calcext:value-type="float">
            <text:p>5.69</text:p>
          </table:table-cell>
          <table:table-cell office:value-type="float" office:value="24133.942" calcext:value-type="float">
            <text:p>24133.942</text:p>
          </table:table-cell>
          <table:table-cell office:value-type="float" office:value="2229.806" calcext:value-type="float">
            <text:p>2229.806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9" calcext:value-type="float">
            <text:p>5.69</text:p>
          </table:table-cell>
          <table:table-cell office:value-type="float" office:value="24133.639" calcext:value-type="float">
            <text:p>24133.639</text:p>
          </table:table-cell>
          <table:table-cell office:value-type="float" office:value="2171.488" calcext:value-type="float">
            <text:p>2171.488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9" calcext:value-type="float">
            <text:p>5.69</text:p>
          </table:table-cell>
          <table:table-cell office:value-type="float" office:value="24143.05" calcext:value-type="float">
            <text:p>24143.05</text:p>
          </table:table-cell>
          <table:table-cell office:value-type="float" office:value="2258.401" calcext:value-type="float">
            <text:p>2258.401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9" calcext:value-type="float">
            <text:p>5.69</text:p>
          </table:table-cell>
          <table:table-cell office:value-type="float" office:value="24138.911" calcext:value-type="float">
            <text:p>24138.911</text:p>
          </table:table-cell>
          <table:table-cell office:value-type="float" office:value="2045.635" calcext:value-type="float">
            <text:p>2045.635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7" calcext:value-type="float">
            <text:p>5.7</text:p>
          </table:table-cell>
          <table:table-cell office:value-type="float" office:value="24133.01" calcext:value-type="float">
            <text:p>24133.01</text:p>
          </table:table-cell>
          <table:table-cell office:value-type="float" office:value="2212.958" calcext:value-type="float">
            <text:p>2212.958</text:p>
          </table:table-cell>
        </table:table-row>
      </table:table>
      <table:table table:name="Pivot Table_cannon-su.2017-12-12.03.51.09.k80_1" table:style-name="ta1">
        <table:table-column table:style-name="co10" table:default-cell-style-name="ce2"/>
        <table:table-column table:style-name="co10" table:default-cell-style-name="ce12"/>
        <table:table-column table:style-name="co10" table:number-columns-repeated="3" table:default-cell-style-name="ce18"/>
        <table:table-column table:style-name="co10" table:default-cell-style-name="ce23"/>
        <table:table-column table:style-name="co10" table:default-cell-style-name="ce12"/>
        <table:table-column table:style-name="co10" table:number-columns-repeated="3" table:default-cell-style-name="ce18"/>
        <table:table-column table:style-name="co10" table:default-cell-style-name="ce23"/>
        <table:table-column table:style-name="co10" table:default-cell-style-name="ce12"/>
        <table:table-column table:style-name="co10" table:number-columns-repeated="3" table:default-cell-style-name="ce18"/>
        <table:table-column table:style-name="co10" table:default-cell-style-name="ce23"/>
        <table:table-column table:style-name="co10" table:default-cell-style-name="ce12"/>
        <table:table-column table:style-name="co10" table:number-columns-repeated="3" table:default-cell-style-name="ce18"/>
        <table:table-column table:style-name="co10" table:default-cell-style-name="ce23"/>
        <table:table-column table:style-name="co10" table:default-cell-style-name="ce12"/>
        <table:table-column table:style-name="co10" table:number-columns-repeated="3" table:default-cell-style-name="ce18"/>
        <table:table-column table:style-name="co10" table:default-cell-style-name="ce23"/>
        <table:table-column table:style-name="co10" table:default-cell-style-name="ce12"/>
        <table:table-column table:style-name="co10" table:number-columns-repeated="3" table:default-cell-style-name="ce18"/>
        <table:table-column table:style-name="co10" table:default-cell-style-name="ce23"/>
        <table:table-column table:style-name="co10" table:default-cell-style-name="ce12"/>
        <table:table-column table:style-name="co10" table:number-columns-repeated="3" table:default-cell-style-name="ce18"/>
        <table:table-column table:style-name="co10" table:default-cell-style-name="ce23"/>
        <table:table-column table:style-name="co10" table:default-cell-style-name="ce12"/>
        <table:table-column table:style-name="co10" table:number-columns-repeated="3" table:default-cell-style-name="ce18"/>
        <table:table-column table:style-name="co10" table:default-cell-style-name="ce23"/>
        <table:table-column table:style-name="co10" table:default-cell-style-name="ce12"/>
        <table:table-column table:style-name="co10" table:number-columns-repeated="3" table:default-cell-style-name="ce18"/>
        <table:table-column table:style-name="co10" table:default-cell-style-name="ce32"/>
        <table:table-row table:style-name="ro1">
          <table:table-cell table:style-name="ce1"/>
          <table:table-cell table:style-name="ce7" office:value-type="string" calcext:value-type="string">
            <text:p>Data</text:p>
          </table:table-cell>
          <table:table-cell table:style-name="ce7" office:value-type="string" calcext:value-type="string">
            <text:p>arch</text:p>
          </table:table-cell>
          <table:table-cell table:style-name="ce7" office:value-type="string" calcext:value-type="string">
            <text:p>p</text:p>
          </table:table-cell>
          <table:table-cell table:style-name="ce21" table:number-columns-repeated="41"/>
          <table:table-cell table:style-name="ce27"/>
        </table:table-row>
        <table:table-row table:style-name="ro1">
          <table:table-cell/>
          <table:table-cell table:style-name="ce8" office:value-type="string" calcext:value-type="string">
            <text:p>Average - GF/s</text:p>
          </table:table-cell>
          <table:table-cell table:style-name="ce14" table:number-columns-repeated="13"/>
          <table:table-cell table:style-name="ce26"/>
          <table:table-cell table:style-name="ce8" office:value-type="string" calcext:value-type="string">
            <text:p>Average - t_mult_ms</text:p>
          </table:table-cell>
          <table:table-cell table:style-name="ce14" table:number-columns-repeated="13"/>
          <table:table-cell table:style-name="ce26"/>
          <table:table-cell table:style-name="ce8" office:value-type="string" calcext:value-type="string">
            <text:p>Average - t_comm_ms</text:p>
          </table:table-cell>
          <table:table-cell table:style-name="ce14" table:number-columns-repeated="13"/>
          <table:table-cell table:style-name="ce28"/>
        </table:table-row>
        <table:table-row table:style-name="ro1">
          <table:table-cell/>
          <table:table-cell table:style-name="ce9" office:value-type="string" calcext:value-type="string">
            <text:p>E5-2695</text:p>
          </table:table-cell>
          <table:table-cell table:style-name="ce15" table:number-columns-repeated="4"/>
          <table:table-cell table:style-name="ce15" office:value-type="string" calcext:value-type="string">
            <text:p>K80</text:p>
          </table:table-cell>
          <table:table-cell table:style-name="ce15" table:number-columns-repeated="4"/>
          <table:table-cell table:style-name="ce15" office:value-type="string" calcext:value-type="string">
            <text:p>P100</text:p>
          </table:table-cell>
          <table:table-cell table:style-name="ce15" table:number-columns-repeated="4"/>
          <table:table-cell table:style-name="ce15" office:value-type="string" calcext:value-type="string">
            <text:p>E5-2695</text:p>
          </table:table-cell>
          <table:table-cell table:style-name="ce15" table:number-columns-repeated="4"/>
          <table:table-cell table:style-name="ce15" office:value-type="string" calcext:value-type="string">
            <text:p>K80</text:p>
          </table:table-cell>
          <table:table-cell table:style-name="ce15" table:number-columns-repeated="4"/>
          <table:table-cell table:style-name="ce15" office:value-type="string" calcext:value-type="string">
            <text:p>P100</text:p>
          </table:table-cell>
          <table:table-cell table:style-name="ce15" table:number-columns-repeated="4"/>
          <table:table-cell table:style-name="ce15" office:value-type="string" calcext:value-type="string">
            <text:p>E5-2695</text:p>
          </table:table-cell>
          <table:table-cell table:style-name="ce15" table:number-columns-repeated="4"/>
          <table:table-cell table:style-name="ce15" office:value-type="string" calcext:value-type="string">
            <text:p>K80</text:p>
          </table:table-cell>
          <table:table-cell table:style-name="ce15" table:number-columns-repeated="4"/>
          <table:table-cell table:style-name="ce15" office:value-type="string" calcext:value-type="string">
            <text:p>P100</text:p>
          </table:table-cell>
          <table:table-cell table:style-name="ce15" table:number-columns-repeated="3"/>
          <table:table-cell table:style-name="ce29"/>
        </table:table-row>
        <table:table-row table:style-name="ro1">
          <table:table-cell table:style-name="ce3" office:value-type="string" calcext:value-type="string">
            <text:p>m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64" calcext:value-type="float">
            <text:p>64</text:p>
          </table:table-cell>
          <table:table-cell table:style-name="ce30" office:value-type="float" office:value="256" calcext:value-type="float">
            <text:p>256</text:p>
          </table:table-cell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table:style-name="ce11" office:value-type="float" office:value="0.349" calcext:value-type="float">
            <text:p>0.349</text:p>
          </table:table-cell>
          <table:table-cell table:style-name="ce17" office:value-type="float" office:value="1.284" calcext:value-type="float">
            <text:p>1.284</text:p>
          </table:table-cell>
          <table:table-cell table:style-name="ce17" office:value-type="float" office:value="5.734" calcext:value-type="float">
            <text:p>5.734</text:p>
          </table:table-cell>
          <table:table-cell table:style-name="ce17" office:value-type="float" office:value="2.89" calcext:value-type="float">
            <text:p>2.89</text:p>
          </table:table-cell>
          <table:table-cell table:style-name="ce22" office:value-type="float" office:value="1.048" calcext:value-type="float">
            <text:p>1.048</text:p>
          </table:table-cell>
          <table:table-cell table:style-name="ce11" office:value-type="float" office:value="10.442" calcext:value-type="float">
            <text:p>10.442</text:p>
          </table:table-cell>
          <table:table-cell table:style-name="ce17" office:value-type="float" office:value="7.898" calcext:value-type="float">
            <text:p>7.898</text:p>
          </table:table-cell>
          <table:table-cell table:style-name="ce17" office:value-type="float" office:value="4.101" calcext:value-type="float">
            <text:p>4.101</text:p>
          </table:table-cell>
          <table:table-cell table:style-name="ce17" office:value-type="float" office:value="1.829" calcext:value-type="float">
            <text:p>1.829</text:p>
          </table:table-cell>
          <table:table-cell table:style-name="ce22" office:value-type="float" office:value="0.745" calcext:value-type="float">
            <text:p>0.745</text:p>
          </table:table-cell>
          <table:table-cell table:style-name="ce11" office:value-type="float" office:value="5.146" calcext:value-type="float">
            <text:p>5.146</text:p>
          </table:table-cell>
          <table:table-cell table:style-name="ce17" office:value-type="float" office:value="4.315" calcext:value-type="float">
            <text:p>4.315</text:p>
          </table:table-cell>
          <table:table-cell table:style-name="ce17" office:value-type="float" office:value="5.028" calcext:value-type="float">
            <text:p>5.028</text:p>
          </table:table-cell>
          <table:table-cell table:style-name="ce17" office:value-type="float" office:value="4.258" calcext:value-type="float">
            <text:p>4.258</text:p>
          </table:table-cell>
          <table:table-cell table:style-name="ce22" office:value-type="float" office:value="2.08" calcext:value-type="float">
            <text:p>2.08</text:p>
          </table:table-cell>
          <table:table-cell table:style-name="ce11" office:value-type="float" office:value="98.1748" calcext:value-type="float">
            <text:p>98.1748</text:p>
          </table:table-cell>
          <table:table-cell table:style-name="ce17" office:value-type="float" office:value="27.8269" calcext:value-type="float">
            <text:p>27.8269</text:p>
          </table:table-cell>
          <table:table-cell table:style-name="ce17" office:value-type="float" office:value="5.8544" calcext:value-type="float">
            <text:p>5.8544</text:p>
          </table:table-cell>
          <table:table-cell table:style-name="ce17" office:value-type="float" office:value="11.6047" calcext:value-type="float">
            <text:p>11.6047</text:p>
          </table:table-cell>
          <table:table-cell table:style-name="ce22" office:value-type="float" office:value="32.0101" calcext:value-type="float">
            <text:p>32.0101</text:p>
          </table:table-cell>
          <table:table-cell table:style-name="ce11" office:value-type="float" office:value="3.2271" calcext:value-type="float">
            <text:p>3.2271</text:p>
          </table:table-cell>
          <table:table-cell table:style-name="ce17" office:value-type="float" office:value="4.2674" calcext:value-type="float">
            <text:p>4.2674</text:p>
          </table:table-cell>
          <table:table-cell table:style-name="ce17" office:value-type="float" office:value="8.2072" calcext:value-type="float">
            <text:p>8.2072</text:p>
          </table:table-cell>
          <table:table-cell table:style-name="ce17" office:value-type="float" office:value="18.3412" calcext:value-type="float">
            <text:p>18.3412</text:p>
          </table:table-cell>
          <table:table-cell table:style-name="ce22" office:value-type="float" office:value="45.1591" calcext:value-type="float">
            <text:p>45.1591</text:p>
          </table:table-cell>
          <table:table-cell table:style-name="ce11" office:value-type="float" office:value="6.5216" calcext:value-type="float">
            <text:p>6.5216</text:p>
          </table:table-cell>
          <table:table-cell table:style-name="ce17" office:value-type="float" office:value="7.778" calcext:value-type="float">
            <text:p>7.778</text:p>
          </table:table-cell>
          <table:table-cell table:style-name="ce17" office:value-type="float" office:value="6.6769" calcext:value-type="float">
            <text:p>6.6769</text:p>
          </table:table-cell>
          <table:table-cell table:style-name="ce17" office:value-type="float" office:value="7.8817" calcext:value-type="float">
            <text:p>7.8817</text:p>
          </table:table-cell>
          <table:table-cell table:style-name="ce22" office:value-type="float" office:value="16.1313" calcext:value-type="float">
            <text:p>16.1313</text:p>
          </table:table-cell>
          <table:table-cell table:style-name="ce11" office:value-type="float" office:value="0.353" calcext:value-type="float">
            <text:p>0.353</text:p>
          </table:table-cell>
          <table:table-cell table:style-name="ce17" office:value-type="float" office:value="9.4131" calcext:value-type="float">
            <text:p>9.4131</text:p>
          </table:table-cell>
          <table:table-cell table:style-name="ce17" office:value-type="float" office:value="3.922" calcext:value-type="float">
            <text:p>3.922</text:p>
          </table:table-cell>
          <table:table-cell table:style-name="ce17" office:value-type="float" office:value="170.3744" calcext:value-type="float">
            <text:p>170.3744</text:p>
          </table:table-cell>
          <table:table-cell table:style-name="ce22" office:value-type="float" office:value="2069.2372" calcext:value-type="float">
            <text:p>2069.2372</text:p>
          </table:table-cell>
          <table:table-cell table:style-name="ce11" office:value-type="float" office:value="9.5899" calcext:value-type="float">
            <text:p>9.5899</text:p>
          </table:table-cell>
          <table:table-cell table:style-name="ce17" office:value-type="float" office:value="18.5018" calcext:value-type="float">
            <text:p>18.5018</text:p>
          </table:table-cell>
          <table:table-cell table:style-name="ce17" office:value-type="float" office:value="43.0245" calcext:value-type="float">
            <text:p>43.0245</text:p>
          </table:table-cell>
          <table:table-cell table:style-name="ce17" office:value-type="float" office:value="119.2657" calcext:value-type="float">
            <text:p>119.2657</text:p>
          </table:table-cell>
          <table:table-cell table:style-name="ce22" office:value-type="float" office:value="383.7054" calcext:value-type="float">
            <text:p>383.7054</text:p>
          </table:table-cell>
          <table:table-cell table:style-name="ce11" office:value-type="float" office:value="12.7947" calcext:value-type="float">
            <text:p>12.7947</text:p>
          </table:table-cell>
          <table:table-cell table:style-name="ce17" office:value-type="float" office:value="22.1013" calcext:value-type="float">
            <text:p>22.1013</text:p>
          </table:table-cell>
          <table:table-cell table:style-name="ce17" office:value-type="float" office:value="49.3855" calcext:value-type="float">
            <text:p>49.3855</text:p>
          </table:table-cell>
          <table:table-cell table:style-name="ce17" office:value-type="float" office:value="152.0435" calcext:value-type="float">
            <text:p>152.0435</text:p>
          </table:table-cell>
          <table:table-cell table:style-name="ce31" office:value-type="float" office:value="445.8758" calcext:value-type="float">
            <text:p>445.8758</text:p>
          </table:table-cell>
        </table:table-row>
        <table:table-row table:style-name="ro1">
          <table:table-cell table:style-name="ce5" office:value-type="float" office:value="1024" calcext:value-type="float">
            <text:p>1024</text:p>
          </table:table-cell>
          <table:table-cell office:value-type="float" office:value="0.367" calcext:value-type="float">
            <text:p>0.367</text:p>
          </table:table-cell>
          <table:table-cell office:value-type="float" office:value="1.578" calcext:value-type="float">
            <text:p>1.578</text:p>
          </table:table-cell>
          <table:table-cell office:value-type="float" office:value="5.986" calcext:value-type="float">
            <text:p>5.986</text:p>
          </table:table-cell>
          <table:table-cell office:value-type="float" office:value="21.273" calcext:value-type="float">
            <text:p>21.273</text:p>
          </table:table-cell>
          <table:table-cell office:value-type="float" office:value="38.699" calcext:value-type="float">
            <text:p>38.699</text:p>
          </table:table-cell>
          <table:table-cell office:value-type="float" office:value="19.292" calcext:value-type="float">
            <text:p>19.292</text:p>
          </table:table-cell>
          <table:table-cell office:value-type="float" office:value="19.204" calcext:value-type="float">
            <text:p>19.204</text:p>
          </table:table-cell>
          <table:table-cell office:value-type="float" office:value="17.697" calcext:value-type="float">
            <text:p>17.697</text:p>
          </table:table-cell>
          <table:table-cell office:value-type="float" office:value="15.349" calcext:value-type="float">
            <text:p>15.349</text:p>
          </table:table-cell>
          <table:table-cell office:value-type="float" office:value="9.088" calcext:value-type="float">
            <text:p>9.088</text:p>
          </table:table-cell>
          <table:table-cell office:value-type="float" office:value="5.172" calcext:value-type="float">
            <text:p>5.172</text:p>
          </table:table-cell>
          <table:table-cell office:value-type="float" office:value="5.506" calcext:value-type="float">
            <text:p>5.506</text:p>
          </table:table-cell>
          <table:table-cell office:value-type="float" office:value="5.62" calcext:value-type="float">
            <text:p>5.62</text:p>
          </table:table-cell>
          <table:table-cell office:value-type="float" office:value="5.605" calcext:value-type="float">
            <text:p>5.605</text:p>
          </table:table-cell>
          <table:table-cell office:value-type="float" office:value="5.489" calcext:value-type="float">
            <text:p>5.489</text:p>
          </table:table-cell>
          <table:table-cell office:value-type="float" office:value="5858.0616" calcext:value-type="float">
            <text:p>5858.0616</text:p>
          </table:table-cell>
          <table:table-cell office:value-type="float" office:value="1361.0134" calcext:value-type="float">
            <text:p>1361.0134</text:p>
          </table:table-cell>
          <table:table-cell office:value-type="float" office:value="358.8378" calcext:value-type="float">
            <text:p>358.8378</text:p>
          </table:table-cell>
          <table:table-cell office:value-type="float" office:value="100.9558" calcext:value-type="float">
            <text:p>100.9558</text:p>
          </table:table-cell>
          <table:table-cell office:value-type="float" office:value="55.4996" calcext:value-type="float">
            <text:p>55.4996</text:p>
          </table:table-cell>
          <table:table-cell office:value-type="float" office:value="111.3072" calcext:value-type="float">
            <text:p>111.3072</text:p>
          </table:table-cell>
          <table:table-cell office:value-type="float" office:value="111.8255" calcext:value-type="float">
            <text:p>111.8255</text:p>
          </table:table-cell>
          <table:table-cell office:value-type="float" office:value="121.3564" calcext:value-type="float">
            <text:p>121.3564</text:p>
          </table:table-cell>
          <table:table-cell office:value-type="float" office:value="139.9195" calcext:value-type="float">
            <text:p>139.9195</text:p>
          </table:table-cell>
          <table:table-cell office:value-type="float" office:value="236.2907" calcext:value-type="float">
            <text:p>236.2907</text:p>
          </table:table-cell>
          <table:table-cell office:value-type="float" office:value="415.048" calcext:value-type="float">
            <text:p>415.048</text:p>
          </table:table-cell>
          <table:table-cell office:value-type="float" office:value="389.8262" calcext:value-type="float">
            <text:p>389.8262</text:p>
          </table:table-cell>
          <table:table-cell office:value-type="float" office:value="381.8798" calcext:value-type="float">
            <text:p>381.8798</text:p>
          </table:table-cell>
          <table:table-cell office:value-type="float" office:value="383.1666" calcext:value-type="float">
            <text:p>383.1666</text:p>
          </table:table-cell>
          <table:table-cell office:value-type="float" office:value="391.324" calcext:value-type="float">
            <text:p>391.324</text:p>
          </table:table-cell>
          <table:table-cell office:value-type="float" office:value="7.9294" calcext:value-type="float">
            <text:p>7.9294</text:p>
          </table:table-cell>
          <table:table-cell office:value-type="float" office:value="111.1379" calcext:value-type="float">
            <text:p>111.1379</text:p>
          </table:table-cell>
          <table:table-cell office:value-type="float" office:value="18.7259" calcext:value-type="float">
            <text:p>18.7259</text:p>
          </table:table-cell>
          <table:table-cell office:value-type="float" office:value="822.6181" calcext:value-type="float">
            <text:p>822.6181</text:p>
          </table:table-cell>
          <table:table-cell office:value-type="float" office:value="2961.0725" calcext:value-type="float">
            <text:p>2961.0725</text:p>
          </table:table-cell>
          <table:table-cell office:value-type="float" office:value="36.0587" calcext:value-type="float">
            <text:p>36.0587</text:p>
          </table:table-cell>
          <table:table-cell office:value-type="float" office:value="80.3013" calcext:value-type="float">
            <text:p>80.3013</text:p>
          </table:table-cell>
          <table:table-cell office:value-type="float" office:value="184.1709" calcext:value-type="float">
            <text:p>184.1709</text:p>
          </table:table-cell>
          <table:table-cell office:value-type="float" office:value="528.6077" calcext:value-type="float">
            <text:p>528.6077</text:p>
          </table:table-cell>
          <table:table-cell office:value-type="float" office:value="1760.5045" calcext:value-type="float">
            <text:p>1760.5045</text:p>
          </table:table-cell>
          <table:table-cell office:value-type="float" office:value="41.0477" calcext:value-type="float">
            <text:p>41.0477</text:p>
          </table:table-cell>
          <table:table-cell office:value-type="float" office:value="87.6925" calcext:value-type="float">
            <text:p>87.6925</text:p>
          </table:table-cell>
          <table:table-cell office:value-type="float" office:value="200.625" calcext:value-type="float">
            <text:p>200.625</text:p>
          </table:table-cell>
          <table:table-cell office:value-type="float" office:value="564.3943" calcext:value-type="float">
            <text:p>564.3943</text:p>
          </table:table-cell>
          <table:table-cell office:value-type="float" office:value="1834.7169" calcext:value-type="float">
            <text:p>1834.7169</text:p>
          </table:table-cell>
        </table:table-row>
        <table:table-row table:style-name="ro1">
          <table:table-cell table:style-name="ce5" office:value-type="float" office:value="4096" calcext:value-type="float">
            <text:p>4096</text:p>
          </table:table-cell>
          <table:table-cell office:value-type="float" office:value="0.364" calcext:value-type="float">
            <text:p>0.364</text:p>
          </table:table-cell>
          <table:table-cell office:value-type="float" office:value="1.636" calcext:value-type="float">
            <text:p>1.636</text:p>
          </table:table-cell>
          <table:table-cell office:value-type="float" office:value="6.002" calcext:value-type="float">
            <text:p>6.002</text:p>
          </table:table-cell>
          <table:table-cell office:value-type="float" office:value="23.847" calcext:value-type="float">
            <text:p>23.847</text:p>
          </table:table-cell>
          <table:table-cell office:value-type="float" office:value="92.714" calcext:value-type="float">
            <text:p>92.714</text:p>
          </table:table-cell>
          <table:table-cell office:value-type="float" office:value="18.672" calcext:value-type="float">
            <text:p>18.672</text:p>
          </table:table-cell>
          <table:table-cell office:value-type="float" office:value="18.793" calcext:value-type="float">
            <text:p>18.793</text:p>
          </table:table-cell>
          <table:table-cell office:value-type="float" office:value="18.871" calcext:value-type="float">
            <text:p>18.871</text:p>
          </table:table-cell>
          <table:table-cell office:value-type="float" office:value="18.857" calcext:value-type="float">
            <text:p>18.857</text:p>
          </table:table-cell>
          <table:table-cell office:value-type="float" office:value="18.968" calcext:value-type="float">
            <text:p>18.968</text:p>
          </table:table-cell>
          <table:table-cell office:value-type="float" office:value="5.63" calcext:value-type="float">
            <text:p>5.63</text:p>
          </table:table-cell>
          <table:table-cell office:value-type="float" office:value="5.673" calcext:value-type="float">
            <text:p>5.673</text:p>
          </table:table-cell>
          <table:table-cell office:value-type="float" office:value="5.68" calcext:value-type="float">
            <text:p>5.68</text:p>
          </table:table-cell>
          <table:table-cell office:value-type="float" office:value="5.695" calcext:value-type="float">
            <text:p>5.695</text:p>
          </table:table-cell>
          <table:table-cell office:value-type="float" office:value="5.69" calcext:value-type="float">
            <text:p>5.69</text:p>
          </table:table-cell>
          <table:table-cell office:value-type="float" office:value="377079.9778" calcext:value-type="float">
            <text:p>377079.9778</text:p>
          </table:table-cell>
          <table:table-cell office:value-type="float" office:value="84072.5631" calcext:value-type="float">
            <text:p>84072.5631</text:p>
          </table:table-cell>
          <table:table-cell office:value-type="float" office:value="22900.6879" calcext:value-type="float">
            <text:p>22900.6879</text:p>
          </table:table-cell>
          <table:table-cell office:value-type="float" office:value="5763.5972" calcext:value-type="float">
            <text:p>5763.5972</text:p>
          </table:table-cell>
          <table:table-cell office:value-type="float" office:value="1482.4322" calcext:value-type="float">
            <text:p>1482.4322</text:p>
          </table:table-cell>
          <table:table-cell office:value-type="float" office:value="7360.3367" calcext:value-type="float">
            <text:p>7360.3367</text:p>
          </table:table-cell>
          <table:table-cell office:value-type="float" office:value="7313.2981" calcext:value-type="float">
            <text:p>7313.2981</text:p>
          </table:table-cell>
          <table:table-cell office:value-type="float" office:value="7283.3908" calcext:value-type="float">
            <text:p>7283.3908</text:p>
          </table:table-cell>
          <table:table-cell office:value-type="float" office:value="7288.0407" calcext:value-type="float">
            <text:p>7288.0407</text:p>
          </table:table-cell>
          <table:table-cell office:value-type="float" office:value="7245.9902" calcext:value-type="float">
            <text:p>7245.9902</text:p>
          </table:table-cell>
          <table:table-cell office:value-type="float" office:value="24407.2545" calcext:value-type="float">
            <text:p>24407.2545</text:p>
          </table:table-cell>
          <table:table-cell office:value-type="float" office:value="24232.4501" calcext:value-type="float">
            <text:p>24232.4501</text:p>
          </table:table-cell>
          <table:table-cell office:value-type="float" office:value="24196.5433" calcext:value-type="float">
            <text:p>24196.5433</text:p>
          </table:table-cell>
          <table:table-cell office:value-type="float" office:value="24133.2032" calcext:value-type="float">
            <text:p>24133.2032</text:p>
          </table:table-cell>
          <table:table-cell office:value-type="float" office:value="24145.8337" calcext:value-type="float">
            <text:p>24145.8337</text:p>
          </table:table-cell>
          <table:table-cell office:value-type="float" office:value="144.0175" calcext:value-type="float">
            <text:p>144.0175</text:p>
          </table:table-cell>
          <table:table-cell office:value-type="float" office:value="1695.0757" calcext:value-type="float">
            <text:p>1695.0757</text:p>
          </table:table-cell>
          <table:table-cell office:value-type="float" office:value="251.8864" calcext:value-type="float">
            <text:p>251.8864</text:p>
          </table:table-cell>
          <table:table-cell office:value-type="float" office:value="1885.1665" calcext:value-type="float">
            <text:p>1885.1665</text:p>
          </table:table-cell>
          <table:table-cell office:value-type="float" office:value="5777.4527" calcext:value-type="float">
            <text:p>5777.4527</text:p>
          </table:table-cell>
          <table:table-cell office:value-type="float" office:value="215.4415" calcext:value-type="float">
            <text:p>215.4415</text:p>
          </table:table-cell>
          <table:table-cell office:value-type="float" office:value="375.1683" calcext:value-type="float">
            <text:p>375.1683</text:p>
          </table:table-cell>
          <table:table-cell office:value-type="float" office:value="861.8124" calcext:value-type="float">
            <text:p>861.8124</text:p>
          </table:table-cell>
          <table:table-cell office:value-type="float" office:value="2292.2274" calcext:value-type="float">
            <text:p>2292.2274</text:p>
          </table:table-cell>
          <table:table-cell office:value-type="float" office:value="7355.294" calcext:value-type="float">
            <text:p>7355.294</text:p>
          </table:table-cell>
          <table:table-cell office:value-type="float" office:value="222.8767" calcext:value-type="float">
            <text:p>222.8767</text:p>
          </table:table-cell>
          <table:table-cell office:value-type="float" office:value="393.5402" calcext:value-type="float">
            <text:p>393.5402</text:p>
          </table:table-cell>
          <table:table-cell office:value-type="float" office:value="879.9492" calcext:value-type="float">
            <text:p>879.9492</text:p>
          </table:table-cell>
          <table:table-cell office:value-type="float" office:value="2191.0287" calcext:value-type="float">
            <text:p>2191.0287</text:p>
          </table:table-cell>
          <table:table-cell office:value-type="float" office:value="7333.7412" calcext:value-type="float">
            <text:p>7333.7412</text:p>
          </table:table-cell>
        </table:table-row>
        <table:table-row table:style-name="ro1">
          <table:table-cell table:style-name="ce6" office:value-type="float" office:value="16384" calcext:value-type="float">
            <text:p>16384</text:p>
          </table:table-cell>
          <table:table-cell table:style-name="ce13"/>
          <table:table-cell table:style-name="ce19"/>
          <table:table-cell table:style-name="ce20" office:value-type="float" office:value="5.992" calcext:value-type="float">
            <text:p>5.992</text:p>
          </table:table-cell>
          <table:table-cell table:style-name="ce20" office:value-type="float" office:value="22.608" calcext:value-type="float">
            <text:p>22.608</text:p>
          </table:table-cell>
          <table:table-cell table:style-name="ce24" office:value-type="float" office:value="88.759" calcext:value-type="float">
            <text:p>88.759</text:p>
          </table:table-cell>
          <table:table-cell table:style-name="ce25" office:value-type="float" office:value="18.745" calcext:value-type="float">
            <text:p>18.745</text:p>
          </table:table-cell>
          <table:table-cell table:style-name="ce20" office:value-type="float" office:value="18.653" calcext:value-type="float">
            <text:p>18.653</text:p>
          </table:table-cell>
          <table:table-cell table:style-name="ce20" office:value-type="float" office:value="18.484" calcext:value-type="float">
            <text:p>18.484</text:p>
          </table:table-cell>
          <table:table-cell table:style-name="ce20" office:value-type="float" office:value="18.508" calcext:value-type="float">
            <text:p>18.508</text:p>
          </table:table-cell>
          <table:table-cell table:style-name="ce24" office:value-type="float" office:value="18.579" calcext:value-type="float">
            <text:p>18.579</text:p>
          </table:table-cell>
          <table:table-cell table:style-name="ce13"/>
          <table:table-cell table:style-name="ce19" table:number-columns-repeated="3"/>
          <table:table-cell table:style-name="ce24" office:value-type="float" office:value="5.71" calcext:value-type="float">
            <text:p>5.71</text:p>
          </table:table-cell>
          <table:table-cell table:style-name="ce13"/>
          <table:table-cell table:style-name="ce19"/>
          <table:table-cell table:style-name="ce20" office:value-type="float" office:value="1467619.0479" calcext:value-type="float">
            <text:p>1467619.0479</text:p>
          </table:table-cell>
          <table:table-cell table:style-name="ce20" office:value-type="float" office:value="389077.3526" calcext:value-type="float">
            <text:p>389077.3526</text:p>
          </table:table-cell>
          <table:table-cell table:style-name="ce24" office:value-type="float" office:value="99123.0212" calcext:value-type="float">
            <text:p>99123.0212</text:p>
          </table:table-cell>
          <table:table-cell table:style-name="ce25" office:value-type="float" office:value="469255.0737" calcext:value-type="float">
            <text:p>469255.0737</text:p>
          </table:table-cell>
          <table:table-cell table:style-name="ce20" office:value-type="float" office:value="471577.5847" calcext:value-type="float">
            <text:p>471577.5847</text:p>
          </table:table-cell>
          <table:table-cell table:style-name="ce20" office:value-type="float" office:value="475864.8945" calcext:value-type="float">
            <text:p>475864.8945</text:p>
          </table:table-cell>
          <table:table-cell table:style-name="ce20" office:value-type="float" office:value="475245.1038" calcext:value-type="float">
            <text:p>475245.1038</text:p>
          </table:table-cell>
          <table:table-cell table:style-name="ce24" office:value-type="float" office:value="473410.0524" calcext:value-type="float">
            <text:p>473410.0524</text:p>
          </table:table-cell>
          <table:table-cell table:style-name="ce13"/>
          <table:table-cell table:style-name="ce19" table:number-columns-repeated="3"/>
          <table:table-cell table:style-name="ce24" office:value-type="float" office:value="1541268.2277" calcext:value-type="float">
            <text:p>1541268.2277</text:p>
          </table:table-cell>
          <table:table-cell table:style-name="ce13"/>
          <table:table-cell table:style-name="ce19"/>
          <table:table-cell table:style-name="ce20" office:value-type="float" office:value="11413.3854" calcext:value-type="float">
            <text:p>11413.3854</text:p>
          </table:table-cell>
          <table:table-cell table:style-name="ce20" office:value-type="float" office:value="23464.6609" calcext:value-type="float">
            <text:p>23464.6609</text:p>
          </table:table-cell>
          <table:table-cell table:style-name="ce24" office:value-type="float" office:value="26851.758" calcext:value-type="float">
            <text:p>26851.758</text:p>
          </table:table-cell>
          <table:table-cell table:style-name="ce25" office:value-type="float" office:value="1842.7874" calcext:value-type="float">
            <text:p>1842.7874</text:p>
          </table:table-cell>
          <table:table-cell table:style-name="ce20" office:value-type="float" office:value="2573.4836" calcext:value-type="float">
            <text:p>2573.4836</text:p>
          </table:table-cell>
          <table:table-cell table:style-name="ce20" office:value-type="float" office:value="4334.7121" calcext:value-type="float">
            <text:p>4334.7121</text:p>
          </table:table-cell>
          <table:table-cell table:style-name="ce20" office:value-type="float" office:value="10770.5224" calcext:value-type="float">
            <text:p>10770.5224</text:p>
          </table:table-cell>
          <table:table-cell table:style-name="ce24" office:value-type="float" office:value="31394.0784" calcext:value-type="float">
            <text:p>31394.0784</text:p>
          </table:table-cell>
          <table:table-cell table:style-name="ce13"/>
          <table:table-cell table:style-name="ce19" table:number-columns-repeated="3"/>
          <table:table-cell table:style-name="ce33" office:value-type="float" office:value="30272.5422" calcext:value-type="float">
            <text:p>30272.5422</text:p>
          </table:table-cell>
        </table:table-row>
      </table:table>
      <table:named-expressions/>
      <table:data-pilot-tables>
        <table:data-pilot-table table:name="DataPilot1" table:application-data="" table:target-range-address="'Pivot Table_cannon-su.2017-12-12.03.51.09.k80_1'.A1:'Pivot Table_cannon-su.2017-12-12.03.51.09.k80_1'.AT8" table:buttons="'Pivot Table_cannon-su.2017-12-12.03.51.09.k80_1'.A4 'Pivot Table_cannon-su.2017-12-12.03.51.09.k80_1'.B1 'Pivot Table_cannon-su.2017-12-12.03.51.09.k80_1'.C1 'Pivot Table_cannon-su.2017-12-12.03.51.09.k80_1'.D1" table:grand-total="none" table:show-filter-button="false" table:drill-down-on-double-click="false">
          <table:source-cell-range table:cell-range-address="'cannon-su.2017-12-12.03.51.09.k80'.A1:'cannon-su.2017-12-12.03.51.09.k80'.K54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rch" table:orientation="column" table:used-hierarchy="0" table:function="auto">
            <table:data-pilot-level table:show-empty="false" calcext:repeat-item-labels="false">
              <table:data-pilot-members>
                <table:data-pilot-member table:name="E5-2695" table:display="true" table:show-details="true"/>
                <table:data-pilot-member table:name="K80" table:display="true" table:show-details="true"/>
                <table:data-pilot-member table:name="P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4" table:display="true" table:show-details="true"/>
                <table:data-pilot-member table:name="16" table:display="true" table:show-details="true"/>
                <table:data-pilot-member table:name="64" table:display="true" table:show-details="true"/>
                <table:data-pilot-member table:name="2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" table:orientation="row" table:used-hierarchy="0" table:function="auto">
            <table:data-pilot-level table:show-empty="false" calcext:repeat-item-labels="false">
              <table:data-pilot-members>
                <table:data-pilot-member table:name="256" table:display="true" table:show-details="true"/>
                <table:data-pilot-member table:name="1024" table:display="true" table:show-details="true"/>
                <table:data-pilot-member table:name="4096" table:display="true" table:show-details="true"/>
                <table:data-pilot-member table:name="1638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F/s" table:orientation="data" table:used-hierarchy="0" table:function="average">
            <table:data-pilot-level table:show-empty="false" calcext:repeat-item-labels="false">
              <table:data-pilot-members>
                <table:data-pilot-member table:name="0.26" table:display="true" table:show-details="true"/>
                <table:data-pilot-member table:name="0.29" table:display="true" table:show-details="true"/>
                <table:data-pilot-member table:name="0.32" table:display="true" table:show-details="true"/>
                <table:data-pilot-member table:name="0.33" table:display="true" table:show-details="true"/>
                <table:data-pilot-member table:name="0.34" table:display="true" table:show-details="true"/>
                <table:data-pilot-member table:name="0.36" table:display="true" table:show-details="true"/>
                <table:data-pilot-member table:name="0.37" table:display="true" table:show-details="true"/>
                <table:data-pilot-member table:name="0.4" table:display="true" table:show-details="true"/>
                <table:data-pilot-member table:name="0.44" table:display="true" table:show-details="true"/>
                <table:data-pilot-member table:name="0.72" table:display="true" table:show-details="true"/>
                <table:data-pilot-member table:name="0.73" table:display="true" table:show-details="true"/>
                <table:data-pilot-member table:name="0.74" table:display="true" table:show-details="true"/>
                <table:data-pilot-member table:name="0.75" table:display="true" table:show-details="true"/>
                <table:data-pilot-member table:name="0.76" table:display="true" table:show-details="true"/>
                <table:data-pilot-member table:name="0.77" table:display="true" table:show-details="true"/>
                <table:data-pilot-member table:name="0.85" table:display="true" table:show-details="true"/>
                <table:data-pilot-member table:name="0.94" table:display="true" table:show-details="true"/>
                <table:data-pilot-member table:name="1.03" table:display="true" table:show-details="true"/>
                <table:data-pilot-member table:name="1.04" table:display="true" table:show-details="true"/>
                <table:data-pilot-member table:name="1.05" table:display="true" table:show-details="true"/>
                <table:data-pilot-member table:name="1.06" table:display="true" table:show-details="true"/>
                <table:data-pilot-member table:name="1.28" table:display="true" table:show-details="true"/>
                <table:data-pilot-member table:name="1.44" table:display="true" table:show-details="true"/>
                <table:data-pilot-member table:name="1.46" table:display="true" table:show-details="true"/>
                <table:data-pilot-member table:name="1.55" table:display="true" table:show-details="true"/>
                <table:data-pilot-member table:name="1.57" table:display="true" table:show-details="true"/>
                <table:data-pilot-member table:name="1.58" table:display="true" table:show-details="true"/>
                <table:data-pilot-member table:name="1.59" table:display="true" table:show-details="true"/>
                <table:data-pilot-member table:name="1.6" table:display="true" table:show-details="true"/>
                <table:data-pilot-member table:name="1.61" table:display="true" table:show-details="true"/>
                <table:data-pilot-member table:name="1.62" table:display="true" table:show-details="true"/>
                <table:data-pilot-member table:name="1.63" table:display="true" table:show-details="true"/>
                <table:data-pilot-member table:name="1.64" table:display="true" table:show-details="true"/>
                <table:data-pilot-member table:name="1.65" table:display="true" table:show-details="true"/>
                <table:data-pilot-member table:name="1.71" table:display="true" table:show-details="true"/>
                <table:data-pilot-member table:name="1.72" table:display="true" table:show-details="true"/>
                <table:data-pilot-member table:name="1.77" table:display="true" table:show-details="true"/>
                <table:data-pilot-member table:name="1.8" table:display="true" table:show-details="true"/>
                <table:data-pilot-member table:name="1.81" table:display="true" table:show-details="true"/>
                <table:data-pilot-member table:name="1.82" table:display="true" table:show-details="true"/>
                <table:data-pilot-member table:name="1.83" table:display="true" table:show-details="true"/>
                <table:data-pilot-member table:name="1.85" table:display="true" table:show-details="true"/>
                <table:data-pilot-member table:name="1.87" table:display="true" table:show-details="true"/>
                <table:data-pilot-member table:name="1.88" table:display="true" table:show-details="true"/>
                <table:data-pilot-member table:name="2.07" table:display="true" table:show-details="true"/>
                <table:data-pilot-member table:name="2.08" table:display="true" table:show-details="true"/>
                <table:data-pilot-member table:name="2.09" table:display="true" table:show-details="true"/>
                <table:data-pilot-member table:name="2.86" table:display="true" table:show-details="true"/>
                <table:data-pilot-member table:name="2.88" table:display="true" table:show-details="true"/>
                <table:data-pilot-member table:name="2.9" table:display="true" table:show-details="true"/>
                <table:data-pilot-member table:name="3.53" table:display="true" table:show-details="true"/>
                <table:data-pilot-member table:name="4.03" table:display="true" table:show-details="true"/>
                <table:data-pilot-member table:name="4.04" table:display="true" table:show-details="true"/>
                <table:data-pilot-member table:name="4.07" table:display="true" table:show-details="true"/>
                <table:data-pilot-member table:name="4.08" table:display="true" table:show-details="true"/>
                <table:data-pilot-member table:name="4.12" table:display="true" table:show-details="true"/>
                <table:data-pilot-member table:name="4.17" table:display="true" table:show-details="true"/>
                <table:data-pilot-member table:name="4.2" table:display="true" table:show-details="true"/>
                <table:data-pilot-member table:name="4.21" table:display="true" table:show-details="true"/>
                <table:data-pilot-member table:name="4.22" table:display="true" table:show-details="true"/>
                <table:data-pilot-member table:name="4.23" table:display="true" table:show-details="true"/>
                <table:data-pilot-member table:name="4.24" table:display="true" table:show-details="true"/>
                <table:data-pilot-member table:name="4.25" table:display="true" table:show-details="true"/>
                <table:data-pilot-member table:name="4.26" table:display="true" table:show-details="true"/>
                <table:data-pilot-member table:name="4.27" table:display="true" table:show-details="true"/>
                <table:data-pilot-member table:name="4.28" table:display="true" table:show-details="true"/>
                <table:data-pilot-member table:name="4.29" table:display="true" table:show-details="true"/>
                <table:data-pilot-member table:name="4.3" table:display="true" table:show-details="true"/>
                <table:data-pilot-member table:name="4.38" table:display="true" table:show-details="true"/>
                <table:data-pilot-member table:name="4.44" table:display="true" table:show-details="true"/>
                <table:data-pilot-member table:name="4.76" table:display="true" table:show-details="true"/>
                <table:data-pilot-member table:name="4.78" table:display="true" table:show-details="true"/>
                <table:data-pilot-member table:name="4.95" table:display="true" table:show-details="true"/>
                <table:data-pilot-member table:name="5.01" table:display="true" table:show-details="true"/>
                <table:data-pilot-member table:name="5.09" table:display="true" table:show-details="true"/>
                <table:data-pilot-member table:name="5.13" table:display="true" table:show-details="true"/>
                <table:data-pilot-member table:name="5.14" table:display="true" table:show-details="true"/>
                <table:data-pilot-member table:name="5.15" table:display="true" table:show-details="true"/>
                <table:data-pilot-member table:name="5.17" table:display="true" table:show-details="true"/>
                <table:data-pilot-member table:name="5.18" table:display="true" table:show-details="true"/>
                <table:data-pilot-member table:name="5.47" table:display="true" table:show-details="true"/>
                <table:data-pilot-member table:name="5.48" table:display="true" table:show-details="true"/>
                <table:data-pilot-member table:name="5.49" table:display="true" table:show-details="true"/>
                <table:data-pilot-member table:name="5.51" table:display="true" table:show-details="true"/>
                <table:data-pilot-member table:name="5.55" table:display="true" table:show-details="true"/>
                <table:data-pilot-member table:name="5.6" table:display="true" table:show-details="true"/>
                <table:data-pilot-member table:name="5.61" table:display="true" table:show-details="true"/>
                <table:data-pilot-member table:name="5.62" table:display="true" table:show-details="true"/>
                <table:data-pilot-member table:name="5.63" table:display="true" table:show-details="true"/>
                <table:data-pilot-member table:name="5.65" table:display="true" table:show-details="true"/>
                <table:data-pilot-member table:name="5.66" table:display="true" table:show-details="true"/>
                <table:data-pilot-member table:name="5.67" table:display="true" table:show-details="true"/>
                <table:data-pilot-member table:name="5.68" table:display="true" table:show-details="true"/>
                <table:data-pilot-member table:name="5.69" table:display="true" table:show-details="true"/>
                <table:data-pilot-member table:name="5.7" table:display="true" table:show-details="true"/>
                <table:data-pilot-member table:name="5.71" table:display="true" table:show-details="true"/>
                <table:data-pilot-member table:name="5.79" table:display="true" table:show-details="true"/>
                <table:data-pilot-member table:name="5.8" table:display="true" table:show-details="true"/>
                <table:data-pilot-member table:name="5.81" table:display="true" table:show-details="true"/>
                <table:data-pilot-member table:name="5.82" table:display="true" table:show-details="true"/>
                <table:data-pilot-member table:name="5.83" table:display="true" table:show-details="true"/>
                <table:data-pilot-member table:name="5.92" table:display="true" table:show-details="true"/>
                <table:data-pilot-member table:name="5.94" table:display="true" table:show-details="true"/>
                <table:data-pilot-member table:name="5.96" table:display="true" table:show-details="true"/>
                <table:data-pilot-member table:name="5.98" table:display="true" table:show-details="true"/>
                <table:data-pilot-member table:name="5.99" table:display="true" table:show-details="true"/>
                <table:data-pilot-member table:name="6" table:display="true" table:show-details="true"/>
                <table:data-pilot-member table:name="6.01" table:display="true" table:show-details="true"/>
                <table:data-pilot-member table:name="6.02" table:display="true" table:show-details="true"/>
                <table:data-pilot-member table:name="6.86" table:display="true" table:show-details="true"/>
                <table:data-pilot-member table:name="7.54" table:display="true" table:show-details="true"/>
                <table:data-pilot-member table:name="7.59" table:display="true" table:show-details="true"/>
                <table:data-pilot-member table:name="7.63" table:display="true" table:show-details="true"/>
                <table:data-pilot-member table:name="7.86" table:display="true" table:show-details="true"/>
                <table:data-pilot-member table:name="7.91" table:display="true" table:show-details="true"/>
                <table:data-pilot-member table:name="8.13" table:display="true" table:show-details="true"/>
                <table:data-pilot-member table:name="8.2" table:display="true" table:show-details="true"/>
                <table:data-pilot-member table:name="8.42" table:display="true" table:show-details="true"/>
                <table:data-pilot-member table:name="8.84" table:display="true" table:show-details="true"/>
                <table:data-pilot-member table:name="9.03" table:display="true" table:show-details="true"/>
                <table:data-pilot-member table:name="9.05" table:display="true" table:show-details="true"/>
                <table:data-pilot-member table:name="9.06" table:display="true" table:show-details="true"/>
                <table:data-pilot-member table:name="9.07" table:display="true" table:show-details="true"/>
                <table:data-pilot-member table:name="9.08" table:display="true" table:show-details="true"/>
                <table:data-pilot-member table:name="9.09" table:display="true" table:show-details="true"/>
                <table:data-pilot-member table:name="9.11" table:display="true" table:show-details="true"/>
                <table:data-pilot-member table:name="9.15" table:display="true" table:show-details="true"/>
                <table:data-pilot-member table:name="9.19" table:display="true" table:show-details="true"/>
                <table:data-pilot-member table:name="9.44" table:display="true" table:show-details="true"/>
                <table:data-pilot-member table:name="9.74" table:display="true" table:show-details="true"/>
                <table:data-pilot-member table:name="9.83" table:display="true" table:show-details="true"/>
                <table:data-pilot-member table:name="9.89" table:display="true" table:show-details="true"/>
                <table:data-pilot-member table:name="10.43" table:display="true" table:show-details="true"/>
                <table:data-pilot-member table:name="10.57" table:display="true" table:show-details="true"/>
                <table:data-pilot-member table:name="10.8" table:display="true" table:show-details="true"/>
                <table:data-pilot-member table:name="10.85" table:display="true" table:show-details="true"/>
                <table:data-pilot-member table:name="10.94" table:display="true" table:show-details="true"/>
                <table:data-pilot-member table:name="11.93" table:display="true" table:show-details="true"/>
                <table:data-pilot-member table:name="15.2" table:display="true" table:show-details="true"/>
                <table:data-pilot-member table:name="15.26" table:display="true" table:show-details="true"/>
                <table:data-pilot-member table:name="15.29" table:display="true" table:show-details="true"/>
                <table:data-pilot-member table:name="15.31" table:display="true" table:show-details="true"/>
                <table:data-pilot-member table:name="15.32" table:display="true" table:show-details="true"/>
                <table:data-pilot-member table:name="15.34" table:display="true" table:show-details="true"/>
                <table:data-pilot-member table:name="15.37" table:display="true" table:show-details="true"/>
                <table:data-pilot-member table:name="15.39" table:display="true" table:show-details="true"/>
                <table:data-pilot-member table:name="15.41" table:display="true" table:show-details="true"/>
                <table:data-pilot-member table:name="15.6" table:display="true" table:show-details="true"/>
                <table:data-pilot-member table:name="17.55" table:display="true" table:show-details="true"/>
                <table:data-pilot-member table:name="17.63" table:display="true" table:show-details="true"/>
                <table:data-pilot-member table:name="17.68" table:display="true" table:show-details="true"/>
                <table:data-pilot-member table:name="17.69" table:display="true" table:show-details="true"/>
                <table:data-pilot-member table:name="17.7" table:display="true" table:show-details="true"/>
                <table:data-pilot-member table:name="17.72" table:display="true" table:show-details="true"/>
                <table:data-pilot-member table:name="17.76" table:display="true" table:show-details="true"/>
                <table:data-pilot-member table:name="17.78" table:display="true" table:show-details="true"/>
                <table:data-pilot-member table:name="18.45" table:display="true" table:show-details="true"/>
                <table:data-pilot-member table:name="18.46" table:display="true" table:show-details="true"/>
                <table:data-pilot-member table:name="18.47" table:display="true" table:show-details="true"/>
                <table:data-pilot-member table:name="18.49" table:display="true" table:show-details="true"/>
                <table:data-pilot-member table:name="18.5" table:display="true" table:show-details="true"/>
                <table:data-pilot-member table:name="18.51" table:display="true" table:show-details="true"/>
                <table:data-pilot-member table:name="18.52" table:display="true" table:show-details="true"/>
                <table:data-pilot-member table:name="18.53" table:display="true" table:show-details="true"/>
                <table:data-pilot-member table:name="18.56" table:display="true" table:show-details="true"/>
                <table:data-pilot-member table:name="18.57" table:display="true" table:show-details="true"/>
                <table:data-pilot-member table:name="18.58" table:display="true" table:show-details="true"/>
                <table:data-pilot-member table:name="18.59" table:display="true" table:show-details="true"/>
                <table:data-pilot-member table:name="18.6" table:display="true" table:show-details="true"/>
                <table:data-pilot-member table:name="18.61" table:display="true" table:show-details="true"/>
                <table:data-pilot-member table:name="18.62" table:display="true" table:show-details="true"/>
                <table:data-pilot-member table:name="18.64" table:display="true" table:show-details="true"/>
                <table:data-pilot-member table:name="18.65" table:display="true" table:show-details="true"/>
                <table:data-pilot-member table:name="18.66" table:display="true" table:show-details="true"/>
                <table:data-pilot-member table:name="18.67" table:display="true" table:show-details="true"/>
                <table:data-pilot-member table:name="18.68" table:display="true" table:show-details="true"/>
                <table:data-pilot-member table:name="18.69" table:display="true" table:show-details="true"/>
                <table:data-pilot-member table:name="18.7" table:display="true" table:show-details="true"/>
                <table:data-pilot-member table:name="18.71" table:display="true" table:show-details="true"/>
                <table:data-pilot-member table:name="18.72" table:display="true" table:show-details="true"/>
                <table:data-pilot-member table:name="18.73" table:display="true" table:show-details="true"/>
                <table:data-pilot-member table:name="18.74" table:display="true" table:show-details="true"/>
                <table:data-pilot-member table:name="18.75" table:display="true" table:show-details="true"/>
                <table:data-pilot-member table:name="18.76" table:display="true" table:show-details="true"/>
                <table:data-pilot-member table:name="18.78" table:display="true" table:show-details="true"/>
                <table:data-pilot-member table:name="18.79" table:display="true" table:show-details="true"/>
                <table:data-pilot-member table:name="18.8" table:display="true" table:show-details="true"/>
                <table:data-pilot-member table:name="18.81" table:display="true" table:show-details="true"/>
                <table:data-pilot-member table:name="18.84" table:display="true" table:show-details="true"/>
                <table:data-pilot-member table:name="18.85" table:display="true" table:show-details="true"/>
                <table:data-pilot-member table:name="18.86" table:display="true" table:show-details="true"/>
                <table:data-pilot-member table:name="18.87" table:display="true" table:show-details="true"/>
                <table:data-pilot-member table:name="18.88" table:display="true" table:show-details="true"/>
                <table:data-pilot-member table:name="18.98" table:display="true" table:show-details="true"/>
                <table:data-pilot-member table:name="18.99" table:display="true" table:show-details="true"/>
                <table:data-pilot-member table:name="19.01" table:display="true" table:show-details="true"/>
                <table:data-pilot-member table:name="19.07" table:display="true" table:show-details="true"/>
                <table:data-pilot-member table:name="19.12" table:display="true" table:show-details="true"/>
                <table:data-pilot-member table:name="19.13" table:display="true" table:show-details="true"/>
                <table:data-pilot-member table:name="19.14" table:display="true" table:show-details="true"/>
                <table:data-pilot-member table:name="19.16" table:display="true" table:show-details="true"/>
                <table:data-pilot-member table:name="19.17" table:display="true" table:show-details="true"/>
                <table:data-pilot-member table:name="19.19" table:display="true" table:show-details="true"/>
                <table:data-pilot-member table:name="19.2" table:display="true" table:show-details="true"/>
                <table:data-pilot-member table:name="19.22" table:display="true" table:show-details="true"/>
                <table:data-pilot-member table:name="19.24" table:display="true" table:show-details="true"/>
                <table:data-pilot-member table:name="19.25" table:display="true" table:show-details="true"/>
                <table:data-pilot-member table:name="19.27" table:display="true" table:show-details="true"/>
                <table:data-pilot-member table:name="19.28" table:display="true" table:show-details="true"/>
                <table:data-pilot-member table:name="19.29" table:display="true" table:show-details="true"/>
                <table:data-pilot-member table:name="19.3" table:display="true" table:show-details="true"/>
                <table:data-pilot-member table:name="19.32" table:display="true" table:show-details="true"/>
                <table:data-pilot-member table:name="19.33" table:display="true" table:show-details="true"/>
                <table:data-pilot-member table:name="19.35" table:display="true" table:show-details="true"/>
                <table:data-pilot-member table:name="19.38" table:display="true" table:show-details="true"/>
                <table:data-pilot-member table:name="21.15" table:display="true" table:show-details="true"/>
                <table:data-pilot-member table:name="21.21" table:display="true" table:show-details="true"/>
                <table:data-pilot-member table:name="21.22" table:display="true" table:show-details="true"/>
                <table:data-pilot-member table:name="21.26" table:display="true" table:show-details="true"/>
                <table:data-pilot-member table:name="21.28" table:display="true" table:show-details="true"/>
                <table:data-pilot-member table:name="21.29" table:display="true" table:show-details="true"/>
                <table:data-pilot-member table:name="21.32" table:display="true" table:show-details="true"/>
                <table:data-pilot-member table:name="21.42" table:display="true" table:show-details="true"/>
                <table:data-pilot-member table:name="22.57" table:display="true" table:show-details="true"/>
                <table:data-pilot-member table:name="22.58" table:display="true" table:show-details="true"/>
                <table:data-pilot-member table:name="22.59" table:display="true" table:show-details="true"/>
                <table:data-pilot-member table:name="22.6" table:display="true" table:show-details="true"/>
                <table:data-pilot-member table:name="22.61" table:display="true" table:show-details="true"/>
                <table:data-pilot-member table:name="22.62" table:display="true" table:show-details="true"/>
                <table:data-pilot-member table:name="22.64" table:display="true" table:show-details="true"/>
                <table:data-pilot-member table:name="22.65" table:display="true" table:show-details="true"/>
                <table:data-pilot-member table:name="23.7" table:display="true" table:show-details="true"/>
                <table:data-pilot-member table:name="23.74" table:display="true" table:show-details="true"/>
                <table:data-pilot-member table:name="23.75" table:display="true" table:show-details="true"/>
                <table:data-pilot-member table:name="23.81" table:display="true" table:show-details="true"/>
                <table:data-pilot-member table:name="23.84" table:display="true" table:show-details="true"/>
                <table:data-pilot-member table:name="23.93" table:display="true" table:show-details="true"/>
                <table:data-pilot-member table:name="23.98" table:display="true" table:show-details="true"/>
                <table:data-pilot-member table:name="37.95" table:display="true" table:show-details="true"/>
                <table:data-pilot-member table:name="38.11" table:display="true" table:show-details="true"/>
                <table:data-pilot-member table:name="38.15" table:display="true" table:show-details="true"/>
                <table:data-pilot-member table:name="38.62" table:display="true" table:show-details="true"/>
                <table:data-pilot-member table:name="38.74" table:display="true" table:show-details="true"/>
                <table:data-pilot-member table:name="39.03" table:display="true" table:show-details="true"/>
                <table:data-pilot-member table:name="39.07" table:display="true" table:show-details="true"/>
                <table:data-pilot-member table:name="39.09" table:display="true" table:show-details="true"/>
                <table:data-pilot-member table:name="39.14" table:display="true" table:show-details="true"/>
                <table:data-pilot-member table:name="87.01" table:display="true" table:show-details="true"/>
                <table:data-pilot-member table:name="87.81" table:display="true" table:show-details="true"/>
                <table:data-pilot-member table:name="87.87" table:display="true" table:show-details="true"/>
                <table:data-pilot-member table:name="88.4" table:display="true" table:show-details="true"/>
                <table:data-pilot-member table:name="88.43" table:display="true" table:show-details="true"/>
                <table:data-pilot-member table:name="88.44" table:display="true" table:show-details="true"/>
                <table:data-pilot-member table:name="88.58" table:display="true" table:show-details="true"/>
                <table:data-pilot-member table:name="88.97" table:display="true" table:show-details="true"/>
                <table:data-pilot-member table:name="89.95" table:display="true" table:show-details="true"/>
                <table:data-pilot-member table:name="92.13" table:display="true" table:show-details="true"/>
                <table:data-pilot-member table:name="92.38" table:display="true" table:show-details="true"/>
                <table:data-pilot-member table:name="92.39" table:display="true" table:show-details="true"/>
                <table:data-pilot-member table:name="92.44" table:display="true" table:show-details="true"/>
                <table:data-pilot-member table:name="92.51" table:display="true" table:show-details="true"/>
                <table:data-pilot-member table:name="92.57" table:display="true" table:show-details="true"/>
                <table:data-pilot-member table:name="92.58" table:display="true" table:show-details="true"/>
                <table:data-pilot-member table:name="92.77" table:display="true" table:show-details="true"/>
                <table:data-pilot-member table:name="92.83" table:display="true" table:show-details="true"/>
                <table:data-pilot-member table:name="93.1" table:display="true" table:show-details="true"/>
                <table:data-pilot-member table:name="93.5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_mult_ms" table:orientation="data" table:used-hierarchy="0" table:function="average">
            <table:data-pilot-level table:show-empty="false" calcext:repeat-item-labels="false">
              <table:data-pilot-members>
                <table:data-pilot-member table:name="2.812" table:display="true" table:show-details="true"/>
                <table:data-pilot-member table:name="3.067" table:display="true" table:show-details="true"/>
                <table:data-pilot-member table:name="3.092" table:display="true" table:show-details="true"/>
                <table:data-pilot-member table:name="3.106" table:display="true" table:show-details="true"/>
                <table:data-pilot-member table:name="3.174" table:display="true" table:show-details="true"/>
                <table:data-pilot-member table:name="3.216" table:display="true" table:show-details="true"/>
                <table:data-pilot-member table:name="3.393" table:display="true" table:show-details="true"/>
                <table:data-pilot-member table:name="3.412" table:display="true" table:show-details="true"/>
                <table:data-pilot-member table:name="3.446" table:display="true" table:show-details="true"/>
                <table:data-pilot-member table:name="3.553" table:display="true" table:show-details="true"/>
                <table:data-pilot-member table:name="3.795" table:display="true" table:show-details="true"/>
                <table:data-pilot-member table:name="3.987" table:display="true" table:show-details="true"/>
                <table:data-pilot-member table:name="4.094" table:display="true" table:show-details="true"/>
                <table:data-pilot-member table:name="4.129" table:display="true" table:show-details="true"/>
                <table:data-pilot-member table:name="4.244" table:display="true" table:show-details="true"/>
                <table:data-pilot-member table:name="4.27" table:display="true" table:show-details="true"/>
                <table:data-pilot-member table:name="4.398" table:display="true" table:show-details="true"/>
                <table:data-pilot-member table:name="4.419" table:display="true" table:show-details="true"/>
                <table:data-pilot-member table:name="4.45" table:display="true" table:show-details="true"/>
                <table:data-pilot-member table:name="4.888" table:display="true" table:show-details="true"/>
                <table:data-pilot-member table:name="5.76" table:display="true" table:show-details="true"/>
                <table:data-pilot-member table:name="5.765" table:display="true" table:show-details="true"/>
                <table:data-pilot-member table:name="5.768" table:display="true" table:show-details="true"/>
                <table:data-pilot-member table:name="5.779" table:display="true" table:show-details="true"/>
                <table:data-pilot-member table:name="5.781" table:display="true" table:show-details="true"/>
                <table:data-pilot-member table:name="5.798" table:display="true" table:show-details="true"/>
                <table:data-pilot-member table:name="5.876" table:display="true" table:show-details="true"/>
                <table:data-pilot-member table:name="5.939" table:display="true" table:show-details="true"/>
                <table:data-pilot-member table:name="5.958" table:display="true" table:show-details="true"/>
                <table:data-pilot-member table:name="6.12" table:display="true" table:show-details="true"/>
                <table:data-pilot-member table:name="6.512" table:display="true" table:show-details="true"/>
                <table:data-pilot-member table:name="6.514" table:display="true" table:show-details="true"/>
                <table:data-pilot-member table:name="6.517" table:display="true" table:show-details="true"/>
                <table:data-pilot-member table:name="6.518" table:display="true" table:show-details="true"/>
                <table:data-pilot-member table:name="6.519" table:display="true" table:show-details="true"/>
                <table:data-pilot-member table:name="6.52" table:display="true" table:show-details="true"/>
                <table:data-pilot-member table:name="6.523" table:display="true" table:show-details="true"/>
                <table:data-pilot-member table:name="6.527" table:display="true" table:show-details="true"/>
                <table:data-pilot-member table:name="6.535" table:display="true" table:show-details="true"/>
                <table:data-pilot-member table:name="6.538" table:display="true" table:show-details="true"/>
                <table:data-pilot-member table:name="6.547" table:display="true" table:show-details="true"/>
                <table:data-pilot-member table:name="6.597" table:display="true" table:show-details="true"/>
                <table:data-pilot-member table:name="6.693" table:display="true" table:show-details="true"/>
                <table:data-pilot-member table:name="6.772" table:display="true" table:show-details="true"/>
                <table:data-pilot-member table:name="7.015" table:display="true" table:show-details="true"/>
                <table:data-pilot-member table:name="7.05" table:display="true" table:show-details="true"/>
                <table:data-pilot-member table:name="7.557" table:display="true" table:show-details="true"/>
                <table:data-pilot-member table:name="7.561" table:display="true" table:show-details="true"/>
                <table:data-pilot-member table:name="7.653" table:display="true" table:show-details="true"/>
                <table:data-pilot-member table:name="7.8" table:display="true" table:show-details="true"/>
                <table:data-pilot-member table:name="7.812" table:display="true" table:show-details="true"/>
                <table:data-pilot-member table:name="7.815" table:display="true" table:show-details="true"/>
                <table:data-pilot-member table:name="7.817" table:display="true" table:show-details="true"/>
                <table:data-pilot-member table:name="7.819" table:display="true" table:show-details="true"/>
                <table:data-pilot-member table:name="7.821" table:display="true" table:show-details="true"/>
                <table:data-pilot-member table:name="7.823" table:display="true" table:show-details="true"/>
                <table:data-pilot-member table:name="7.839" table:display="true" table:show-details="true"/>
                <table:data-pilot-member table:name="7.85" table:display="true" table:show-details="true"/>
                <table:data-pilot-member table:name="7.853" table:display="true" table:show-details="true"/>
                <table:data-pilot-member table:name="7.87" table:display="true" table:show-details="true"/>
                <table:data-pilot-member table:name="7.881" table:display="true" table:show-details="true"/>
                <table:data-pilot-member table:name="7.884" table:display="true" table:show-details="true"/>
                <table:data-pilot-member table:name="7.901" table:display="true" table:show-details="true"/>
                <table:data-pilot-member table:name="7.907" table:display="true" table:show-details="true"/>
                <table:data-pilot-member table:name="7.94" table:display="true" table:show-details="true"/>
                <table:data-pilot-member table:name="7.949" table:display="true" table:show-details="true"/>
                <table:data-pilot-member table:name="7.977" table:display="true" table:show-details="true"/>
                <table:data-pilot-member table:name="7.988" table:display="true" table:show-details="true"/>
                <table:data-pilot-member table:name="8.048" table:display="true" table:show-details="true"/>
                <table:data-pilot-member table:name="8.141" table:display="true" table:show-details="true"/>
                <table:data-pilot-member table:name="8.221" table:display="true" table:show-details="true"/>
                <table:data-pilot-member table:name="8.245" table:display="true" table:show-details="true"/>
                <table:data-pilot-member table:name="8.307" table:display="true" table:show-details="true"/>
                <table:data-pilot-member table:name="8.335" table:display="true" table:show-details="true"/>
                <table:data-pilot-member table:name="9.498" table:display="true" table:show-details="true"/>
                <table:data-pilot-member table:name="11.553" table:display="true" table:show-details="true"/>
                <table:data-pilot-member table:name="11.557" table:display="true" table:show-details="true"/>
                <table:data-pilot-member table:name="11.566" table:display="true" table:show-details="true"/>
                <table:data-pilot-member table:name="11.569" table:display="true" table:show-details="true"/>
                <table:data-pilot-member table:name="11.57" table:display="true" table:show-details="true"/>
                <table:data-pilot-member table:name="11.639" table:display="true" table:show-details="true"/>
                <table:data-pilot-member table:name="11.719" table:display="true" table:show-details="true"/>
                <table:data-pilot-member table:name="11.736" table:display="true" table:show-details="true"/>
                <table:data-pilot-member table:name="16.046" table:display="true" table:show-details="true"/>
                <table:data-pilot-member table:name="16.096" table:display="true" table:show-details="true"/>
                <table:data-pilot-member table:name="16.103" table:display="true" table:show-details="true"/>
                <table:data-pilot-member table:name="16.124" table:display="true" table:show-details="true"/>
                <table:data-pilot-member table:name="16.13" table:display="true" table:show-details="true"/>
                <table:data-pilot-member table:name="16.139" table:display="true" table:show-details="true"/>
                <table:data-pilot-member table:name="16.149" table:display="true" table:show-details="true"/>
                <table:data-pilot-member table:name="16.152" table:display="true" table:show-details="true"/>
                <table:data-pilot-member table:name="16.154" table:display="true" table:show-details="true"/>
                <table:data-pilot-member table:name="16.22" table:display="true" table:show-details="true"/>
                <table:data-pilot-member table:name="17.801" table:display="true" table:show-details="true"/>
                <table:data-pilot-member table:name="17.982" table:display="true" table:show-details="true"/>
                <table:data-pilot-member table:name="18.122" table:display="true" table:show-details="true"/>
                <table:data-pilot-member table:name="18.165" table:display="true" table:show-details="true"/>
                <table:data-pilot-member table:name="18.302" table:display="true" table:show-details="true"/>
                <table:data-pilot-member table:name="18.447" table:display="true" table:show-details="true"/>
                <table:data-pilot-member table:name="18.535" table:display="true" table:show-details="true"/>
                <table:data-pilot-member table:name="18.55" table:display="true" table:show-details="true"/>
                <table:data-pilot-member table:name="18.596" table:display="true" table:show-details="true"/>
                <table:data-pilot-member table:name="18.912" table:display="true" table:show-details="true"/>
                <table:data-pilot-member table:name="19.549" table:display="true" table:show-details="true"/>
                <table:data-pilot-member table:name="19.603" table:display="true" table:show-details="true"/>
                <table:data-pilot-member table:name="19.65" table:display="true" table:show-details="true"/>
                <table:data-pilot-member table:name="22.933" table:display="true" table:show-details="true"/>
                <table:data-pilot-member table:name="26.168" table:display="true" table:show-details="true"/>
                <table:data-pilot-member table:name="31.658" table:display="true" table:show-details="true"/>
                <table:data-pilot-member table:name="31.684" table:display="true" table:show-details="true"/>
                <table:data-pilot-member table:name="31.689" table:display="true" table:show-details="true"/>
                <table:data-pilot-member table:name="31.698" table:display="true" table:show-details="true"/>
                <table:data-pilot-member table:name="31.817" table:display="true" table:show-details="true"/>
                <table:data-pilot-member table:name="31.857" table:display="true" table:show-details="true"/>
                <table:data-pilot-member table:name="31.884" table:display="true" table:show-details="true"/>
                <table:data-pilot-member table:name="31.948" table:display="true" table:show-details="true"/>
                <table:data-pilot-member table:name="31.984" table:display="true" table:show-details="true"/>
                <table:data-pilot-member table:name="32.059" table:display="true" table:show-details="true"/>
                <table:data-pilot-member table:name="32.193" table:display="true" table:show-details="true"/>
                <table:data-pilot-member table:name="32.259" table:display="true" table:show-details="true"/>
                <table:data-pilot-member table:name="32.61" table:display="true" table:show-details="true"/>
                <table:data-pilot-member table:name="35.584" table:display="true" table:show-details="true"/>
                <table:data-pilot-member table:name="39.543" table:display="true" table:show-details="true"/>
                <table:data-pilot-member table:name="43.838" table:display="true" table:show-details="true"/>
                <table:data-pilot-member table:name="44.175" table:display="true" table:show-details="true"/>
                <table:data-pilot-member table:name="44.293" table:display="true" table:show-details="true"/>
                <table:data-pilot-member table:name="44.979" table:display="true" table:show-details="true"/>
                <table:data-pilot-member table:name="45.151" table:display="true" table:show-details="true"/>
                <table:data-pilot-member table:name="45.295" table:display="true" table:show-details="true"/>
                <table:data-pilot-member table:name="45.505" table:display="true" table:show-details="true"/>
                <table:data-pilot-member table:name="45.553" table:display="true" table:show-details="true"/>
                <table:data-pilot-member table:name="46.037" table:display="true" table:show-details="true"/>
                <table:data-pilot-member table:name="46.765" table:display="true" table:show-details="true"/>
                <table:data-pilot-member table:name="54.867" table:display="true" table:show-details="true"/>
                <table:data-pilot-member table:name="54.932" table:display="true" table:show-details="true"/>
                <table:data-pilot-member table:name="54.94" table:display="true" table:show-details="true"/>
                <table:data-pilot-member table:name="54.961" table:display="true" table:show-details="true"/>
                <table:data-pilot-member table:name="55.028" table:display="true" table:show-details="true"/>
                <table:data-pilot-member table:name="55.429" table:display="true" table:show-details="true"/>
                <table:data-pilot-member table:name="55.605" table:display="true" table:show-details="true"/>
                <table:data-pilot-member table:name="56.293" table:display="true" table:show-details="true"/>
                <table:data-pilot-member table:name="56.354" table:display="true" table:show-details="true"/>
                <table:data-pilot-member table:name="56.587" table:display="true" table:show-details="true"/>
                <table:data-pilot-member table:name="75.621" table:display="true" table:show-details="true"/>
                <table:data-pilot-member table:name="83.81" table:display="true" table:show-details="true"/>
                <table:data-pilot-member table:name="89.806" table:display="true" table:show-details="true"/>
                <table:data-pilot-member table:name="90.034" table:display="true" table:show-details="true"/>
                <table:data-pilot-member table:name="90.115" table:display="true" table:show-details="true"/>
                <table:data-pilot-member table:name="98.822" table:display="true" table:show-details="true"/>
                <table:data-pilot-member table:name="100.238" table:display="true" table:show-details="true"/>
                <table:data-pilot-member table:name="100.742" table:display="true" table:show-details="true"/>
                <table:data-pilot-member table:name="100.867" table:display="true" table:show-details="true"/>
                <table:data-pilot-member table:name="100.887" table:display="true" table:show-details="true"/>
                <table:data-pilot-member table:name="100.888" table:display="true" table:show-details="true"/>
                <table:data-pilot-member table:name="100.89" table:display="true" table:show-details="true"/>
                <table:data-pilot-member table:name="100.903" table:display="true" table:show-details="true"/>
                <table:data-pilot-member table:name="101.027" table:display="true" table:show-details="true"/>
                <table:data-pilot-member table:name="101.213" table:display="true" table:show-details="true"/>
                <table:data-pilot-member table:name="101.257" table:display="true" table:show-details="true"/>
                <table:data-pilot-member table:name="101.533" table:display="true" table:show-details="true"/>
                <table:data-pilot-member table:name="106.249" table:display="true" table:show-details="true"/>
                <table:data-pilot-member table:name="110.784" table:display="true" table:show-details="true"/>
                <table:data-pilot-member table:name="110.793" table:display="true" table:show-details="true"/>
                <table:data-pilot-member table:name="110.954" table:display="true" table:show-details="true"/>
                <table:data-pilot-member table:name="111.068" table:display="true" table:show-details="true"/>
                <table:data-pilot-member table:name="111.133" table:display="true" table:show-details="true"/>
                <table:data-pilot-member table:name="111.151" table:display="true" table:show-details="true"/>
                <table:data-pilot-member table:name="111.249" table:display="true" table:show-details="true"/>
                <table:data-pilot-member table:name="111.362" table:display="true" table:show-details="true"/>
                <table:data-pilot-member table:name="111.444" table:display="true" table:show-details="true"/>
                <table:data-pilot-member table:name="111.47" table:display="true" table:show-details="true"/>
                <table:data-pilot-member table:name="111.559" table:display="true" table:show-details="true"/>
                <table:data-pilot-member table:name="111.623" table:display="true" table:show-details="true"/>
                <table:data-pilot-member table:name="111.736" table:display="true" table:show-details="true"/>
                <table:data-pilot-member table:name="111.861" table:display="true" table:show-details="true"/>
                <table:data-pilot-member table:name="111.931" table:display="true" table:show-details="true"/>
                <table:data-pilot-member table:name="112.035" table:display="true" table:show-details="true"/>
                <table:data-pilot-member table:name="112.102" table:display="true" table:show-details="true"/>
                <table:data-pilot-member table:name="112.171" table:display="true" table:show-details="true"/>
                <table:data-pilot-member table:name="112.303" table:display="true" table:show-details="true"/>
                <table:data-pilot-member table:name="112.598" table:display="true" table:show-details="true"/>
                <table:data-pilot-member table:name="115.146" table:display="true" table:show-details="true"/>
                <table:data-pilot-member table:name="120.801" table:display="true" table:show-details="true"/>
                <table:data-pilot-member table:name="120.807" table:display="true" table:show-details="true"/>
                <table:data-pilot-member table:name="120.92" table:display="true" table:show-details="true"/>
                <table:data-pilot-member table:name="121.164" table:display="true" table:show-details="true"/>
                <table:data-pilot-member table:name="121.304" table:display="true" table:show-details="true"/>
                <table:data-pilot-member table:name="121.427" table:display="true" table:show-details="true"/>
                <table:data-pilot-member table:name="121.47" table:display="true" table:show-details="true"/>
                <table:data-pilot-member table:name="121.495" table:display="true" table:show-details="true"/>
                <table:data-pilot-member table:name="121.829" table:display="true" table:show-details="true"/>
                <table:data-pilot-member table:name="122.347" table:display="true" table:show-details="true"/>
                <table:data-pilot-member table:name="131.258" table:display="true" table:show-details="true"/>
                <table:data-pilot-member table:name="137.637" table:display="true" table:show-details="true"/>
                <table:data-pilot-member table:name="139.352" table:display="true" table:show-details="true"/>
                <table:data-pilot-member table:name="139.533" table:display="true" table:show-details="true"/>
                <table:data-pilot-member table:name="139.705" table:display="true" table:show-details="true"/>
                <table:data-pilot-member table:name="140.027" table:display="true" table:show-details="true"/>
                <table:data-pilot-member table:name="140.198" table:display="true" table:show-details="true"/>
                <table:data-pilot-member table:name="140.289" table:display="true" table:show-details="true"/>
                <table:data-pilot-member table:name="140.455" table:display="true" table:show-details="true"/>
                <table:data-pilot-member table:name="140.748" table:display="true" table:show-details="true"/>
                <table:data-pilot-member table:name="141.251" table:display="true" table:show-details="true"/>
                <table:data-pilot-member table:name="233.73" table:display="true" table:show-details="true"/>
                <table:data-pilot-member table:name="234.626" table:display="true" table:show-details="true"/>
                <table:data-pilot-member table:name="235.768" table:display="true" table:show-details="true"/>
                <table:data-pilot-member table:name="236.195" table:display="true" table:show-details="true"/>
                <table:data-pilot-member table:name="236.569" table:display="true" table:show-details="true"/>
                <table:data-pilot-member table:name="236.655" table:display="true" table:show-details="true"/>
                <table:data-pilot-member table:name="236.913" table:display="true" table:show-details="true"/>
                <table:data-pilot-member table:name="237.294" table:display="true" table:show-details="true"/>
                <table:data-pilot-member table:name="237.296" table:display="true" table:show-details="true"/>
                <table:data-pilot-member table:name="237.861" table:display="true" table:show-details="true"/>
                <table:data-pilot-member table:name="358.019" table:display="true" table:show-details="true"/>
                <table:data-pilot-member table:name="358.104" table:display="true" table:show-details="true"/>
                <table:data-pilot-member table:name="358.117" table:display="true" table:show-details="true"/>
                <table:data-pilot-member table:name="358.118" table:display="true" table:show-details="true"/>
                <table:data-pilot-member table:name="358.597" table:display="true" table:show-details="true"/>
                <table:data-pilot-member table:name="358.808" table:display="true" table:show-details="true"/>
                <table:data-pilot-member table:name="358.99" table:display="true" table:show-details="true"/>
                <table:data-pilot-member table:name="360.085" table:display="true" table:show-details="true"/>
                <table:data-pilot-member table:name="361.423" table:display="true" table:show-details="true"/>
                <table:data-pilot-member table:name="381.841" table:display="true" table:show-details="true"/>
                <table:data-pilot-member table:name="381.856" table:display="true" table:show-details="true"/>
                <table:data-pilot-member table:name="381.857" table:display="true" table:show-details="true"/>
                <table:data-pilot-member table:name="381.87" table:display="true" table:show-details="true"/>
                <table:data-pilot-member table:name="381.875" table:display="true" table:show-details="true"/>
                <table:data-pilot-member table:name="381.879" table:display="true" table:show-details="true"/>
                <table:data-pilot-member table:name="381.881" table:display="true" table:show-details="true"/>
                <table:data-pilot-member table:name="381.889" table:display="true" table:show-details="true"/>
                <table:data-pilot-member table:name="381.915" table:display="true" table:show-details="true"/>
                <table:data-pilot-member table:name="381.935" table:display="true" table:show-details="true"/>
                <table:data-pilot-member table:name="382.51" table:display="true" table:show-details="true"/>
                <table:data-pilot-member table:name="382.816" table:display="true" table:show-details="true"/>
                <table:data-pilot-member table:name="383.055" table:display="true" table:show-details="true"/>
                <table:data-pilot-member table:name="383.081" table:display="true" table:show-details="true"/>
                <table:data-pilot-member table:name="383.109" table:display="true" table:show-details="true"/>
                <table:data-pilot-member table:name="383.139" table:display="true" table:show-details="true"/>
                <table:data-pilot-member table:name="383.205" table:display="true" table:show-details="true"/>
                <table:data-pilot-member table:name="383.384" table:display="true" table:show-details="true"/>
                <table:data-pilot-member table:name="383.68" table:display="true" table:show-details="true"/>
                <table:data-pilot-member table:name="383.687" table:display="true" table:show-details="true"/>
                <table:data-pilot-member table:name="386.594" table:display="true" table:show-details="true"/>
                <table:data-pilot-member table:name="389.448" table:display="true" table:show-details="true"/>
                <table:data-pilot-member table:name="389.46" table:display="true" table:show-details="true"/>
                <table:data-pilot-member table:name="389.545" table:display="true" table:show-details="true"/>
                <table:data-pilot-member table:name="389.583" table:display="true" table:show-details="true"/>
                <table:data-pilot-member table:name="389.614" table:display="true" table:show-details="true"/>
                <table:data-pilot-member table:name="389.63" table:display="true" table:show-details="true"/>
                <table:data-pilot-member table:name="389.635" table:display="true" table:show-details="true"/>
                <table:data-pilot-member table:name="391.16" table:display="true" table:show-details="true"/>
                <table:data-pilot-member table:name="391.182" table:display="true" table:show-details="true"/>
                <table:data-pilot-member table:name="391.245" table:display="true" table:show-details="true"/>
                <table:data-pilot-member table:name="391.251" table:display="true" table:show-details="true"/>
                <table:data-pilot-member table:name="391.294" table:display="true" table:show-details="true"/>
                <table:data-pilot-member table:name="391.34" table:display="true" table:show-details="true"/>
                <table:data-pilot-member table:name="391.432" table:display="true" table:show-details="true"/>
                <table:data-pilot-member table:name="391.457" table:display="true" table:show-details="true"/>
                <table:data-pilot-member table:name="391.539" table:display="true" table:show-details="true"/>
                <table:data-pilot-member table:name="392.3" table:display="true" table:show-details="true"/>
                <table:data-pilot-member table:name="392.453" table:display="true" table:show-details="true"/>
                <table:data-pilot-member table:name="414.9" table:display="true" table:show-details="true"/>
                <table:data-pilot-member table:name="414.968" table:display="true" table:show-details="true"/>
                <table:data-pilot-member table:name="414.974" table:display="true" table:show-details="true"/>
                <table:data-pilot-member table:name="414.994" table:display="true" table:show-details="true"/>
                <table:data-pilot-member table:name="415.025" table:display="true" table:show-details="true"/>
                <table:data-pilot-member table:name="415.069" table:display="true" table:show-details="true"/>
                <table:data-pilot-member table:name="415.101" table:display="true" table:show-details="true"/>
                <table:data-pilot-member table:name="415.132" table:display="true" table:show-details="true"/>
                <table:data-pilot-member table:name="415.154" table:display="true" table:show-details="true"/>
                <table:data-pilot-member table:name="415.163" table:display="true" table:show-details="true"/>
                <table:data-pilot-member table:name="1315.113" table:display="true" table:show-details="true"/>
                <table:data-pilot-member table:name="1324.815" table:display="true" table:show-details="true"/>
                <table:data-pilot-member table:name="1325.605" table:display="true" table:show-details="true"/>
                <table:data-pilot-member table:name="1343.469" table:display="true" table:show-details="true"/>
                <table:data-pilot-member table:name="1348.567" table:display="true" table:show-details="true"/>
                <table:data-pilot-member table:name="1358.649" table:display="true" table:show-details="true"/>
                <table:data-pilot-member table:name="1362.04" table:display="true" table:show-details="true"/>
                <table:data-pilot-member table:name="1364.007" table:display="true" table:show-details="true"/>
                <table:data-pilot-member table:name="1381.207" table:display="true" table:show-details="true"/>
                <table:data-pilot-member table:name="1468.873" table:display="true" table:show-details="true"/>
                <table:data-pilot-member table:name="1476.322" table:display="true" table:show-details="true"/>
                <table:data-pilot-member table:name="1480.579" table:display="true" table:show-details="true"/>
                <table:data-pilot-member table:name="1481.564" table:display="true" table:show-details="true"/>
                <table:data-pilot-member table:name="1484.606" table:display="true" table:show-details="true"/>
                <table:data-pilot-member table:name="1484.643" table:display="true" table:show-details="true"/>
                <table:data-pilot-member table:name="1485.702" table:display="true" table:show-details="true"/>
                <table:data-pilot-member table:name="1486.662" table:display="true" table:show-details="true"/>
                <table:data-pilot-member table:name="1486.721" table:display="true" table:show-details="true"/>
                <table:data-pilot-member table:name="1487.565" table:display="true" table:show-details="true"/>
                <table:data-pilot-member table:name="1487.747" table:display="true" table:show-details="true"/>
                <table:data-pilot-member table:name="5730.393" table:display="true" table:show-details="true"/>
                <table:data-pilot-member table:name="5732.252" table:display="true" table:show-details="true"/>
                <table:data-pilot-member table:name="5743.267" table:display="true" table:show-details="true"/>
                <table:data-pilot-member table:name="5744.274" table:display="true" table:show-details="true"/>
                <table:data-pilot-member table:name="5751.821" table:display="true" table:show-details="true"/>
                <table:data-pilot-member table:name="5765.805" table:display="true" table:show-details="true"/>
                <table:data-pilot-member table:name="5771.553" table:display="true" table:show-details="true"/>
                <table:data-pilot-member table:name="5772.792" table:display="true" table:show-details="true"/>
                <table:data-pilot-member table:name="5774.024" table:display="true" table:show-details="true"/>
                <table:data-pilot-member table:name="5786.391" table:display="true" table:show-details="true"/>
                <table:data-pilot-member table:name="5790.174" table:display="true" table:show-details="true"/>
                <table:data-pilot-member table:name="5799.071" table:display="true" table:show-details="true"/>
                <table:data-pilot-member table:name="5799.64" table:display="true" table:show-details="true"/>
                <table:data-pilot-member table:name="5817.404" table:display="true" table:show-details="true"/>
                <table:data-pilot-member table:name="5836.459" table:display="true" table:show-details="true"/>
                <table:data-pilot-member table:name="5844.662" table:display="true" table:show-details="true"/>
                <table:data-pilot-member table:name="5850.658" table:display="true" table:show-details="true"/>
                <table:data-pilot-member table:name="5922.671" table:display="true" table:show-details="true"/>
                <table:data-pilot-member table:name="5981.549" table:display="true" table:show-details="true"/>
                <table:data-pilot-member table:name="6001.728" table:display="true" table:show-details="true"/>
                <table:data-pilot-member table:name="7124.366" table:display="true" table:show-details="true"/>
                <table:data-pilot-member table:name="7157.866" table:display="true" table:show-details="true"/>
                <table:data-pilot-member table:name="7184.151" table:display="true" table:show-details="true"/>
                <table:data-pilot-member table:name="7228.264" table:display="true" table:show-details="true"/>
                <table:data-pilot-member table:name="7237.379" table:display="true" table:show-details="true"/>
                <table:data-pilot-member table:name="7242.485" table:display="true" table:show-details="true"/>
                <table:data-pilot-member table:name="7278.748" table:display="true" table:show-details="true"/>
                <table:data-pilot-member table:name="7278.917" table:display="true" table:show-details="true"/>
                <table:data-pilot-member table:name="7280.266" table:display="true" table:show-details="true"/>
                <table:data-pilot-member table:name="7281.03" table:display="true" table:show-details="true"/>
                <table:data-pilot-member table:name="7281.664" table:display="true" table:show-details="true"/>
                <table:data-pilot-member table:name="7283.58" table:display="true" table:show-details="true"/>
                <table:data-pilot-member table:name="7283.724" table:display="true" table:show-details="true"/>
                <table:data-pilot-member table:name="7284.432" table:display="true" table:show-details="true"/>
                <table:data-pilot-member table:name="7284.71" table:display="true" table:show-details="true"/>
                <table:data-pilot-member table:name="7284.894" table:display="true" table:show-details="true"/>
                <table:data-pilot-member table:name="7285.073" table:display="true" table:show-details="true"/>
                <table:data-pilot-member table:name="7285.174" table:display="true" table:show-details="true"/>
                <table:data-pilot-member table:name="7285.263" table:display="true" table:show-details="true"/>
                <table:data-pilot-member table:name="7285.457" table:display="true" table:show-details="true"/>
                <table:data-pilot-member table:name="7285.604" table:display="true" table:show-details="true"/>
                <table:data-pilot-member table:name="7289.871" table:display="true" table:show-details="true"/>
                <table:data-pilot-member table:name="7290.35" table:display="true" table:show-details="true"/>
                <table:data-pilot-member table:name="7290.433" table:display="true" table:show-details="true"/>
                <table:data-pilot-member table:name="7290.639" table:display="true" table:show-details="true"/>
                <table:data-pilot-member table:name="7291.496" table:display="true" table:show-details="true"/>
                <table:data-pilot-member table:name="7293.256" table:display="true" table:show-details="true"/>
                <table:data-pilot-member table:name="7305.841" table:display="true" table:show-details="true"/>
                <table:data-pilot-member table:name="7309.002" table:display="true" table:show-details="true"/>
                <table:data-pilot-member table:name="7309.775" table:display="true" table:show-details="true"/>
                <table:data-pilot-member table:name="7311.155" table:display="true" table:show-details="true"/>
                <table:data-pilot-member table:name="7312.9" table:display="true" table:show-details="true"/>
                <table:data-pilot-member table:name="7315.377" table:display="true" table:show-details="true"/>
                <table:data-pilot-member table:name="7315.738" table:display="true" table:show-details="true"/>
                <table:data-pilot-member table:name="7316.356" table:display="true" table:show-details="true"/>
                <table:data-pilot-member table:name="7318.391" table:display="true" table:show-details="true"/>
                <table:data-pilot-member table:name="7318.446" table:display="true" table:show-details="true"/>
                <table:data-pilot-member table:name="7328.155" table:display="true" table:show-details="true"/>
                <table:data-pilot-member table:name="7337.009" table:display="true" table:show-details="true"/>
                <table:data-pilot-member table:name="7339.961" table:display="true" table:show-details="true"/>
                <table:data-pilot-member table:name="7347.915" table:display="true" table:show-details="true"/>
                <table:data-pilot-member table:name="7354.923" table:display="true" table:show-details="true"/>
                <table:data-pilot-member table:name="7358.72" table:display="true" table:show-details="true"/>
                <table:data-pilot-member table:name="7358.749" table:display="true" table:show-details="true"/>
                <table:data-pilot-member table:name="7360.337" table:display="true" table:show-details="true"/>
                <table:data-pilot-member table:name="7360.595" table:display="true" table:show-details="true"/>
                <table:data-pilot-member table:name="7361.375" table:display="true" table:show-details="true"/>
                <table:data-pilot-member table:name="7363.99" table:display="true" table:show-details="true"/>
                <table:data-pilot-member table:name="7364.054" table:display="true" table:show-details="true"/>
                <table:data-pilot-member table:name="7372.709" table:display="true" table:show-details="true"/>
                <table:data-pilot-member table:name="22844.458" table:display="true" table:show-details="true"/>
                <table:data-pilot-member table:name="22849.125" table:display="true" table:show-details="true"/>
                <table:data-pilot-member table:name="22852.683" table:display="true" table:show-details="true"/>
                <table:data-pilot-member table:name="22861.968" table:display="true" table:show-details="true"/>
                <table:data-pilot-member table:name="22862.457" table:display="true" table:show-details="true"/>
                <table:data-pilot-member table:name="22871.571" table:display="true" table:show-details="true"/>
                <table:data-pilot-member table:name="22872.983" table:display="true" table:show-details="true"/>
                <table:data-pilot-member table:name="22879.98" table:display="true" table:show-details="true"/>
                <table:data-pilot-member table:name="22887.662" table:display="true" table:show-details="true"/>
                <table:data-pilot-member table:name="23223.992" table:display="true" table:show-details="true"/>
                <table:data-pilot-member table:name="24128.512" table:display="true" table:show-details="true"/>
                <table:data-pilot-member table:name="24128.833" table:display="true" table:show-details="true"/>
                <table:data-pilot-member table:name="24129.056" table:display="true" table:show-details="true"/>
                <table:data-pilot-member table:name="24129.467" table:display="true" table:show-details="true"/>
                <table:data-pilot-member table:name="24133.01" table:display="true" table:show-details="true"/>
                <table:data-pilot-member table:name="24133.612" table:display="true" table:show-details="true"/>
                <table:data-pilot-member table:name="24133.639" table:display="true" table:show-details="true"/>
                <table:data-pilot-member table:name="24133.942" table:display="true" table:show-details="true"/>
                <table:data-pilot-member table:name="24138.911" table:display="true" table:show-details="true"/>
                <table:data-pilot-member table:name="24143.05" table:display="true" table:show-details="true"/>
                <table:data-pilot-member table:name="24143.123" table:display="true" table:show-details="true"/>
                <table:data-pilot-member table:name="24144.367" table:display="true" table:show-details="true"/>
                <table:data-pilot-member table:name="24144.373" table:display="true" table:show-details="true"/>
                <table:data-pilot-member table:name="24145.11" table:display="true" table:show-details="true"/>
                <table:data-pilot-member table:name="24145.577" table:display="true" table:show-details="true"/>
                <table:data-pilot-member table:name="24145.738" table:display="true" table:show-details="true"/>
                <table:data-pilot-member table:name="24145.754" table:display="true" table:show-details="true"/>
                <table:data-pilot-member table:name="24146.767" table:display="true" table:show-details="true"/>
                <table:data-pilot-member table:name="24147.6" table:display="true" table:show-details="true"/>
                <table:data-pilot-member table:name="24149.928" table:display="true" table:show-details="true"/>
                <table:data-pilot-member table:name="24184.161" table:display="true" table:show-details="true"/>
                <table:data-pilot-member table:name="24184.229" table:display="true" table:show-details="true"/>
                <table:data-pilot-member table:name="24185.59" table:display="true" table:show-details="true"/>
                <table:data-pilot-member table:name="24185.888" table:display="true" table:show-details="true"/>
                <table:data-pilot-member table:name="24202.621" table:display="true" table:show-details="true"/>
                <table:data-pilot-member table:name="24203.956" table:display="true" table:show-details="true"/>
                <table:data-pilot-member table:name="24204.404" table:display="true" table:show-details="true"/>
                <table:data-pilot-member table:name="24204.668" table:display="true" table:show-details="true"/>
                <table:data-pilot-member table:name="24204.94" table:display="true" table:show-details="true"/>
                <table:data-pilot-member table:name="24204.976" table:display="true" table:show-details="true"/>
                <table:data-pilot-member table:name="24212.896" table:display="true" table:show-details="true"/>
                <table:data-pilot-member table:name="24214.112" table:display="true" table:show-details="true"/>
                <table:data-pilot-member table:name="24214.875" table:display="true" table:show-details="true"/>
                <table:data-pilot-member table:name="24215.1" table:display="true" table:show-details="true"/>
                <table:data-pilot-member table:name="24216.415" table:display="true" table:show-details="true"/>
                <table:data-pilot-member table:name="24218.809" table:display="true" table:show-details="true"/>
                <table:data-pilot-member table:name="24221.05" table:display="true" table:show-details="true"/>
                <table:data-pilot-member table:name="24222.138" table:display="true" table:show-details="true"/>
                <table:data-pilot-member table:name="24293.929" table:display="true" table:show-details="true"/>
                <table:data-pilot-member table:name="24295.177" table:display="true" table:show-details="true"/>
                <table:data-pilot-member table:name="24400.178" table:display="true" table:show-details="true"/>
                <table:data-pilot-member table:name="24400.317" table:display="true" table:show-details="true"/>
                <table:data-pilot-member table:name="24400.85" table:display="true" table:show-details="true"/>
                <table:data-pilot-member table:name="24401.428" table:display="true" table:show-details="true"/>
                <table:data-pilot-member table:name="24403.135" table:display="true" table:show-details="true"/>
                <table:data-pilot-member table:name="24411.045" table:display="true" table:show-details="true"/>
                <table:data-pilot-member table:name="24411.188" table:display="true" table:show-details="true"/>
                <table:data-pilot-member table:name="24412.484" table:display="true" table:show-details="true"/>
                <table:data-pilot-member table:name="24414.757" table:display="true" table:show-details="true"/>
                <table:data-pilot-member table:name="24417.163" table:display="true" table:show-details="true"/>
                <table:data-pilot-member table:name="83426.843" table:display="true" table:show-details="true"/>
                <table:data-pilot-member table:name="83493.949" table:display="true" table:show-details="true"/>
                <table:data-pilot-member table:name="83659.533" table:display="true" table:show-details="true"/>
                <table:data-pilot-member table:name="83759.239" table:display="true" table:show-details="true"/>
                <table:data-pilot-member table:name="83830.838" table:display="true" table:show-details="true"/>
                <table:data-pilot-member table:name="84048.98" table:display="true" table:show-details="true"/>
                <table:data-pilot-member table:name="84153.913" table:display="true" table:show-details="true"/>
                <table:data-pilot-member table:name="84391.334" table:display="true" table:show-details="true"/>
                <table:data-pilot-member table:name="84412.504" table:display="true" table:show-details="true"/>
                <table:data-pilot-member table:name="85548.498" table:display="true" table:show-details="true"/>
                <table:data-pilot-member table:name="95477.84" table:display="true" table:show-details="true"/>
                <table:data-pilot-member table:name="97789.489" table:display="true" table:show-details="true"/>
                <table:data-pilot-member table:name="98867.889" table:display="true" table:show-details="true"/>
                <table:data-pilot-member table:name="99300.409" table:display="true" table:show-details="true"/>
                <table:data-pilot-member table:name="99459.329" table:display="true" table:show-details="true"/>
                <table:data-pilot-member table:name="99465.858" table:display="true" table:show-details="true"/>
                <table:data-pilot-member table:name="99503.798" table:display="true" table:show-details="true"/>
                <table:data-pilot-member table:name="100098.544" table:display="true" table:show-details="true"/>
                <table:data-pilot-member table:name="100168.995" table:display="true" table:show-details="true"/>
                <table:data-pilot-member table:name="101098.061" table:display="true" table:show-details="true"/>
                <table:data-pilot-member table:name="374718.657" table:display="true" table:show-details="true"/>
                <table:data-pilot-member table:name="375736.33" table:display="true" table:show-details="true"/>
                <table:data-pilot-member table:name="375796.225" table:display="true" table:show-details="true"/>
                <table:data-pilot-member table:name="376014.65" table:display="true" table:show-details="true"/>
                <table:data-pilot-member table:name="376946.962" table:display="true" table:show-details="true"/>
                <table:data-pilot-member table:name="377035" table:display="true" table:show-details="true"/>
                <table:data-pilot-member table:name="377762.158" table:display="true" table:show-details="true"/>
                <table:data-pilot-member table:name="378649.246" table:display="true" table:show-details="true"/>
                <table:data-pilot-member table:name="378783.497" table:display="true" table:show-details="true"/>
                <table:data-pilot-member table:name="379357.053" table:display="true" table:show-details="true"/>
                <table:data-pilot-member table:name="388396.845" table:display="true" table:show-details="true"/>
                <table:data-pilot-member table:name="388534.134" table:display="true" table:show-details="true"/>
                <table:data-pilot-member table:name="388817.974" table:display="true" table:show-details="true"/>
                <table:data-pilot-member table:name="388934.576" table:display="true" table:show-details="true"/>
                <table:data-pilot-member table:name="388952.165" table:display="true" table:show-details="true"/>
                <table:data-pilot-member table:name="389180.137" table:display="true" table:show-details="true"/>
                <table:data-pilot-member table:name="389254.763" table:display="true" table:show-details="true"/>
                <table:data-pilot-member table:name="389369.878" table:display="true" table:show-details="true"/>
                <table:data-pilot-member table:name="389627.007" table:display="true" table:show-details="true"/>
                <table:data-pilot-member table:name="389706.047" table:display="true" table:show-details="true"/>
                <table:data-pilot-member table:name="468969.778" table:display="true" table:show-details="true"/>
                <table:data-pilot-member table:name="469081.555" table:display="true" table:show-details="true"/>
                <table:data-pilot-member table:name="469097.573" table:display="true" table:show-details="true"/>
                <table:data-pilot-member table:name="469158.179" table:display="true" table:show-details="true"/>
                <table:data-pilot-member table:name="469237.722" table:display="true" table:show-details="true"/>
                <table:data-pilot-member table:name="469253.328" table:display="true" table:show-details="true"/>
                <table:data-pilot-member table:name="469334.205" table:display="true" table:show-details="true"/>
                <table:data-pilot-member table:name="469415.168" table:display="true" table:show-details="true"/>
                <table:data-pilot-member table:name="469466.729" table:display="true" table:show-details="true"/>
                <table:data-pilot-member table:name="469536.5" table:display="true" table:show-details="true"/>
                <table:data-pilot-member table:name="470148.127" table:display="true" table:show-details="true"/>
                <table:data-pilot-member table:name="470974.634" table:display="true" table:show-details="true"/>
                <table:data-pilot-member table:name="471144.76" table:display="true" table:show-details="true"/>
                <table:data-pilot-member table:name="471363.11" table:display="true" table:show-details="true"/>
                <table:data-pilot-member table:name="471425.101" table:display="true" table:show-details="true"/>
                <table:data-pilot-member table:name="471666.156" table:display="true" table:show-details="true"/>
                <table:data-pilot-member table:name="471705.838" table:display="true" table:show-details="true"/>
                <table:data-pilot-member table:name="472376.012" table:display="true" table:show-details="true"/>
                <table:data-pilot-member table:name="472407.622" table:display="true" table:show-details="true"/>
                <table:data-pilot-member table:name="472564.487" table:display="true" table:show-details="true"/>
                <table:data-pilot-member table:name="472824.807" table:display="true" table:show-details="true"/>
                <table:data-pilot-member table:name="473056.326" table:display="true" table:show-details="true"/>
                <table:data-pilot-member table:name="473248.219" table:display="true" table:show-details="true"/>
                <table:data-pilot-member table:name="473292.048" table:display="true" table:show-details="true"/>
                <table:data-pilot-member table:name="473298.135" table:display="true" table:show-details="true"/>
                <table:data-pilot-member table:name="473414.087" table:display="true" table:show-details="true"/>
                <table:data-pilot-member table:name="473415.133" table:display="true" table:show-details="true"/>
                <table:data-pilot-member table:name="473419.216" table:display="true" table:show-details="true"/>
                <table:data-pilot-member table:name="473527.057" table:display="true" table:show-details="true"/>
                <table:data-pilot-member table:name="473614.101" table:display="true" table:show-details="true"/>
                <table:data-pilot-member table:name="473816.202" table:display="true" table:show-details="true"/>
                <table:data-pilot-member table:name="474809.466" table:display="true" table:show-details="true"/>
                <table:data-pilot-member table:name="474894.851" table:display="true" table:show-details="true"/>
                <table:data-pilot-member table:name="474938.268" table:display="true" table:show-details="true"/>
                <table:data-pilot-member table:name="474985.936" table:display="true" table:show-details="true"/>
                <table:data-pilot-member table:name="475022.673" table:display="true" table:show-details="true"/>
                <table:data-pilot-member table:name="475101.305" table:display="true" table:show-details="true"/>
                <table:data-pilot-member table:name="475365.156" table:display="true" table:show-details="true"/>
                <table:data-pilot-member table:name="475370.554" table:display="true" table:show-details="true"/>
                <table:data-pilot-member table:name="475550.309" table:display="true" table:show-details="true"/>
                <table:data-pilot-member table:name="475551.784" table:display="true" table:show-details="true"/>
                <table:data-pilot-member table:name="475670.202" table:display="true" table:show-details="true"/>
                <table:data-pilot-member table:name="476136.103" table:display="true" table:show-details="true"/>
                <table:data-pilot-member table:name="476188.765" table:display="true" table:show-details="true"/>
                <table:data-pilot-member table:name="476256.843" table:display="true" table:show-details="true"/>
                <table:data-pilot-member table:name="476292.549" table:display="true" table:show-details="true"/>
                <table:data-pilot-member table:name="476327.835" table:display="true" table:show-details="true"/>
                <table:data-pilot-member table:name="476434.049" table:display="true" table:show-details="true"/>
                <table:data-pilot-member table:name="476641.39" table:display="true" table:show-details="true"/>
                <table:data-pilot-member table:name="476737.138" table:display="true" table:show-details="true"/>
                <table:data-pilot-member table:name="1467047.368" table:display="true" table:show-details="true"/>
                <table:data-pilot-member table:name="1467169.56" table:display="true" table:show-details="true"/>
                <table:data-pilot-member table:name="1467238.97" table:display="true" table:show-details="true"/>
                <table:data-pilot-member table:name="1467314.207" table:display="true" table:show-details="true"/>
                <table:data-pilot-member table:name="1467485.39" table:display="true" table:show-details="true"/>
                <table:data-pilot-member table:name="1467503.482" table:display="true" table:show-details="true"/>
                <table:data-pilot-member table:name="1467734.011" table:display="true" table:show-details="true"/>
                <table:data-pilot-member table:name="1467814.476" table:display="true" table:show-details="true"/>
                <table:data-pilot-member table:name="1467853.212" table:display="true" table:show-details="true"/>
                <table:data-pilot-member table:name="1469029.803" table:display="true" table:show-details="true"/>
                <table:data-pilot-member table:name="1541230.996" table:display="true" table:show-details="true"/>
                <table:data-pilot-member table:name="1541239.567" table:display="true" table:show-details="true"/>
                <table:data-pilot-member table:name="1541246.634" table:display="true" table:show-details="true"/>
                <table:data-pilot-member table:name="1541262.803" table:display="true" table:show-details="true"/>
                <table:data-pilot-member table:name="1541265.149" table:display="true" table:show-details="true"/>
                <table:data-pilot-member table:name="1541266.078" table:display="true" table:show-details="true"/>
                <table:data-pilot-member table:name="1541272.353" table:display="true" table:show-details="true"/>
                <table:data-pilot-member table:name="1541272.607" table:display="true" table:show-details="true"/>
                <table:data-pilot-member table:name="1541299.247" table:display="true" table:show-details="true"/>
                <table:data-pilot-member table:name="1541326.84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_comm_ms" table:orientation="data" table:used-hierarchy="0" table:function="average">
            <table:data-pilot-level table:show-empty="false" calcext:repeat-item-labels="false">
              <table:data-pilot-members>
                <table:data-pilot-member table:name="0.225" table:display="true" table:show-details="true"/>
                <table:data-pilot-member table:name="0.246" table:display="true" table:show-details="true"/>
                <table:data-pilot-member table:name="0.283" table:display="true" table:show-details="true"/>
                <table:data-pilot-member table:name="0.301" table:display="true" table:show-details="true"/>
                <table:data-pilot-member table:name="0.325" table:display="true" table:show-details="true"/>
                <table:data-pilot-member table:name="0.34" table:display="true" table:show-details="true"/>
                <table:data-pilot-member table:name="0.393" table:display="true" table:show-details="true"/>
                <table:data-pilot-member table:name="0.405" table:display="true" table:show-details="true"/>
                <table:data-pilot-member table:name="0.494" table:display="true" table:show-details="true"/>
                <table:data-pilot-member table:name="0.518" table:display="true" table:show-details="true"/>
                <table:data-pilot-member table:name="1.512" table:display="true" table:show-details="true"/>
                <table:data-pilot-member table:name="1.518" table:display="true" table:show-details="true"/>
                <table:data-pilot-member table:name="1.631" table:display="true" table:show-details="true"/>
                <table:data-pilot-member table:name="3.003" table:display="true" table:show-details="true"/>
                <table:data-pilot-member table:name="3.027" table:display="true" table:show-details="true"/>
                <table:data-pilot-member table:name="3.098" table:display="true" table:show-details="true"/>
                <table:data-pilot-member table:name="3.107" table:display="true" table:show-details="true"/>
                <table:data-pilot-member table:name="3.22" table:display="true" table:show-details="true"/>
                <table:data-pilot-member table:name="3.259" table:display="true" table:show-details="true"/>
                <table:data-pilot-member table:name="3.272" table:display="true" table:show-details="true"/>
                <table:data-pilot-member table:name="3.608" table:display="true" table:show-details="true"/>
                <table:data-pilot-member table:name="3.829" table:display="true" table:show-details="true"/>
                <table:data-pilot-member table:name="5.218" table:display="true" table:show-details="true"/>
                <table:data-pilot-member table:name="5.452" table:display="true" table:show-details="true"/>
                <table:data-pilot-member table:name="6.655" table:display="true" table:show-details="true"/>
                <table:data-pilot-member table:name="6.823" table:display="true" table:show-details="true"/>
                <table:data-pilot-member table:name="6.845" table:display="true" table:show-details="true"/>
                <table:data-pilot-member table:name="6.857" table:display="true" table:show-details="true"/>
                <table:data-pilot-member table:name="6.862" table:display="true" table:show-details="true"/>
                <table:data-pilot-member table:name="6.903" table:display="true" table:show-details="true"/>
                <table:data-pilot-member table:name="6.907" table:display="true" table:show-details="true"/>
                <table:data-pilot-member table:name="6.95" table:display="true" table:show-details="true"/>
                <table:data-pilot-member table:name="7.06" table:display="true" table:show-details="true"/>
                <table:data-pilot-member table:name="7.124" table:display="true" table:show-details="true"/>
                <table:data-pilot-member table:name="7.151" table:display="true" table:show-details="true"/>
                <table:data-pilot-member table:name="7.236" table:display="true" table:show-details="true"/>
                <table:data-pilot-member table:name="7.817" table:display="true" table:show-details="true"/>
                <table:data-pilot-member table:name="7.991" table:display="true" table:show-details="true"/>
                <table:data-pilot-member table:name="8.104" table:display="true" table:show-details="true"/>
                <table:data-pilot-member table:name="8.157" table:display="true" table:show-details="true"/>
                <table:data-pilot-member table:name="8.196" table:display="true" table:show-details="true"/>
                <table:data-pilot-member table:name="8.208" table:display="true" table:show-details="true"/>
                <table:data-pilot-member table:name="8.337" table:display="true" table:show-details="true"/>
                <table:data-pilot-member table:name="8.348" table:display="true" table:show-details="true"/>
                <table:data-pilot-member table:name="8.412" table:display="true" table:show-details="true"/>
                <table:data-pilot-member table:name="8.52" table:display="true" table:show-details="true"/>
                <table:data-pilot-member table:name="8.523" table:display="true" table:show-details="true"/>
                <table:data-pilot-member table:name="8.912" table:display="true" table:show-details="true"/>
                <table:data-pilot-member table:name="9.797" table:display="true" table:show-details="true"/>
                <table:data-pilot-member table:name="9.94" table:display="true" table:show-details="true"/>
                <table:data-pilot-member table:name="10.214" table:display="true" table:show-details="true"/>
                <table:data-pilot-member table:name="10.419" table:display="true" table:show-details="true"/>
                <table:data-pilot-member table:name="10.427" table:display="true" table:show-details="true"/>
                <table:data-pilot-member table:name="10.898" table:display="true" table:show-details="true"/>
                <table:data-pilot-member table:name="13.587" table:display="true" table:show-details="true"/>
                <table:data-pilot-member table:name="13.602" table:display="true" table:show-details="true"/>
                <table:data-pilot-member table:name="15.267" table:display="true" table:show-details="true"/>
                <table:data-pilot-member table:name="15.294" table:display="true" table:show-details="true"/>
                <table:data-pilot-member table:name="15.309" table:display="true" table:show-details="true"/>
                <table:data-pilot-member table:name="15.339" table:display="true" table:show-details="true"/>
                <table:data-pilot-member table:name="15.34" table:display="true" table:show-details="true"/>
                <table:data-pilot-member table:name="15.447" table:display="true" table:show-details="true"/>
                <table:data-pilot-member table:name="15.631" table:display="true" table:show-details="true"/>
                <table:data-pilot-member table:name="15.732" table:display="true" table:show-details="true"/>
                <table:data-pilot-member table:name="15.816" table:display="true" table:show-details="true"/>
                <table:data-pilot-member table:name="16.026" table:display="true" table:show-details="true"/>
                <table:data-pilot-member table:name="16.058" table:display="true" table:show-details="true"/>
                <table:data-pilot-member table:name="16.282" table:display="true" table:show-details="true"/>
                <table:data-pilot-member table:name="16.736" table:display="true" table:show-details="true"/>
                <table:data-pilot-member table:name="16.765" table:display="true" table:show-details="true"/>
                <table:data-pilot-member table:name="16.894" table:display="true" table:show-details="true"/>
                <table:data-pilot-member table:name="17.004" table:display="true" table:show-details="true"/>
                <table:data-pilot-member table:name="17.036" table:display="true" table:show-details="true"/>
                <table:data-pilot-member table:name="17.124" table:display="true" table:show-details="true"/>
                <table:data-pilot-member table:name="17.218" table:display="true" table:show-details="true"/>
                <table:data-pilot-member table:name="17.255" table:display="true" table:show-details="true"/>
                <table:data-pilot-member table:name="17.458" table:display="true" table:show-details="true"/>
                <table:data-pilot-member table:name="17.668" table:display="true" table:show-details="true"/>
                <table:data-pilot-member table:name="17.843" table:display="true" table:show-details="true"/>
                <table:data-pilot-member table:name="18.173" table:display="true" table:show-details="true"/>
                <table:data-pilot-member table:name="20.401" table:display="true" table:show-details="true"/>
                <table:data-pilot-member table:name="20.68" table:display="true" table:show-details="true"/>
                <table:data-pilot-member table:name="20.805" table:display="true" table:show-details="true"/>
                <table:data-pilot-member table:name="21.633" table:display="true" table:show-details="true"/>
                <table:data-pilot-member table:name="22.476" table:display="true" table:show-details="true"/>
                <table:data-pilot-member table:name="28.321" table:display="true" table:show-details="true"/>
                <table:data-pilot-member table:name="30.253" table:display="true" table:show-details="true"/>
                <table:data-pilot-member table:name="32.295" table:display="true" table:show-details="true"/>
                <table:data-pilot-member table:name="32.349" table:display="true" table:show-details="true"/>
                <table:data-pilot-member table:name="32.411" table:display="true" table:show-details="true"/>
                <table:data-pilot-member table:name="32.651" table:display="true" table:show-details="true"/>
                <table:data-pilot-member table:name="32.727" table:display="true" table:show-details="true"/>
                <table:data-pilot-member table:name="32.862" table:display="true" table:show-details="true"/>
                <table:data-pilot-member table:name="33.068" table:display="true" table:show-details="true"/>
                <table:data-pilot-member table:name="33.075" table:display="true" table:show-details="true"/>
                <table:data-pilot-member table:name="33.098" table:display="true" table:show-details="true"/>
                <table:data-pilot-member table:name="33.541" table:display="true" table:show-details="true"/>
                <table:data-pilot-member table:name="34.179" table:display="true" table:show-details="true"/>
                <table:data-pilot-member table:name="34.467" table:display="true" table:show-details="true"/>
                <table:data-pilot-member table:name="35.031" table:display="true" table:show-details="true"/>
                <table:data-pilot-member table:name="35.472" table:display="true" table:show-details="true"/>
                <table:data-pilot-member table:name="35.7" table:display="true" table:show-details="true"/>
                <table:data-pilot-member table:name="36.217" table:display="true" table:show-details="true"/>
                <table:data-pilot-member table:name="37.891" table:display="true" table:show-details="true"/>
                <table:data-pilot-member table:name="38.305" table:display="true" table:show-details="true"/>
                <table:data-pilot-member table:name="38.733" table:display="true" table:show-details="true"/>
                <table:data-pilot-member table:name="39.252" table:display="true" table:show-details="true"/>
                <table:data-pilot-member table:name="39.254" table:display="true" table:show-details="true"/>
                <table:data-pilot-member table:name="39.258" table:display="true" table:show-details="true"/>
                <table:data-pilot-member table:name="39.445" table:display="true" table:show-details="true"/>
                <table:data-pilot-member table:name="39.605" table:display="true" table:show-details="true"/>
                <table:data-pilot-member table:name="39.796" table:display="true" table:show-details="true"/>
                <table:data-pilot-member table:name="39.882" table:display="true" table:show-details="true"/>
                <table:data-pilot-member table:name="40.02" table:display="true" table:show-details="true"/>
                <table:data-pilot-member table:name="40.875" table:display="true" table:show-details="true"/>
                <table:data-pilot-member table:name="42.554" table:display="true" table:show-details="true"/>
                <table:data-pilot-member table:name="42.849" table:display="true" table:show-details="true"/>
                <table:data-pilot-member table:name="43.413" table:display="true" table:show-details="true"/>
                <table:data-pilot-member table:name="45.843" table:display="true" table:show-details="true"/>
                <table:data-pilot-member table:name="45.944" table:display="true" table:show-details="true"/>
                <table:data-pilot-member table:name="46.248" table:display="true" table:show-details="true"/>
                <table:data-pilot-member table:name="48.045" table:display="true" table:show-details="true"/>
                <table:data-pilot-member table:name="51.138" table:display="true" table:show-details="true"/>
                <table:data-pilot-member table:name="54.381" table:display="true" table:show-details="true"/>
                <table:data-pilot-member table:name="54.73" table:display="true" table:show-details="true"/>
                <table:data-pilot-member table:name="55.787" table:display="true" table:show-details="true"/>
                <table:data-pilot-member table:name="56.785" table:display="true" table:show-details="true"/>
                <table:data-pilot-member table:name="64.095" table:display="true" table:show-details="true"/>
                <table:data-pilot-member table:name="70.396" table:display="true" table:show-details="true"/>
                <table:data-pilot-member table:name="70.435" table:display="true" table:show-details="true"/>
                <table:data-pilot-member table:name="70.884" table:display="true" table:show-details="true"/>
                <table:data-pilot-member table:name="71.592" table:display="true" table:show-details="true"/>
                <table:data-pilot-member table:name="72.397" table:display="true" table:show-details="true"/>
                <table:data-pilot-member table:name="73.534" table:display="true" table:show-details="true"/>
                <table:data-pilot-member table:name="73.646" table:display="true" table:show-details="true"/>
                <table:data-pilot-member table:name="75.36" table:display="true" table:show-details="true"/>
                <table:data-pilot-member table:name="75.655" table:display="true" table:show-details="true"/>
                <table:data-pilot-member table:name="75.669" table:display="true" table:show-details="true"/>
                <table:data-pilot-member table:name="75.973" table:display="true" table:show-details="true"/>
                <table:data-pilot-member table:name="76.018" table:display="true" table:show-details="true"/>
                <table:data-pilot-member table:name="76.082" table:display="true" table:show-details="true"/>
                <table:data-pilot-member table:name="76.921" table:display="true" table:show-details="true"/>
                <table:data-pilot-member table:name="76.958" table:display="true" table:show-details="true"/>
                <table:data-pilot-member table:name="77.665" table:display="true" table:show-details="true"/>
                <table:data-pilot-member table:name="78.574" table:display="true" table:show-details="true"/>
                <table:data-pilot-member table:name="79.775" table:display="true" table:show-details="true"/>
                <table:data-pilot-member table:name="83.672" table:display="true" table:show-details="true"/>
                <table:data-pilot-member table:name="84.041" table:display="true" table:show-details="true"/>
                <table:data-pilot-member table:name="88.265" table:display="true" table:show-details="true"/>
                <table:data-pilot-member table:name="89.267" table:display="true" table:show-details="true"/>
                <table:data-pilot-member table:name="91.046" table:display="true" table:show-details="true"/>
                <table:data-pilot-member table:name="94.315" table:display="true" table:show-details="true"/>
                <table:data-pilot-member table:name="95.925" table:display="true" table:show-details="true"/>
                <table:data-pilot-member table:name="96.166" table:display="true" table:show-details="true"/>
                <table:data-pilot-member table:name="98.444" table:display="true" table:show-details="true"/>
                <table:data-pilot-member table:name="98.465" table:display="true" table:show-details="true"/>
                <table:data-pilot-member table:name="98.712" table:display="true" table:show-details="true"/>
                <table:data-pilot-member table:name="99.173" table:display="true" table:show-details="true"/>
                <table:data-pilot-member table:name="103.915" table:display="true" table:show-details="true"/>
                <table:data-pilot-member table:name="111.151" table:display="true" table:show-details="true"/>
                <table:data-pilot-member table:name="112.698" table:display="true" table:show-details="true"/>
                <table:data-pilot-member table:name="112.91" table:display="true" table:show-details="true"/>
                <table:data-pilot-member table:name="114.745" table:display="true" table:show-details="true"/>
                <table:data-pilot-member table:name="115.229" table:display="true" table:show-details="true"/>
                <table:data-pilot-member table:name="115.332" table:display="true" table:show-details="true"/>
                <table:data-pilot-member table:name="115.419" table:display="true" table:show-details="true"/>
                <table:data-pilot-member table:name="115.58" table:display="true" table:show-details="true"/>
                <table:data-pilot-member table:name="115.803" table:display="true" table:show-details="true"/>
                <table:data-pilot-member table:name="115.86" table:display="true" table:show-details="true"/>
                <table:data-pilot-member table:name="116.582" table:display="true" table:show-details="true"/>
                <table:data-pilot-member table:name="116.587" table:display="true" table:show-details="true"/>
                <table:data-pilot-member table:name="119.658" table:display="true" table:show-details="true"/>
                <table:data-pilot-member table:name="124.292" table:display="true" table:show-details="true"/>
                <table:data-pilot-member table:name="129.058" table:display="true" table:show-details="true"/>
                <table:data-pilot-member table:name="129.428" table:display="true" table:show-details="true"/>
                <table:data-pilot-member table:name="130.955" table:display="true" table:show-details="true"/>
                <table:data-pilot-member table:name="134.317" table:display="true" table:show-details="true"/>
                <table:data-pilot-member table:name="139.542" table:display="true" table:show-details="true"/>
                <table:data-pilot-member table:name="142.704" table:display="true" table:show-details="true"/>
                <table:data-pilot-member table:name="145.231" table:display="true" table:show-details="true"/>
                <table:data-pilot-member table:name="146.587" table:display="true" table:show-details="true"/>
                <table:data-pilot-member table:name="146.602" table:display="true" table:show-details="true"/>
                <table:data-pilot-member table:name="146.953" table:display="true" table:show-details="true"/>
                <table:data-pilot-member table:name="148.132" table:display="true" table:show-details="true"/>
                <table:data-pilot-member table:name="148.444" table:display="true" table:show-details="true"/>
                <table:data-pilot-member table:name="150.312" table:display="true" table:show-details="true"/>
                <table:data-pilot-member table:name="150.421" table:display="true" table:show-details="true"/>
                <table:data-pilot-member table:name="152.026" table:display="true" table:show-details="true"/>
                <table:data-pilot-member table:name="155.596" table:display="true" table:show-details="true"/>
                <table:data-pilot-member table:name="156.15" table:display="true" table:show-details="true"/>
                <table:data-pilot-member table:name="157.885" table:display="true" table:show-details="true"/>
                <table:data-pilot-member table:name="161.503" table:display="true" table:show-details="true"/>
                <table:data-pilot-member table:name="179.887" table:display="true" table:show-details="true"/>
                <table:data-pilot-member table:name="180.067" table:display="true" table:show-details="true"/>
                <table:data-pilot-member table:name="180.556" table:display="true" table:show-details="true"/>
                <table:data-pilot-member table:name="180.742" table:display="true" table:show-details="true"/>
                <table:data-pilot-member table:name="180.75" table:display="true" table:show-details="true"/>
                <table:data-pilot-member table:name="180.759" table:display="true" table:show-details="true"/>
                <table:data-pilot-member table:name="180.999" table:display="true" table:show-details="true"/>
                <table:data-pilot-member table:name="182.307" table:display="true" table:show-details="true"/>
                <table:data-pilot-member table:name="182.364" table:display="true" table:show-details="true"/>
                <table:data-pilot-member table:name="183.922" table:display="true" table:show-details="true"/>
                <table:data-pilot-member table:name="183.983" table:display="true" table:show-details="true"/>
                <table:data-pilot-member table:name="184.438" table:display="true" table:show-details="true"/>
                <table:data-pilot-member table:name="188.368" table:display="true" table:show-details="true"/>
                <table:data-pilot-member table:name="190.106" table:display="true" table:show-details="true"/>
                <table:data-pilot-member table:name="191.441" table:display="true" table:show-details="true"/>
                <table:data-pilot-member table:name="192.435" table:display="true" table:show-details="true"/>
                <table:data-pilot-member table:name="194.731" table:display="true" table:show-details="true"/>
                <table:data-pilot-member table:name="196.595" table:display="true" table:show-details="true"/>
                <table:data-pilot-member table:name="202.399" table:display="true" table:show-details="true"/>
                <table:data-pilot-member table:name="202.59" table:display="true" table:show-details="true"/>
                <table:data-pilot-member table:name="203.843" table:display="true" table:show-details="true"/>
                <table:data-pilot-member table:name="209.374" table:display="true" table:show-details="true"/>
                <table:data-pilot-member table:name="209.529" table:display="true" table:show-details="true"/>
                <table:data-pilot-member table:name="209.601" table:display="true" table:show-details="true"/>
                <table:data-pilot-member table:name="209.613" table:display="true" table:show-details="true"/>
                <table:data-pilot-member table:name="209.7" table:display="true" table:show-details="true"/>
                <table:data-pilot-member table:name="209.749" table:display="true" table:show-details="true"/>
                <table:data-pilot-member table:name="209.921" table:display="true" table:show-details="true"/>
                <table:data-pilot-member table:name="210.71" table:display="true" table:show-details="true"/>
                <table:data-pilot-member table:name="211.72" table:display="true" table:show-details="true"/>
                <table:data-pilot-member table:name="212.252" table:display="true" table:show-details="true"/>
                <table:data-pilot-member table:name="213.596" table:display="true" table:show-details="true"/>
                <table:data-pilot-member table:name="215.695" table:display="true" table:show-details="true"/>
                <table:data-pilot-member table:name="217.464" table:display="true" table:show-details="true"/>
                <table:data-pilot-member table:name="220.416" table:display="true" table:show-details="true"/>
                <table:data-pilot-member table:name="225.252" table:display="true" table:show-details="true"/>
                <table:data-pilot-member table:name="231.511" table:display="true" table:show-details="true"/>
                <table:data-pilot-member table:name="231.672" table:display="true" table:show-details="true"/>
                <table:data-pilot-member table:name="240.811" table:display="true" table:show-details="true"/>
                <table:data-pilot-member table:name="242.688" table:display="true" table:show-details="true"/>
                <table:data-pilot-member table:name="245.834" table:display="true" table:show-details="true"/>
                <table:data-pilot-member table:name="246.06" table:display="true" table:show-details="true"/>
                <table:data-pilot-member table:name="246.599" table:display="true" table:show-details="true"/>
                <table:data-pilot-member table:name="246.608" table:display="true" table:show-details="true"/>
                <table:data-pilot-member table:name="246.949" table:display="true" table:show-details="true"/>
                <table:data-pilot-member table:name="246.994" table:display="true" table:show-details="true"/>
                <table:data-pilot-member table:name="247.381" table:display="true" table:show-details="true"/>
                <table:data-pilot-member table:name="247.49" table:display="true" table:show-details="true"/>
                <table:data-pilot-member table:name="248.015" table:display="true" table:show-details="true"/>
                <table:data-pilot-member table:name="248.515" table:display="true" table:show-details="true"/>
                <table:data-pilot-member table:name="249.639" table:display="true" table:show-details="true"/>
                <table:data-pilot-member table:name="249.702" table:display="true" table:show-details="true"/>
                <table:data-pilot-member table:name="250.363" table:display="true" table:show-details="true"/>
                <table:data-pilot-member table:name="251.62" table:display="true" table:show-details="true"/>
                <table:data-pilot-member table:name="254.135" table:display="true" table:show-details="true"/>
                <table:data-pilot-member table:name="263.149" table:display="true" table:show-details="true"/>
                <table:data-pilot-member table:name="272.37" table:display="true" table:show-details="true"/>
                <table:data-pilot-member table:name="275.576" table:display="true" table:show-details="true"/>
                <table:data-pilot-member table:name="344.834" table:display="true" table:show-details="true"/>
                <table:data-pilot-member table:name="362.559" table:display="true" table:show-details="true"/>
                <table:data-pilot-member table:name="370.719" table:display="true" table:show-details="true"/>
                <table:data-pilot-member table:name="371.042" table:display="true" table:show-details="true"/>
                <table:data-pilot-member table:name="371.141" table:display="true" table:show-details="true"/>
                <table:data-pilot-member table:name="371.468" table:display="true" table:show-details="true"/>
                <table:data-pilot-member table:name="371.608" table:display="true" table:show-details="true"/>
                <table:data-pilot-member table:name="371.862" table:display="true" table:show-details="true"/>
                <table:data-pilot-member table:name="372.685" table:display="true" table:show-details="true"/>
                <table:data-pilot-member table:name="373.68" table:display="true" table:show-details="true"/>
                <table:data-pilot-member table:name="374.007" table:display="true" table:show-details="true"/>
                <table:data-pilot-member table:name="374.222" table:display="true" table:show-details="true"/>
                <table:data-pilot-member table:name="375.091" table:display="true" table:show-details="true"/>
                <table:data-pilot-member table:name="375.393" table:display="true" table:show-details="true"/>
                <table:data-pilot-member table:name="375.659" table:display="true" table:show-details="true"/>
                <table:data-pilot-member table:name="377.575" table:display="true" table:show-details="true"/>
                <table:data-pilot-member table:name="378.619" table:display="true" table:show-details="true"/>
                <table:data-pilot-member table:name="379.013" table:display="true" table:show-details="true"/>
                <table:data-pilot-member table:name="379.242" table:display="true" table:show-details="true"/>
                <table:data-pilot-member table:name="379.374" table:display="true" table:show-details="true"/>
                <table:data-pilot-member table:name="379.924" table:display="true" table:show-details="true"/>
                <table:data-pilot-member table:name="381" table:display="true" table:show-details="true"/>
                <table:data-pilot-member table:name="381.146" table:display="true" table:show-details="true"/>
                <table:data-pilot-member table:name="381.316" table:display="true" table:show-details="true"/>
                <table:data-pilot-member table:name="381.539" table:display="true" table:show-details="true"/>
                <table:data-pilot-member table:name="393.043" table:display="true" table:show-details="true"/>
                <table:data-pilot-member table:name="401.065" table:display="true" table:show-details="true"/>
                <table:data-pilot-member table:name="404.819" table:display="true" table:show-details="true"/>
                <table:data-pilot-member table:name="408.692" table:display="true" table:show-details="true"/>
                <table:data-pilot-member table:name="415.628" table:display="true" table:show-details="true"/>
                <table:data-pilot-member table:name="415.881" table:display="true" table:show-details="true"/>
                <table:data-pilot-member table:name="416.991" table:display="true" table:show-details="true"/>
                <table:data-pilot-member table:name="424.312" table:display="true" table:show-details="true"/>
                <table:data-pilot-member table:name="434.439" table:display="true" table:show-details="true"/>
                <table:data-pilot-member table:name="446.449" table:display="true" table:show-details="true"/>
                <table:data-pilot-member table:name="478.862" table:display="true" table:show-details="true"/>
                <table:data-pilot-member table:name="479.722" table:display="true" table:show-details="true"/>
                <table:data-pilot-member table:name="490.48" table:display="true" table:show-details="true"/>
                <table:data-pilot-member table:name="506.974" table:display="true" table:show-details="true"/>
                <table:data-pilot-member table:name="510.822" table:display="true" table:show-details="true"/>
                <table:data-pilot-member table:name="517.669" table:display="true" table:show-details="true"/>
                <table:data-pilot-member table:name="523.786" table:display="true" table:show-details="true"/>
                <table:data-pilot-member table:name="523.921" table:display="true" table:show-details="true"/>
                <table:data-pilot-member table:name="524.247" table:display="true" table:show-details="true"/>
                <table:data-pilot-member table:name="525.61" table:display="true" table:show-details="true"/>
                <table:data-pilot-member table:name="525.698" table:display="true" table:show-details="true"/>
                <table:data-pilot-member table:name="525.756" table:display="true" table:show-details="true"/>
                <table:data-pilot-member table:name="525.759" table:display="true" table:show-details="true"/>
                <table:data-pilot-member table:name="525.836" table:display="true" table:show-details="true"/>
                <table:data-pilot-member table:name="527.871" table:display="true" table:show-details="true"/>
                <table:data-pilot-member table:name="534.908" table:display="true" table:show-details="true"/>
                <table:data-pilot-member table:name="538.902" table:display="true" table:show-details="true"/>
                <table:data-pilot-member table:name="548.13" table:display="true" table:show-details="true"/>
                <table:data-pilot-member table:name="550.208" table:display="true" table:show-details="true"/>
                <table:data-pilot-member table:name="557.593" table:display="true" table:show-details="true"/>
                <table:data-pilot-member table:name="560.089" table:display="true" table:show-details="true"/>
                <table:data-pilot-member table:name="571.961" table:display="true" table:show-details="true"/>
                <table:data-pilot-member table:name="575.778" table:display="true" table:show-details="true"/>
                <table:data-pilot-member table:name="579.009" table:display="true" table:show-details="true"/>
                <table:data-pilot-member table:name="582.797" table:display="true" table:show-details="true"/>
                <table:data-pilot-member table:name="663.501" table:display="true" table:show-details="true"/>
                <table:data-pilot-member table:name="796.217" table:display="true" table:show-details="true"/>
                <table:data-pilot-member table:name="816.987" table:display="true" table:show-details="true"/>
                <table:data-pilot-member table:name="823.324" table:display="true" table:show-details="true"/>
                <table:data-pilot-member table:name="825.53" table:display="true" table:show-details="true"/>
                <table:data-pilot-member table:name="838.279" table:display="true" table:show-details="true"/>
                <table:data-pilot-member table:name="840.424" table:display="true" table:show-details="true"/>
                <table:data-pilot-member table:name="843.397" table:display="true" table:show-details="true"/>
                <table:data-pilot-member table:name="844.95" table:display="true" table:show-details="true"/>
                <table:data-pilot-member table:name="848.094" table:display="true" table:show-details="true"/>
                <table:data-pilot-member table:name="849.596" table:display="true" table:show-details="true"/>
                <table:data-pilot-member table:name="850.403" table:display="true" table:show-details="true"/>
                <table:data-pilot-member table:name="850.48" table:display="true" table:show-details="true"/>
                <table:data-pilot-member table:name="851.065" table:display="true" table:show-details="true"/>
                <table:data-pilot-member table:name="851.111" table:display="true" table:show-details="true"/>
                <table:data-pilot-member table:name="852.884" table:display="true" table:show-details="true"/>
                <table:data-pilot-member table:name="854.397" table:display="true" table:show-details="true"/>
                <table:data-pilot-member table:name="856.686" table:display="true" table:show-details="true"/>
                <table:data-pilot-member table:name="861.539" table:display="true" table:show-details="true"/>
                <table:data-pilot-member table:name="864.889" table:display="true" table:show-details="true"/>
                <table:data-pilot-member table:name="871.809" table:display="true" table:show-details="true"/>
                <table:data-pilot-member table:name="877.659" table:display="true" table:show-details="true"/>
                <table:data-pilot-member table:name="882.276" table:display="true" table:show-details="true"/>
                <table:data-pilot-member table:name="882.512" table:display="true" table:show-details="true"/>
                <table:data-pilot-member table:name="890.927" table:display="true" table:show-details="true"/>
                <table:data-pilot-member table:name="897.949" table:display="true" table:show-details="true"/>
                <table:data-pilot-member table:name="898.191" table:display="true" table:show-details="true"/>
                <table:data-pilot-member table:name="898.708" table:display="true" table:show-details="true"/>
                <table:data-pilot-member table:name="942.748" table:display="true" table:show-details="true"/>
                <table:data-pilot-member table:name="1001.757" table:display="true" table:show-details="true"/>
                <table:data-pilot-member table:name="1140.008" table:display="true" table:show-details="true"/>
                <table:data-pilot-member table:name="1171.631" table:display="true" table:show-details="true"/>
                <table:data-pilot-member table:name="1334.788" table:display="true" table:show-details="true"/>
                <table:data-pilot-member table:name="1528.127" table:display="true" table:show-details="true"/>
                <table:data-pilot-member table:name="1546.472" table:display="true" table:show-details="true"/>
                <table:data-pilot-member table:name="1606.446" table:display="true" table:show-details="true"/>
                <table:data-pilot-member table:name="1651.913" table:display="true" table:show-details="true"/>
                <table:data-pilot-member table:name="1669.043" table:display="true" table:show-details="true"/>
                <table:data-pilot-member table:name="1689.046" table:display="true" table:show-details="true"/>
                <table:data-pilot-member table:name="1717.299" table:display="true" table:show-details="true"/>
                <table:data-pilot-member table:name="1740.723" table:display="true" table:show-details="true"/>
                <table:data-pilot-member table:name="1755.46" table:display="true" table:show-details="true"/>
                <table:data-pilot-member table:name="1755.761" table:display="true" table:show-details="true"/>
                <table:data-pilot-member table:name="1756.286" table:display="true" table:show-details="true"/>
                <table:data-pilot-member table:name="1757.147" table:display="true" table:show-details="true"/>
                <table:data-pilot-member table:name="1757.233" table:display="true" table:show-details="true"/>
                <table:data-pilot-member table:name="1757.397" table:display="true" table:show-details="true"/>
                <table:data-pilot-member table:name="1758.445" table:display="true" table:show-details="true"/>
                <table:data-pilot-member table:name="1758.544" table:display="true" table:show-details="true"/>
                <table:data-pilot-member table:name="1758.814" table:display="true" table:show-details="true"/>
                <table:data-pilot-member table:name="1789.958" table:display="true" table:show-details="true"/>
                <table:data-pilot-member table:name="1791.514" table:display="true" table:show-details="true"/>
                <table:data-pilot-member table:name="1806.197" table:display="true" table:show-details="true"/>
                <table:data-pilot-member table:name="1813.359" table:display="true" table:show-details="true"/>
                <table:data-pilot-member table:name="1833.944" table:display="true" table:show-details="true"/>
                <table:data-pilot-member table:name="1834.248" table:display="true" table:show-details="true"/>
                <table:data-pilot-member table:name="1835.254" table:display="true" table:show-details="true"/>
                <table:data-pilot-member table:name="1836.125" table:display="true" table:show-details="true"/>
                <table:data-pilot-member table:name="1837.789" table:display="true" table:show-details="true"/>
                <table:data-pilot-member table:name="1838.507" table:display="true" table:show-details="true"/>
                <table:data-pilot-member table:name="1839.886" table:display="true" table:show-details="true"/>
                <table:data-pilot-member table:name="1840.113" table:display="true" table:show-details="true"/>
                <table:data-pilot-member table:name="1840.227" table:display="true" table:show-details="true"/>
                <table:data-pilot-member table:name="1842.989" table:display="true" table:show-details="true"/>
                <table:data-pilot-member table:name="1852.126" table:display="true" table:show-details="true"/>
                <table:data-pilot-member table:name="1868.15" table:display="true" table:show-details="true"/>
                <table:data-pilot-member table:name="1883.04" table:display="true" table:show-details="true"/>
                <table:data-pilot-member table:name="1896.487" table:display="true" table:show-details="true"/>
                <table:data-pilot-member table:name="1923.14" table:display="true" table:show-details="true"/>
                <table:data-pilot-member table:name="1926.501" table:display="true" table:show-details="true"/>
                <table:data-pilot-member table:name="1937.152" table:display="true" table:show-details="true"/>
                <table:data-pilot-member table:name="1937.833" table:display="true" table:show-details="true"/>
                <table:data-pilot-member table:name="1941.875" table:display="true" table:show-details="true"/>
                <table:data-pilot-member table:name="1945.289" table:display="true" table:show-details="true"/>
                <table:data-pilot-member table:name="1971.012" table:display="true" table:show-details="true"/>
                <table:data-pilot-member table:name="1983.645" table:display="true" table:show-details="true"/>
                <table:data-pilot-member table:name="1984.325" table:display="true" table:show-details="true"/>
                <table:data-pilot-member table:name="1986.43" table:display="true" table:show-details="true"/>
                <table:data-pilot-member table:name="1987.36" table:display="true" table:show-details="true"/>
                <table:data-pilot-member table:name="1990.954" table:display="true" table:show-details="true"/>
                <table:data-pilot-member table:name="1994.146" table:display="true" table:show-details="true"/>
                <table:data-pilot-member table:name="2006.986" table:display="true" table:show-details="true"/>
                <table:data-pilot-member table:name="2009.406" table:display="true" table:show-details="true"/>
                <table:data-pilot-member table:name="2023.141" table:display="true" table:show-details="true"/>
                <table:data-pilot-member table:name="2044.529" table:display="true" table:show-details="true"/>
                <table:data-pilot-member table:name="2045.635" table:display="true" table:show-details="true"/>
                <table:data-pilot-member table:name="2118.7" table:display="true" table:show-details="true"/>
                <table:data-pilot-member table:name="2139.43" table:display="true" table:show-details="true"/>
                <table:data-pilot-member table:name="2146.505" table:display="true" table:show-details="true"/>
                <table:data-pilot-member table:name="2154.732" table:display="true" table:show-details="true"/>
                <table:data-pilot-member table:name="2171.488" table:display="true" table:show-details="true"/>
                <table:data-pilot-member table:name="2196.169" table:display="true" table:show-details="true"/>
                <table:data-pilot-member table:name="2212.958" table:display="true" table:show-details="true"/>
                <table:data-pilot-member table:name="2214.967" table:display="true" table:show-details="true"/>
                <table:data-pilot-member table:name="2229.806" table:display="true" table:show-details="true"/>
                <table:data-pilot-member table:name="2255.73" table:display="true" table:show-details="true"/>
                <table:data-pilot-member table:name="2258.401" table:display="true" table:show-details="true"/>
                <table:data-pilot-member table:name="2263.172" table:display="true" table:show-details="true"/>
                <table:data-pilot-member table:name="2279.123" table:display="true" table:show-details="true"/>
                <table:data-pilot-member table:name="2281.562" table:display="true" table:show-details="true"/>
                <table:data-pilot-member table:name="2281.742" table:display="true" table:show-details="true"/>
                <table:data-pilot-member table:name="2283.373" table:display="true" table:show-details="true"/>
                <table:data-pilot-member table:name="2285.362" table:display="true" table:show-details="true"/>
                <table:data-pilot-member table:name="2288.45" table:display="true" table:show-details="true"/>
                <table:data-pilot-member table:name="2289.958" table:display="true" table:show-details="true"/>
                <table:data-pilot-member table:name="2295.551" table:display="true" table:show-details="true"/>
                <table:data-pilot-member table:name="2318.208" table:display="true" table:show-details="true"/>
                <table:data-pilot-member table:name="2318.945" table:display="true" table:show-details="true"/>
                <table:data-pilot-member table:name="2475.744" table:display="true" table:show-details="true"/>
                <table:data-pilot-member table:name="2561.959" table:display="true" table:show-details="true"/>
                <table:data-pilot-member table:name="2562.55" table:display="true" table:show-details="true"/>
                <table:data-pilot-member table:name="2563.187" table:display="true" table:show-details="true"/>
                <table:data-pilot-member table:name="2563.295" table:display="true" table:show-details="true"/>
                <table:data-pilot-member table:name="2565.404" table:display="true" table:show-details="true"/>
                <table:data-pilot-member table:name="2566.993" table:display="true" table:show-details="true"/>
                <table:data-pilot-member table:name="2568.035" table:display="true" table:show-details="true"/>
                <table:data-pilot-member table:name="2577.959" table:display="true" table:show-details="true"/>
                <table:data-pilot-member table:name="2595.256" table:display="true" table:show-details="true"/>
                <table:data-pilot-member table:name="2610.198" table:display="true" table:show-details="true"/>
                <table:data-pilot-member table:name="2617.512" table:display="true" table:show-details="true"/>
                <table:data-pilot-member table:name="2673.004" table:display="true" table:show-details="true"/>
                <table:data-pilot-member table:name="2757.6" table:display="true" table:show-details="true"/>
                <table:data-pilot-member table:name="2934.174" table:display="true" table:show-details="true"/>
                <table:data-pilot-member table:name="2944.911" table:display="true" table:show-details="true"/>
                <table:data-pilot-member table:name="2967.747" table:display="true" table:show-details="true"/>
                <table:data-pilot-member table:name="3019.925" table:display="true" table:show-details="true"/>
                <table:data-pilot-member table:name="3033.527" table:display="true" table:show-details="true"/>
                <table:data-pilot-member table:name="3052.837" table:display="true" table:show-details="true"/>
                <table:data-pilot-member table:name="3098.176" table:display="true" table:show-details="true"/>
                <table:data-pilot-member table:name="3128.824" table:display="true" table:show-details="true"/>
                <table:data-pilot-member table:name="3882.695" table:display="true" table:show-details="true"/>
                <table:data-pilot-member table:name="4323.87" table:display="true" table:show-details="true"/>
                <table:data-pilot-member table:name="4329.261" table:display="true" table:show-details="true"/>
                <table:data-pilot-member table:name="4329.421" table:display="true" table:show-details="true"/>
                <table:data-pilot-member table:name="4331.699" table:display="true" table:show-details="true"/>
                <table:data-pilot-member table:name="4334.341" table:display="true" table:show-details="true"/>
                <table:data-pilot-member table:name="4334.95" table:display="true" table:show-details="true"/>
                <table:data-pilot-member table:name="4335.503" table:display="true" table:show-details="true"/>
                <table:data-pilot-member table:name="4335.962" table:display="true" table:show-details="true"/>
                <table:data-pilot-member table:name="4338.215" table:display="true" table:show-details="true"/>
                <table:data-pilot-member table:name="4353.899" table:display="true" table:show-details="true"/>
                <table:data-pilot-member table:name="5591.045" table:display="true" table:show-details="true"/>
                <table:data-pilot-member table:name="5719.976" table:display="true" table:show-details="true"/>
                <table:data-pilot-member table:name="5806.1" table:display="true" table:show-details="true"/>
                <table:data-pilot-member table:name="5846.414" table:display="true" table:show-details="true"/>
                <table:data-pilot-member table:name="5943.777" table:display="true" table:show-details="true"/>
                <table:data-pilot-member table:name="6025.783" table:display="true" table:show-details="true"/>
                <table:data-pilot-member table:name="6144.746" table:display="true" table:show-details="true"/>
                <table:data-pilot-member table:name="6168.18" table:display="true" table:show-details="true"/>
                <table:data-pilot-member table:name="6645.811" table:display="true" table:show-details="true"/>
                <table:data-pilot-member table:name="7164.15" table:display="true" table:show-details="true"/>
                <table:data-pilot-member table:name="7187.649" table:display="true" table:show-details="true"/>
                <table:data-pilot-member table:name="7272.136" table:display="true" table:show-details="true"/>
                <table:data-pilot-member table:name="7288.648" table:display="true" table:show-details="true"/>
                <table:data-pilot-member table:name="7316.294" table:display="true" table:show-details="true"/>
                <table:data-pilot-member table:name="7347.009" table:display="true" table:show-details="true"/>
                <table:data-pilot-member table:name="7347.693" table:display="true" table:show-details="true"/>
                <table:data-pilot-member table:name="7350.332" table:display="true" table:show-details="true"/>
                <table:data-pilot-member table:name="7351.183" table:display="true" table:show-details="true"/>
                <table:data-pilot-member table:name="7351.287" table:display="true" table:show-details="true"/>
                <table:data-pilot-member table:name="7351.56" table:display="true" table:show-details="true"/>
                <table:data-pilot-member table:name="7353.513" table:display="true" table:show-details="true"/>
                <table:data-pilot-member table:name="7355.906" table:display="true" table:show-details="true"/>
                <table:data-pilot-member table:name="7357.628" table:display="true" table:show-details="true"/>
                <table:data-pilot-member table:name="7358.988" table:display="true" table:show-details="true"/>
                <table:data-pilot-member table:name="7385.469" table:display="true" table:show-details="true"/>
                <table:data-pilot-member table:name="7397.375" table:display="true" table:show-details="true"/>
                <table:data-pilot-member table:name="7423.957" table:display="true" table:show-details="true"/>
                <table:data-pilot-member table:name="7457.916" table:display="true" table:show-details="true"/>
                <table:data-pilot-member table:name="7471.659" table:display="true" table:show-details="true"/>
                <table:data-pilot-member table:name="10302.685" table:display="true" table:show-details="true"/>
                <table:data-pilot-member table:name="10417.991" table:display="true" table:show-details="true"/>
                <table:data-pilot-member table:name="10731.037" table:display="true" table:show-details="true"/>
                <table:data-pilot-member table:name="10734.748" table:display="true" table:show-details="true"/>
                <table:data-pilot-member table:name="10751.168" table:display="true" table:show-details="true"/>
                <table:data-pilot-member table:name="10752.418" table:display="true" table:show-details="true"/>
                <table:data-pilot-member table:name="10755.639" table:display="true" table:show-details="true"/>
                <table:data-pilot-member table:name="10790.816" table:display="true" table:show-details="true"/>
                <table:data-pilot-member table:name="11032.663" table:display="true" table:show-details="true"/>
                <table:data-pilot-member table:name="11285.025" table:display="true" table:show-details="true"/>
                <table:data-pilot-member table:name="11369.893" table:display="true" table:show-details="true"/>
                <table:data-pilot-member table:name="11371.002" table:display="true" table:show-details="true"/>
                <table:data-pilot-member table:name="11400.587" table:display="true" table:show-details="true"/>
                <table:data-pilot-member table:name="11407.133" table:display="true" table:show-details="true"/>
                <table:data-pilot-member table:name="11409.822" table:display="true" table:show-details="true"/>
                <table:data-pilot-member table:name="11411.252" table:display="true" table:show-details="true"/>
                <table:data-pilot-member table:name="11423.574" table:display="true" table:show-details="true"/>
                <table:data-pilot-member table:name="11436.059" table:display="true" table:show-details="true"/>
                <table:data-pilot-member table:name="11459.148" table:display="true" table:show-details="true"/>
                <table:data-pilot-member table:name="11596.418" table:display="true" table:show-details="true"/>
                <table:data-pilot-member table:name="15049.616" table:display="true" table:show-details="true"/>
                <table:data-pilot-member table:name="19205.812" table:display="true" table:show-details="true"/>
                <table:data-pilot-member table:name="23006.486" table:display="true" table:show-details="true"/>
                <table:data-pilot-member table:name="23475.965" table:display="true" table:show-details="true"/>
                <table:data-pilot-member table:name="23651.57" table:display="true" table:show-details="true"/>
                <table:data-pilot-member table:name="23782.315" table:display="true" table:show-details="true"/>
                <table:data-pilot-member table:name="23955.091" table:display="true" table:show-details="true"/>
                <table:data-pilot-member table:name="24002.731" table:display="true" table:show-details="true"/>
                <table:data-pilot-member table:name="24400.9" table:display="true" table:show-details="true"/>
                <table:data-pilot-member table:name="24456.815" table:display="true" table:show-details="true"/>
                <table:data-pilot-member table:name="24708.924" table:display="true" table:show-details="true"/>
                <table:data-pilot-member table:name="26098.898" table:display="true" table:show-details="true"/>
                <table:data-pilot-member table:name="27146.281" table:display="true" table:show-details="true"/>
                <table:data-pilot-member table:name="27549.132" table:display="true" table:show-details="true"/>
                <table:data-pilot-member table:name="27650.32" table:display="true" table:show-details="true"/>
                <table:data-pilot-member table:name="28129.616" table:display="true" table:show-details="true"/>
                <table:data-pilot-member table:name="28393.98" table:display="true" table:show-details="true"/>
                <table:data-pilot-member table:name="29092.024" table:display="true" table:show-details="true"/>
                <table:data-pilot-member table:name="29308.973" table:display="true" table:show-details="true"/>
                <table:data-pilot-member table:name="29718.903" table:display="true" table:show-details="true"/>
                <table:data-pilot-member table:name="29838.024" table:display="true" table:show-details="true"/>
                <table:data-pilot-member table:name="30055.759" table:display="true" table:show-details="true"/>
                <table:data-pilot-member table:name="30098.74" table:display="true" table:show-details="true"/>
                <table:data-pilot-member table:name="30164.562" table:display="true" table:show-details="true"/>
                <table:data-pilot-member table:name="30183.489" table:display="true" table:show-details="true"/>
                <table:data-pilot-member table:name="30196.712" table:display="true" table:show-details="true"/>
                <table:data-pilot-member table:name="30518.09" table:display="true" table:show-details="true"/>
                <table:data-pilot-member table:name="30598.664" table:display="true" table:show-details="true"/>
                <table:data-pilot-member table:name="30705.432" table:display="true" table:show-details="true"/>
                <table:data-pilot-member table:name="30743.188" table:display="true" table:show-details="true"/>
                <table:data-pilot-member table:name="30745.787" table:display="true" table:show-details="true"/>
                <table:data-pilot-member table:name="30779.39" table:display="true" table:show-details="true"/>
                <table:data-pilot-member table:name="31175.16" table:display="true" table:show-details="true"/>
                <table:data-pilot-member table:name="31195.207" table:display="true" table:show-details="true"/>
                <table:data-pilot-member table:name="31248.275" table:display="true" table:show-details="true"/>
                <table:data-pilot-member table:name="31653.061" table:display="true" table:show-details="true"/>
                <table:data-pilot-member table:name="31721.802" table:display="true" table:show-details="true"/>
                <table:data-pilot-member table:name="31754.372" table:display="true" table:show-details="true"/>
                <table:data-pilot-member table:name="31765.046" table:display="true" table:show-details="true"/>
                <table:data-pilot-member table:name="31905.28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13:02:30.5049097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12T13:12:36.002330272</dc:date>
    <meta:editing-duration>PT22M31S</meta:editing-duration>
    <meta:editing-cycles>3</meta:editing-cycles>
    <meta:document-statistic meta:table-count="2" meta:cell-count="6178" meta:object-count="0"/>
  </office:meta>
</office:document-meta>
</file>